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ourier" svg:font-family="Courier" style:font-family-generic="roman" style:font-pitch="variable"/>
    <style:font-face style:name="DejaVu Sans Mono" svg:font-family="'DejaVu Sans Mono'" style:font-family-generic="modern" style:font-pitch="fixed"/>
    <style:font-face style:name="Liberation Mono" svg:font-family="'Liberation Mono'"/>
    <style:font-face style:name="Liberation Mono1"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automatic-styles>
    <style:style style:name="commandLineArgs" style:family="table">
      <style:table-properties style:width="6.9271in" fo:margin-left="0in" table:align="left"/>
    </style:style>
    <style:style style:name="commandLineArgs.A" style:family="table-column">
      <style:table-column-properties style:column-width="1.25in"/>
    </style:style>
    <style:style style:name="commandLineArgs.B" style:family="table-column">
      <style:table-column-properties style:column-width="0.9375in"/>
    </style:style>
    <style:style style:name="commandLineArgs.C" style:family="table-column">
      <style:table-column-properties style:column-width="4.7396in"/>
    </style:style>
    <style:style style:name="commandLineArgs.A1" style:family="table-cell">
      <style:table-cell-properties fo:padding="0.0201in" fo:border-left="0.05pt solid #000000" fo:border-right="none" fo:border-top="0.05pt solid #000000" fo:border-bottom="0.05pt solid #000000" style:writing-mode="page"/>
    </style:style>
    <style:style style:name="commandLineArgs.C1" style:family="table-cell">
      <style:table-cell-properties fo:padding="0.0201in" fo:border="0.05pt solid #000000" style:writing-mode="page"/>
    </style:style>
    <style:style style:name="commandLineArgs.A2" style:family="table-cell">
      <style:table-cell-properties fo:padding="0.0201in" fo:border-left="0.05pt solid #000000" fo:border-right="none" fo:border-top="none" fo:border-bottom="0.05pt solid #000000" style:writing-mode="page"/>
    </style:style>
    <style:style style:name="commandLineArgs.C2" style:family="table-cell">
      <style:table-cell-properties fo:padding="0.0201in" fo:border-left="0.05pt solid #000000" fo:border-right="0.05pt solid #000000" fo:border-top="none" fo:border-bottom="0.05pt solid #000000" style:writing-mode="page"/>
    </style:style>
    <style:style style:name="P1" style:family="paragraph" style:parent-style-name="Text_20_body">
      <style:text-properties officeooo:rsid="001dc413" officeooo:paragraph-rsid="001dc413"/>
    </style:style>
    <style:style style:name="P2" style:family="paragraph" style:parent-style-name="Preformatted_20_Text">
      <style:text-properties officeooo:rsid="001dc413" officeooo:paragraph-rsid="001dc413"/>
    </style:style>
    <style:style style:name="P3" style:family="paragraph" style:parent-style-name="Text_20_body">
      <style:text-properties officeooo:rsid="001e8e80" officeooo:paragraph-rsid="001e8e80"/>
    </style:style>
    <style:style style:name="P4" style:family="paragraph" style:parent-style-name="Text_20_body">
      <style:text-properties officeooo:rsid="002051fe" officeooo:paragraph-rsid="002051fe"/>
    </style:style>
    <style:style style:name="P5" style:family="paragraph" style:parent-style-name="Text_20_body">
      <style:text-properties officeooo:rsid="00278888" officeooo:paragraph-rsid="00278888"/>
    </style:style>
    <style:style style:name="P6" style:family="paragraph" style:parent-style-name="Text_20_body">
      <style:text-properties officeooo:rsid="0027cdf3" officeooo:paragraph-rsid="0027cdf3"/>
    </style:style>
    <style:style style:name="P7" style:family="paragraph" style:parent-style-name="Preformatted_20_Text">
      <style:text-properties officeooo:rsid="0027cdf3" officeooo:paragraph-rsid="0027cdf3"/>
    </style:style>
    <style:style style:name="P8" style:family="paragraph" style:parent-style-name="Text_20_body">
      <style:text-properties officeooo:rsid="0027cdf3" officeooo:paragraph-rsid="00ca0d2c"/>
    </style:style>
    <style:style style:name="P9" style:family="paragraph" style:parent-style-name="Text_20_body">
      <style:text-properties officeooo:rsid="002bcced" officeooo:paragraph-rsid="002bcced"/>
    </style:style>
    <style:style style:name="P10" style:family="paragraph" style:parent-style-name="Preformatted_20_Text">
      <style:text-properties officeooo:rsid="002bcced" officeooo:paragraph-rsid="002bcced"/>
    </style:style>
    <style:style style:name="P11" style:family="paragraph" style:parent-style-name="Text_20_body">
      <style:text-properties fo:font-style="italic" officeooo:rsid="00dd3c68" officeooo:paragraph-rsid="00dd3c68" style:font-style-asian="italic" style:font-style-complex="italic"/>
    </style:style>
    <style:style style:name="P12" style:family="paragraph" style:parent-style-name="Text_20_body">
      <style:text-properties fo:font-style="italic" officeooo:rsid="00de46b7" officeooo:paragraph-rsid="00de46b7" style:font-style-asian="italic" style:font-style-complex="italic"/>
    </style:style>
    <style:style style:name="P13" style:family="paragraph" style:parent-style-name="Text_20_body">
      <style:text-properties fo:font-style="italic" officeooo:rsid="00a3fa5c" officeooo:paragraph-rsid="03e7a79c" style:font-style-asian="italic" style:font-style-complex="italic"/>
    </style:style>
    <style:style style:name="P14" style:family="paragraph" style:parent-style-name="Text_20_body">
      <style:text-properties fo:font-style="italic" fo:font-weight="bold" officeooo:rsid="00cc59ea" officeooo:paragraph-rsid="00cc59ea" style:font-style-asian="italic" style:font-weight-asian="bold" style:font-style-complex="italic" style:font-weight-complex="bold"/>
    </style:style>
    <style:style style:name="P15" style:family="paragraph" style:parent-style-name="Text_20_body">
      <style:text-properties fo:font-style="italic" fo:font-weight="bold" officeooo:rsid="00d0ec31" officeooo:paragraph-rsid="00d0ec31" style:font-style-asian="italic" style:font-weight-asian="bold" style:font-style-complex="italic" style:font-weight-complex="bold"/>
    </style:style>
    <style:style style:name="P16" style:family="paragraph" style:parent-style-name="Text_20_body">
      <style:text-properties fo:font-style="italic" fo:font-weight="bold" officeooo:rsid="01100d58" officeooo:paragraph-rsid="010e8cb6" style:font-style-asian="italic" style:font-weight-asian="bold" style:font-style-complex="italic" style:font-weight-complex="bold"/>
    </style:style>
    <style:style style:name="P17" style:family="paragraph" style:parent-style-name="Standard">
      <style:text-properties fo:font-style="italic" fo:font-weight="bold" officeooo:rsid="007abaec" officeooo:paragraph-rsid="007abaec" style:font-style-asian="italic" style:font-weight-asian="bold" style:font-style-complex="italic" style:font-weight-complex="bold"/>
    </style:style>
    <style:style style:name="P18" style:family="paragraph" style:parent-style-name="Standard">
      <style:text-properties fo:font-style="italic" fo:font-weight="bold" officeooo:rsid="01126296" officeooo:paragraph-rsid="01126296" style:font-style-asian="italic" style:font-weight-asian="bold" style:font-style-complex="italic" style:font-weight-complex="bold"/>
    </style:style>
    <style:style style:name="P19" style:family="paragraph" style:parent-style-name="Text_20_body">
      <style:text-properties officeooo:rsid="00389d13" officeooo:paragraph-rsid="00389d13"/>
    </style:style>
    <style:style style:name="P20" style:family="paragraph" style:parent-style-name="Text_20_body">
      <style:text-properties officeooo:rsid="0048db8a" officeooo:paragraph-rsid="0048db8a"/>
    </style:style>
    <style:style style:name="P21" style:family="paragraph" style:parent-style-name="Text_20_body">
      <style:text-properties officeooo:rsid="004b844b" officeooo:paragraph-rsid="004b844b"/>
    </style:style>
    <style:style style:name="P22" style:family="paragraph" style:parent-style-name="Text_20_body">
      <style:text-properties officeooo:rsid="004de9a5" officeooo:paragraph-rsid="004de9a5"/>
    </style:style>
    <style:style style:name="P23" style:family="paragraph" style:parent-style-name="Text_20_body">
      <style:text-properties officeooo:paragraph-rsid="0052c271"/>
    </style:style>
    <style:style style:name="P24" style:family="paragraph" style:parent-style-name="Text_20_body">
      <style:text-properties officeooo:rsid="005925b0" officeooo:paragraph-rsid="005925b0"/>
    </style:style>
    <style:style style:name="P25" style:family="paragraph" style:parent-style-name="Text_20_body">
      <style:text-properties fo:font-style="normal" officeooo:rsid="004d3dcc" officeooo:paragraph-rsid="0052c271" style:font-style-asian="normal" style:font-style-complex="normal"/>
    </style:style>
    <style:style style:name="P26" style:family="paragraph" style:parent-style-name="Text_20_body">
      <style:text-properties fo:font-style="normal" officeooo:rsid="00989354" officeooo:paragraph-rsid="00989354" style:font-style-asian="normal" style:font-style-complex="normal"/>
    </style:style>
    <style:style style:name="P27" style:family="paragraph" style:parent-style-name="Text_20_body">
      <style:text-properties fo:font-style="normal" officeooo:rsid="00a92964" officeooo:paragraph-rsid="00a92964" style:font-style-asian="normal" style:font-style-complex="normal"/>
    </style:style>
    <style:style style:name="P28" style:family="paragraph" style:parent-style-name="Text_20_body">
      <style:text-properties fo:font-style="normal" officeooo:rsid="00ab4ab0" officeooo:paragraph-rsid="00ac5888" style:font-style-asian="normal" style:font-style-complex="normal"/>
    </style:style>
    <style:style style:name="P29" style:family="paragraph" style:parent-style-name="Text_20_body">
      <style:text-properties fo:font-style="normal" officeooo:rsid="00bcce0e" officeooo:paragraph-rsid="00bcce0e" style:font-style-asian="normal" style:font-style-complex="normal"/>
    </style:style>
    <style:style style:name="P30" style:family="paragraph" style:parent-style-name="Text_20_body">
      <style:text-properties fo:font-style="normal" officeooo:rsid="00cbda9c" officeooo:paragraph-rsid="00cbda9c" style:font-style-asian="normal" style:font-style-complex="normal"/>
    </style:style>
    <style:style style:name="P31" style:family="paragraph" style:parent-style-name="Text_20_body">
      <style:text-properties fo:font-style="normal" officeooo:rsid="00d0d51f" officeooo:paragraph-rsid="00d0d51f" style:font-style-asian="normal" style:font-style-complex="normal"/>
    </style:style>
    <style:style style:name="P32" style:family="paragraph" style:parent-style-name="Text_20_body">
      <style:text-properties fo:font-style="normal" officeooo:rsid="00d52529" officeooo:paragraph-rsid="00d52529" style:font-style-asian="normal" style:font-style-complex="normal"/>
    </style:style>
    <style:style style:name="P33" style:family="paragraph" style:parent-style-name="Text_20_body">
      <style:text-properties fo:font-style="normal" officeooo:rsid="00ca0d2c" officeooo:paragraph-rsid="00ca0d2c" style:font-style-asian="normal" style:font-style-complex="normal"/>
    </style:style>
    <style:style style:name="P34" style:family="paragraph" style:parent-style-name="Text_20_body">
      <style:text-properties fo:font-style="normal" officeooo:rsid="00e75aa1" officeooo:paragraph-rsid="00e75aa1" style:font-style-asian="normal" style:font-style-complex="normal"/>
    </style:style>
    <style:style style:name="P35" style:family="paragraph" style:parent-style-name="Text_20_body">
      <style:text-properties fo:font-style="normal" officeooo:rsid="01d661e1" officeooo:paragraph-rsid="01d661e1" style:font-style-asian="normal" style:font-style-complex="normal"/>
    </style:style>
    <style:style style:name="P36" style:family="paragraph" style:parent-style-name="Text_20_body">
      <style:text-properties fo:font-style="normal" officeooo:rsid="03d3aa64" officeooo:paragraph-rsid="03d3aa64" style:font-style-asian="normal" style:font-style-complex="normal"/>
    </style:style>
    <style:style style:name="P37" style:family="paragraph" style:parent-style-name="Text_20_body">
      <style:text-properties fo:font-style="normal" officeooo:rsid="03d57df6" officeooo:paragraph-rsid="03d57df6" style:font-style-asian="normal" style:font-style-complex="normal"/>
    </style:style>
    <style:style style:name="P38" style:family="paragraph" style:parent-style-name="Text_20_body">
      <style:text-properties fo:font-style="normal" officeooo:rsid="03de8993" officeooo:paragraph-rsid="03de8993" style:font-style-asian="normal" style:font-style-complex="normal"/>
    </style:style>
    <style:style style:name="P39" style:family="paragraph" style:parent-style-name="Text_20_body">
      <style:text-properties fo:font-style="normal" officeooo:rsid="03ea2ded" officeooo:paragraph-rsid="03ea2ded" style:font-style-asian="normal" style:font-style-complex="normal"/>
    </style:style>
    <style:style style:name="P40" style:family="paragraph" style:parent-style-name="Text_20_body">
      <style:text-properties fo:font-style="normal" officeooo:rsid="03ed6f5e" officeooo:paragraph-rsid="03ed6f5e" style:font-style-asian="normal" style:font-style-complex="normal"/>
    </style:style>
    <style:style style:name="P41" style:family="paragraph" style:parent-style-name="Text_20_body">
      <style:text-properties fo:font-style="normal" officeooo:rsid="00c77751" officeooo:paragraph-rsid="03f311c3" style:font-style-asian="normal" style:font-style-complex="normal"/>
    </style:style>
    <style:style style:name="P42" style:family="paragraph" style:parent-style-name="Text_20_body">
      <style:text-properties fo:font-style="normal" officeooo:rsid="03f311c3" officeooo:paragraph-rsid="03f311c3" style:font-style-asian="normal" style:font-style-complex="normal"/>
    </style:style>
    <style:style style:name="P43" style:family="paragraph" style:parent-style-name="Text_20_body">
      <style:text-properties fo:font-style="normal" officeooo:rsid="00c32952" officeooo:paragraph-rsid="00c32952" style:font-style-asian="normal" style:font-style-complex="normal"/>
    </style:style>
    <style:style style:name="P44" style:family="paragraph" style:parent-style-name="Preformatted_20_Text">
      <style:text-properties fo:font-style="normal" officeooo:rsid="00a94ec5" style:font-style-asian="normal" style:font-style-complex="normal"/>
    </style:style>
    <style:style style:name="P45" style:family="paragraph" style:parent-style-name="Standard">
      <style:text-properties fo:font-style="normal" officeooo:rsid="01cd6e28" officeooo:paragraph-rsid="01cd6e28" style:font-style-asian="normal" style:font-style-complex="normal"/>
    </style:style>
    <style:style style:name="P46" style:family="paragraph" style:parent-style-name="Text_20_body">
      <style:text-properties fo:font-style="normal" fo:font-weight="normal" officeooo:rsid="00d941e2" officeooo:paragraph-rsid="00d941e2" style:font-style-asian="normal" style:font-weight-asian="normal" style:font-style-complex="normal" style:font-weight-complex="normal"/>
    </style:style>
    <style:style style:name="P47" style:family="paragraph" style:parent-style-name="Text_20_body">
      <style:text-properties fo:font-style="normal" fo:font-weight="normal" officeooo:rsid="00cc1554" officeooo:paragraph-rsid="00cc1554" style:font-style-asian="normal" style:font-weight-asian="normal" style:font-style-complex="normal" style:font-weight-complex="normal"/>
    </style:style>
    <style:style style:name="P48" style:family="paragraph" style:parent-style-name="Text_20_body">
      <style:text-properties fo:font-style="normal" fo:font-weight="normal" officeooo:rsid="01131987" officeooo:paragraph-rsid="01131987" style:font-style-asian="normal" style:font-weight-asian="normal" style:font-style-complex="normal" style:font-weight-complex="normal"/>
    </style:style>
    <style:style style:name="P49" style:family="paragraph" style:parent-style-name="Text_20_body">
      <style:text-properties fo:font-style="normal" fo:font-weight="normal" officeooo:rsid="02bc15c9" officeooo:paragraph-rsid="02bc15c9" style:font-style-asian="normal" style:font-weight-asian="normal" style:font-style-complex="normal" style:font-weight-complex="normal"/>
    </style:style>
    <style:style style:name="P50" style:family="paragraph" style:parent-style-name="Text_20_body">
      <style:text-properties fo:font-style="normal" fo:font-weight="normal" officeooo:rsid="03f311c3" officeooo:paragraph-rsid="03f311c3" style:font-style-asian="normal" style:font-weight-asian="normal" style:font-style-complex="normal" style:font-weight-complex="normal"/>
    </style:style>
    <style:style style:name="P51" style:family="paragraph" style:parent-style-name="Text_20_body">
      <style:text-properties fo:font-style="normal" fo:font-weight="normal" officeooo:rsid="004de9a5" officeooo:paragraph-rsid="004de9a5" style:font-style-asian="normal" style:font-weight-asian="normal" style:font-style-complex="normal" style:font-weight-complex="normal"/>
    </style:style>
    <style:style style:name="P52" style:family="paragraph" style:parent-style-name="Text_20_body">
      <style:text-properties fo:font-style="normal" fo:font-weight="normal" officeooo:rsid="03ffa642" officeooo:paragraph-rsid="03ffa642" style:font-style-asian="normal" style:font-weight-asian="normal" style:font-style-complex="normal" style:font-weight-complex="normal"/>
    </style:style>
    <style:style style:name="P53" style:family="paragraph" style:parent-style-name="Standard">
      <style:text-properties fo:font-style="normal" fo:font-weight="normal" officeooo:rsid="003a7f2b" officeooo:paragraph-rsid="003a7f2b" style:font-style-asian="normal" style:font-weight-asian="normal" style:font-style-complex="normal" style:font-weight-complex="normal"/>
    </style:style>
    <style:style style:name="P54" style:family="paragraph" style:parent-style-name="Standard">
      <style:text-properties fo:font-style="normal" fo:font-weight="normal" officeooo:rsid="002bcced" officeooo:paragraph-rsid="003a7f2b" style:font-style-asian="normal" style:font-weight-asian="normal" style:font-style-complex="normal" style:font-weight-complex="normal"/>
    </style:style>
    <style:style style:name="P55" style:family="paragraph" style:parent-style-name="Standard">
      <style:text-properties fo:font-style="normal" fo:font-weight="normal" officeooo:rsid="002bcced" officeooo:paragraph-rsid="002bcced" style:font-style-asian="normal" style:font-weight-asian="normal" style:font-style-complex="normal" style:font-weight-complex="normal"/>
    </style:style>
    <style:style style:name="P56" style:family="paragraph" style:parent-style-name="Standard">
      <style:text-properties fo:font-style="normal" fo:font-weight="normal" officeooo:paragraph-rsid="003a7f2b" style:font-style-asian="normal" style:font-weight-asian="normal" style:font-style-complex="normal" style:font-weight-complex="normal"/>
    </style:style>
    <style:style style:name="P57" style:family="paragraph" style:parent-style-name="Standard">
      <style:text-properties fo:font-style="normal" fo:font-weight="normal" officeooo:rsid="007abaec" officeooo:paragraph-rsid="007abaec" style:font-style-asian="normal" style:font-weight-asian="normal" style:font-style-complex="normal" style:font-weight-complex="normal"/>
    </style:style>
    <style:style style:name="P58" style:family="paragraph" style:parent-style-name="Standard">
      <style:text-properties fo:font-style="normal" fo:font-weight="normal" officeooo:rsid="00a77051" officeooo:paragraph-rsid="002bcced" style:font-style-asian="normal" style:font-weight-asian="normal" style:font-style-complex="normal" style:font-weight-complex="normal"/>
    </style:style>
    <style:style style:name="P59" style:family="paragraph" style:parent-style-name="Standard">
      <style:text-properties fo:font-style="normal" fo:font-weight="normal" officeooo:rsid="01126296" officeooo:paragraph-rsid="01126296" style:font-style-asian="normal" style:font-weight-asian="normal" style:font-style-complex="normal" style:font-weight-complex="normal"/>
    </style:style>
    <style:style style:name="P60" style:family="paragraph" style:parent-style-name="Text_20_body">
      <style:text-properties fo:font-style="normal" style:text-underline-style="none" fo:font-weight="normal" officeooo:rsid="03ed6f5e" officeooo:paragraph-rsid="03ed6f5e" style:font-style-asian="normal" style:font-weight-asian="normal" style:font-style-complex="normal" style:font-weight-complex="normal"/>
    </style:style>
    <style:style style:name="P61" style:family="paragraph" style:parent-style-name="Text_20_body">
      <style:text-properties officeooo:rsid="006401b5" officeooo:paragraph-rsid="006401b5"/>
    </style:style>
    <style:style style:name="P62" style:family="paragraph" style:parent-style-name="Text_20_body">
      <style:text-properties officeooo:rsid="0064a053" officeooo:paragraph-rsid="0064a053"/>
    </style:style>
    <style:style style:name="P63" style:family="paragraph" style:parent-style-name="Text_20_body">
      <style:text-properties officeooo:rsid="00674bf4" officeooo:paragraph-rsid="00674bf4"/>
    </style:style>
    <style:style style:name="P64" style:family="paragraph" style:parent-style-name="Text_20_body">
      <style:text-properties officeooo:rsid="0069770f" officeooo:paragraph-rsid="0069770f"/>
    </style:style>
    <style:style style:name="P65" style:family="paragraph" style:parent-style-name="Text_20_body">
      <style:text-properties officeooo:rsid="008b6c5e" officeooo:paragraph-rsid="008b6c5e"/>
    </style:style>
    <style:style style:name="P66" style:family="paragraph" style:parent-style-name="Text_20_body">
      <style:text-properties officeooo:rsid="0092920b" officeooo:paragraph-rsid="0092920b"/>
    </style:style>
    <style:style style:name="P67" style:family="paragraph" style:parent-style-name="Preformatted_20_Text">
      <style:text-properties officeooo:rsid="0092920b" officeooo:paragraph-rsid="0092920b"/>
    </style:style>
    <style:style style:name="P68" style:family="paragraph" style:parent-style-name="Text_20_body">
      <style:text-properties officeooo:rsid="00989354" officeooo:paragraph-rsid="00989354"/>
    </style:style>
    <style:style style:name="P69" style:family="paragraph" style:parent-style-name="Text_20_body">
      <style:text-properties officeooo:rsid="009feecd" officeooo:paragraph-rsid="009feecd"/>
    </style:style>
    <style:style style:name="P70" style:family="paragraph" style:parent-style-name="Text_20_body">
      <style:text-properties officeooo:rsid="00a283c3" officeooo:paragraph-rsid="00a283c3"/>
    </style:style>
    <style:style style:name="P71" style:family="paragraph" style:parent-style-name="Text_20_body">
      <style:text-properties officeooo:rsid="00a92964" officeooo:paragraph-rsid="00a92964"/>
    </style:style>
    <style:style style:name="P72" style:family="paragraph" style:parent-style-name="Text_20_body">
      <style:text-properties officeooo:rsid="00aacc78" officeooo:paragraph-rsid="00aacc78"/>
    </style:style>
    <style:style style:name="P73" style:family="paragraph" style:parent-style-name="Text_20_body">
      <style:text-properties officeooo:rsid="00ab4ab0" officeooo:paragraph-rsid="00ab4ab0"/>
    </style:style>
    <style:style style:name="P74" style:family="paragraph" style:parent-style-name="Text_20_body">
      <style:text-properties officeooo:rsid="00ab4ab0" officeooo:paragraph-rsid="00ac5888"/>
    </style:style>
    <style:style style:name="P75" style:family="paragraph" style:parent-style-name="Text_20_body">
      <style:text-properties officeooo:rsid="00ad720f" officeooo:paragraph-rsid="00ad720f"/>
    </style:style>
    <style:style style:name="P76" style:family="paragraph" style:parent-style-name="Text_20_body">
      <style:text-properties officeooo:paragraph-rsid="00aff2fa"/>
    </style:style>
    <style:style style:name="P77" style:family="paragraph" style:parent-style-name="Text_20_body">
      <style:text-properties officeooo:rsid="005e998e" officeooo:paragraph-rsid="005e998e"/>
    </style:style>
    <style:style style:name="P78" style:family="paragraph" style:parent-style-name="Text_20_body">
      <style:text-properties officeooo:rsid="00b6e0a7" officeooo:paragraph-rsid="00b6e0a7"/>
    </style:style>
    <style:style style:name="P79" style:family="paragraph" style:parent-style-name="Text_20_body">
      <style:text-properties officeooo:rsid="00c32952" officeooo:paragraph-rsid="00c32952"/>
    </style:style>
    <style:style style:name="P80" style:family="paragraph" style:parent-style-name="Text_20_body">
      <style:text-properties officeooo:rsid="00c4e026" officeooo:paragraph-rsid="00c4e026"/>
    </style:style>
    <style:style style:name="P81" style:family="paragraph" style:parent-style-name="Preformatted_20_Text">
      <style:text-properties officeooo:rsid="00c4e026" officeooo:paragraph-rsid="00c4e026"/>
    </style:style>
    <style:style style:name="P82" style:family="paragraph" style:parent-style-name="Text_20_body">
      <style:text-properties officeooo:rsid="00c5b75a" officeooo:paragraph-rsid="00c5b75a"/>
    </style:style>
    <style:style style:name="P83" style:family="paragraph" style:parent-style-name="Heading">
      <style:text-properties officeooo:rsid="00c5b75a" officeooo:paragraph-rsid="00c5b75a"/>
    </style:style>
    <style:style style:name="P84" style:family="paragraph" style:parent-style-name="Text_20_body">
      <style:text-properties officeooo:rsid="00c77751" officeooo:paragraph-rsid="00c77751"/>
    </style:style>
    <style:style style:name="P85" style:family="paragraph" style:parent-style-name="Text_20_body">
      <style:text-properties officeooo:rsid="00c850b3" officeooo:paragraph-rsid="00c850b3"/>
    </style:style>
    <style:style style:name="P86" style:family="paragraph" style:parent-style-name="Preformatted_20_Text">
      <style:text-properties officeooo:rsid="00c850b3" officeooo:paragraph-rsid="00c850b3"/>
    </style:style>
    <style:style style:name="P87" style:family="paragraph" style:parent-style-name="Text_20_body">
      <style:text-properties officeooo:rsid="00ca0d2c" officeooo:paragraph-rsid="00ca0d2c"/>
    </style:style>
    <style:style style:name="P88" style:family="paragraph" style:parent-style-name="Text_20_body">
      <style:text-properties officeooo:rsid="00cbda9c" officeooo:paragraph-rsid="00cbda9c"/>
    </style:style>
    <style:style style:name="P89" style:family="paragraph" style:parent-style-name="Text_20_body">
      <style:text-properties officeooo:rsid="00cccf5a" officeooo:paragraph-rsid="00cccf5a"/>
    </style:style>
    <style:style style:name="P90" style:family="paragraph" style:parent-style-name="Text_20_body">
      <style:text-properties officeooo:rsid="00cf33be" officeooo:paragraph-rsid="00cf33be"/>
    </style:style>
    <style:style style:name="P91" style:family="paragraph" style:parent-style-name="Text_20_body">
      <style:text-properties fo:font-weight="normal" officeooo:rsid="00a5b9ee" officeooo:paragraph-rsid="00ca0d2c" style:font-weight-asian="normal" style:font-weight-complex="normal"/>
    </style:style>
    <style:style style:name="P92" style:family="paragraph" style:parent-style-name="Text_20_body">
      <style:text-properties fo:font-weight="normal" officeooo:rsid="02c0b149" officeooo:paragraph-rsid="03e71b2d" style:font-weight-asian="normal" style:font-weight-complex="normal"/>
    </style:style>
    <style:style style:name="P93" style:family="paragraph" style:parent-style-name="Text_20_body">
      <style:text-properties fo:font-weight="normal" officeooo:rsid="03ffa642" officeooo:paragraph-rsid="03ffa642" style:font-weight-asian="normal" style:font-weight-complex="normal"/>
    </style:style>
    <style:style style:name="P94" style:family="paragraph" style:parent-style-name="Preformatted_20_Text">
      <style:text-properties fo:font-weight="normal" style:font-weight-asian="normal" style:font-weight-complex="normal"/>
    </style:style>
    <style:style style:name="P95" style:family="paragraph" style:parent-style-name="Text_20_body">
      <style:text-properties officeooo:rsid="00e75aa1" officeooo:paragraph-rsid="00e75aa1"/>
    </style:style>
    <style:style style:name="P96" style:family="paragraph" style:parent-style-name="Text_20_body">
      <style:text-properties officeooo:paragraph-rsid="00e75aa1"/>
    </style:style>
    <style:style style:name="P97" style:family="paragraph" style:parent-style-name="Text_20_body">
      <style:text-properties officeooo:rsid="01103a41" officeooo:paragraph-rsid="010e8cb6"/>
    </style:style>
    <style:style style:name="P98" style:family="paragraph" style:parent-style-name="Text_20_body">
      <style:text-properties officeooo:rsid="010bcaea" officeooo:paragraph-rsid="010e8cb6"/>
    </style:style>
    <style:style style:name="P99" style:family="paragraph" style:parent-style-name="Text_20_body">
      <style:text-properties officeooo:rsid="010c8c99" officeooo:paragraph-rsid="010e8cb6"/>
    </style:style>
    <style:style style:name="P100" style:family="paragraph" style:parent-style-name="Text_20_body">
      <style:text-properties officeooo:rsid="010e4345" officeooo:paragraph-rsid="010e8cb6"/>
    </style:style>
    <style:style style:name="P101" style:family="paragraph" style:parent-style-name="Standard">
      <style:text-properties officeooo:rsid="010e4345" officeooo:paragraph-rsid="010e8cb6"/>
    </style:style>
    <style:style style:name="P102" style:family="paragraph" style:parent-style-name="Text_20_body">
      <style:text-properties officeooo:rsid="01100d58" officeooo:paragraph-rsid="010e8cb6"/>
    </style:style>
    <style:style style:name="P103" style:family="paragraph" style:parent-style-name="Text_20_body">
      <style:text-properties officeooo:paragraph-rsid="010e8cb6"/>
    </style:style>
    <style:style style:name="P104" style:family="paragraph" style:parent-style-name="Preformatted_20_Text">
      <style:text-properties officeooo:paragraph-rsid="010e8cb6"/>
    </style:style>
    <style:style style:name="P105" style:family="paragraph" style:parent-style-name="Standard">
      <style:text-properties officeooo:paragraph-rsid="010e8cb6"/>
    </style:style>
    <style:style style:name="P106" style:family="paragraph" style:parent-style-name="Text_20_body">
      <style:text-properties officeooo:paragraph-rsid="010f3b0e"/>
    </style:style>
    <style:style style:name="P107" style:family="paragraph" style:parent-style-name="Text_20_body">
      <style:text-properties fo:font-weight="bold" officeooo:rsid="010f3b0e" officeooo:paragraph-rsid="010f3b0e" style:font-weight-asian="bold" style:font-weight-complex="bold"/>
    </style:style>
    <style:style style:name="P108" style:family="paragraph" style:parent-style-name="Text_20_body">
      <style:text-properties fo:font-weight="bold" officeooo:rsid="03ad46b3" officeooo:paragraph-rsid="03ad46b3" style:font-weight-asian="bold" style:font-weight-complex="bold"/>
    </style:style>
    <style:style style:name="P109" style:family="paragraph" style:parent-style-name="Text_20_body">
      <style:text-properties fo:font-weight="bold" officeooo:rsid="03ffa642" officeooo:paragraph-rsid="03ffa642" style:font-weight-asian="bold" style:font-weight-complex="bold"/>
    </style:style>
    <style:style style:name="P110" style:family="paragraph" style:parent-style-name="Preformatted_20_Text">
      <style:text-properties fo:font-weight="bold" style:font-weight-asian="bold" style:font-weight-complex="bold"/>
    </style:style>
    <style:style style:name="P111" style:family="paragraph" style:parent-style-name="Standard">
      <style:text-properties fo:font-weight="bold" style:font-weight-asian="bold" style:font-weight-complex="bold"/>
    </style:style>
    <style:style style:name="P112" style:family="paragraph" style:parent-style-name="Standard">
      <style:text-properties fo:font-weight="bold" officeooo:rsid="01dda5b3" officeooo:paragraph-rsid="01dda5b3" style:font-weight-asian="bold" style:font-weight-complex="bold"/>
    </style:style>
    <style:style style:name="P113" style:family="paragraph" style:parent-style-name="Table_20_Contents">
      <style:paragraph-properties fo:text-align="center" style:justify-single-word="false"/>
      <style:text-properties fo:font-weight="bold" officeooo:rsid="0400b280" officeooo:paragraph-rsid="0400b280" style:font-weight-asian="bold" style:font-weight-complex="bold"/>
    </style:style>
    <style:style style:name="P114" style:family="paragraph" style:parent-style-name="Text_20_body">
      <style:text-properties officeooo:rsid="01126296" officeooo:paragraph-rsid="01126296"/>
    </style:style>
    <style:style style:name="P115" style:family="paragraph" style:parent-style-name="Text_20_body">
      <style:text-properties officeooo:rsid="01131987" officeooo:paragraph-rsid="01126296"/>
    </style:style>
    <style:style style:name="P116" style:family="paragraph" style:parent-style-name="Text_20_body">
      <style:text-properties officeooo:paragraph-rsid="01131987"/>
    </style:style>
    <style:style style:name="P117" style:family="paragraph" style:parent-style-name="Text_20_body">
      <style:text-properties officeooo:paragraph-rsid="011521ae"/>
    </style:style>
    <style:style style:name="P118" style:family="paragraph" style:parent-style-name="Text_20_body">
      <style:text-properties officeooo:rsid="0062dff0" officeooo:paragraph-rsid="0062dff0"/>
    </style:style>
    <style:style style:name="P119" style:family="paragraph" style:parent-style-name="Text_20_body">
      <style:text-properties officeooo:rsid="0062dff0" officeooo:paragraph-rsid="006401b5"/>
    </style:style>
    <style:style style:name="P120" style:family="paragraph" style:parent-style-name="Text_20_body">
      <style:text-properties officeooo:rsid="0116838a" officeooo:paragraph-rsid="0116838a"/>
    </style:style>
    <style:style style:name="P121" style:family="paragraph" style:parent-style-name="Text_20_body">
      <style:text-properties officeooo:rsid="0116838a" officeooo:paragraph-rsid="01dbdda0"/>
    </style:style>
    <style:style style:name="P122" style:family="paragraph" style:parent-style-name="Text_20_body">
      <style:text-properties officeooo:rsid="0117a9af" officeooo:paragraph-rsid="0117a9af"/>
    </style:style>
    <style:style style:name="P123" style:family="paragraph" style:parent-style-name="Text_20_body">
      <style:text-properties officeooo:rsid="011a526c" officeooo:paragraph-rsid="011a526c"/>
    </style:style>
    <style:style style:name="P124" style:family="paragraph" style:parent-style-name="Text_20_body">
      <style:text-properties officeooo:rsid="01c643f2" officeooo:paragraph-rsid="01cd6e28"/>
    </style:style>
    <style:style style:name="P125" style:family="paragraph" style:parent-style-name="Text_20_body">
      <style:text-properties officeooo:rsid="01caba7c" officeooo:paragraph-rsid="01cd6e28"/>
    </style:style>
    <style:style style:name="P126" style:family="paragraph" style:parent-style-name="Heading">
      <style:text-properties officeooo:rsid="01caba7c" officeooo:paragraph-rsid="01cd6e28"/>
    </style:style>
    <style:style style:name="P127" style:family="paragraph" style:parent-style-name="Text_20_body">
      <style:text-properties officeooo:rsid="01cb665e" officeooo:paragraph-rsid="01cd6e28"/>
    </style:style>
    <style:style style:name="P128" style:family="paragraph" style:parent-style-name="Text_20_body">
      <style:text-properties officeooo:paragraph-rsid="01cd6e28"/>
    </style:style>
    <style:style style:name="P129" style:family="paragraph" style:parent-style-name="Preformatted_20_Text">
      <style:text-properties officeooo:paragraph-rsid="01cd6e28"/>
    </style:style>
    <style:style style:name="P130" style:family="paragraph" style:parent-style-name="Standard">
      <style:text-properties officeooo:paragraph-rsid="01cd6e28"/>
    </style:style>
    <style:style style:name="P131" style:family="paragraph" style:parent-style-name="Heading">
      <style:text-properties officeooo:paragraph-rsid="01cd6e28"/>
    </style:style>
    <style:style style:name="P132" style:family="paragraph" style:parent-style-name="Text_20_body">
      <style:text-properties officeooo:rsid="01d1fdca" officeooo:paragraph-rsid="01d1fdca"/>
    </style:style>
    <style:style style:name="P133" style:family="paragraph" style:parent-style-name="Standard">
      <style:text-properties officeooo:rsid="01d1fdca" officeooo:paragraph-rsid="01d1fdca"/>
    </style:style>
    <style:style style:name="P134" style:family="paragraph" style:parent-style-name="Text_20_body">
      <style:text-properties officeooo:rsid="01d661e1" officeooo:paragraph-rsid="01d661e1"/>
    </style:style>
    <style:style style:name="P135" style:family="paragraph" style:parent-style-name="Text_20_body">
      <style:text-properties officeooo:rsid="01d73908" officeooo:paragraph-rsid="01d73908"/>
    </style:style>
    <style:style style:name="P136" style:family="paragraph" style:parent-style-name="Text_20_body">
      <style:text-properties officeooo:rsid="01da5e4c" officeooo:paragraph-rsid="01da5e4c"/>
    </style:style>
    <style:style style:name="P137" style:family="paragraph" style:parent-style-name="Text_20_body">
      <style:text-properties officeooo:paragraph-rsid="01193627"/>
    </style:style>
    <style:style style:name="P138" style:family="paragraph" style:parent-style-name="Text_20_body">
      <style:text-properties officeooo:rsid="01dbdda0" officeooo:paragraph-rsid="01dbdda0"/>
    </style:style>
    <style:style style:name="P139" style:family="paragraph" style:parent-style-name="Text_20_body">
      <style:text-properties officeooo:rsid="01de7790" officeooo:paragraph-rsid="01de7790"/>
    </style:style>
    <style:style style:name="P140" style:family="paragraph" style:parent-style-name="Heading">
      <style:text-properties officeooo:rsid="01de7790" officeooo:paragraph-rsid="01de7790"/>
    </style:style>
    <style:style style:name="P141" style:family="paragraph" style:parent-style-name="Text_20_body">
      <style:text-properties officeooo:paragraph-rsid="01de7790"/>
    </style:style>
    <style:style style:name="P142" style:family="paragraph" style:parent-style-name="Heading">
      <style:text-properties officeooo:paragraph-rsid="01de7790"/>
    </style:style>
    <style:style style:name="P143" style:family="paragraph" style:parent-style-name="Text_20_body">
      <style:text-properties officeooo:rsid="01e05241" officeooo:paragraph-rsid="01e05241"/>
    </style:style>
    <style:style style:name="P144" style:family="paragraph" style:parent-style-name="Preformatted_20_Text">
      <style:text-properties officeooo:rsid="01e05241" officeooo:paragraph-rsid="01e05241"/>
    </style:style>
    <style:style style:name="P145" style:family="paragraph" style:parent-style-name="Text_20_body">
      <style:text-properties officeooo:rsid="01e05241" officeooo:paragraph-rsid="03e7a79c"/>
    </style:style>
    <style:style style:name="P146" style:family="paragraph" style:parent-style-name="Text_20_body">
      <style:text-properties officeooo:rsid="01e32460" officeooo:paragraph-rsid="01e32460"/>
    </style:style>
    <style:style style:name="P147" style:family="paragraph" style:parent-style-name="Text_20_body">
      <style:text-properties officeooo:rsid="02c1b43e" officeooo:paragraph-rsid="02c1b43e"/>
    </style:style>
    <style:style style:name="P148" style:family="paragraph" style:parent-style-name="Text_20_body">
      <style:text-properties officeooo:rsid="01d3af62" officeooo:paragraph-rsid="01d3af62"/>
    </style:style>
    <style:style style:name="P149" style:family="paragraph" style:parent-style-name="Text_20_body">
      <style:text-properties officeooo:paragraph-rsid="02bc15c9"/>
    </style:style>
    <style:style style:name="P150" style:family="paragraph" style:parent-style-name="Text_20_body">
      <style:text-properties officeooo:rsid="03ad46b3" officeooo:paragraph-rsid="03ad46b3"/>
    </style:style>
    <style:style style:name="P151" style:family="paragraph" style:parent-style-name="Preformatted_20_Text">
      <style:text-properties officeooo:rsid="03ad46b3" officeooo:paragraph-rsid="03ad46b3"/>
    </style:style>
    <style:style style:name="P152" style:family="paragraph" style:parent-style-name="Text_20_body">
      <style:text-properties officeooo:rsid="03b2afe8" officeooo:paragraph-rsid="03b2afe8"/>
    </style:style>
    <style:style style:name="P153" style:family="paragraph" style:parent-style-name="Heading">
      <style:text-properties officeooo:rsid="03b2afe8" officeooo:paragraph-rsid="03b2afe8"/>
    </style:style>
    <style:style style:name="P154" style:family="paragraph" style:parent-style-name="Text_20_body">
      <style:text-properties officeooo:rsid="001c18ac" officeooo:paragraph-rsid="001c18ac"/>
    </style:style>
    <style:style style:name="P155" style:family="paragraph" style:parent-style-name="Text_20_body">
      <style:text-properties officeooo:rsid="03c23cca" officeooo:paragraph-rsid="03c23cca"/>
    </style:style>
    <style:style style:name="P156" style:family="paragraph" style:parent-style-name="Text_20_body">
      <style:text-properties officeooo:paragraph-rsid="03c56e94"/>
    </style:style>
    <style:style style:name="P157" style:family="paragraph" style:parent-style-name="Text_20_body">
      <style:text-properties officeooo:paragraph-rsid="00c4e026"/>
    </style:style>
    <style:style style:name="P158" style:family="paragraph" style:parent-style-name="Text_20_body">
      <style:text-properties officeooo:paragraph-rsid="03afe625"/>
    </style:style>
    <style:style style:name="P159" style:family="paragraph" style:parent-style-name="Text_20_body">
      <style:text-properties officeooo:rsid="03b75e0c" officeooo:paragraph-rsid="03b75e0c"/>
    </style:style>
    <style:style style:name="P160" style:family="paragraph" style:parent-style-name="Text_20_body">
      <style:text-properties officeooo:paragraph-rsid="03d3aa64"/>
    </style:style>
    <style:style style:name="P161" style:family="paragraph" style:parent-style-name="Text_20_body">
      <style:text-properties officeooo:paragraph-rsid="01dabe2c"/>
    </style:style>
    <style:style style:name="P162" style:family="paragraph" style:parent-style-name="Preformatted_20_Text">
      <style:text-properties officeooo:paragraph-rsid="01dabe2c"/>
    </style:style>
    <style:style style:name="P163" style:family="paragraph" style:parent-style-name="Text_20_body">
      <style:text-properties officeooo:rsid="03b832dc" officeooo:paragraph-rsid="03d7072b"/>
    </style:style>
    <style:style style:name="P164" style:family="paragraph" style:parent-style-name="Text_20_body">
      <style:text-properties officeooo:paragraph-rsid="03d7072b"/>
    </style:style>
    <style:style style:name="P165" style:family="paragraph" style:parent-style-name="Text_20_body">
      <style:text-properties officeooo:rsid="03d7072b" officeooo:paragraph-rsid="03d7072b"/>
    </style:style>
    <style:style style:name="P166" style:family="paragraph" style:parent-style-name="Heading">
      <style:text-properties officeooo:rsid="03d7072b" officeooo:paragraph-rsid="03d7072b"/>
    </style:style>
    <style:style style:name="P167" style:family="paragraph" style:parent-style-name="Text_20_body">
      <style:text-properties officeooo:rsid="03de2f0f" officeooo:paragraph-rsid="03de2f0f"/>
    </style:style>
    <style:style style:name="P168" style:family="paragraph" style:parent-style-name="Text_20_body">
      <style:text-properties fo:font-size="8pt" style:font-size-asian="8pt" style:font-size-complex="8pt"/>
    </style:style>
    <style:style style:name="P169" style:family="paragraph" style:parent-style-name="Preformatted_20_Text">
      <style:text-properties fo:font-size="8pt" style:font-size-asian="8pt" style:font-size-complex="8pt"/>
    </style:style>
    <style:style style:name="P170" style:family="paragraph" style:parent-style-name="Preformatted_20_Text">
      <style:text-properties fo:font-size="8pt" officeooo:paragraph-rsid="00a0dc14" style:font-size-asian="8pt" style:font-size-complex="8pt"/>
    </style:style>
    <style:style style:name="P171" style:family="paragraph" style:parent-style-name="Preformatted_20_Text">
      <style:text-properties fo:font-size="8pt" officeooo:paragraph-rsid="00a31e95" style:font-size-asian="8pt" style:font-size-complex="8pt"/>
    </style:style>
    <style:style style:name="P172" style:family="paragraph" style:parent-style-name="Preformatted_20_Text">
      <style:text-properties fo:font-size="8pt" officeooo:paragraph-rsid="010ccdf9" style:font-size-asian="8pt" style:font-size-complex="8pt"/>
    </style:style>
    <style:style style:name="P173" style:family="paragraph" style:parent-style-name="Preformatted_20_Text">
      <style:text-properties fo:font-size="8pt" officeooo:rsid="00e75aa1" officeooo:paragraph-rsid="03de2f0f" style:font-size-asian="8pt" style:font-size-complex="8pt"/>
    </style:style>
    <style:style style:name="P174" style:family="paragraph" style:parent-style-name="Text_20_body">
      <style:text-properties officeooo:paragraph-rsid="03de2f0f"/>
    </style:style>
    <style:style style:name="P175" style:family="paragraph" style:parent-style-name="Text_20_body">
      <style:text-properties officeooo:rsid="03de8993" officeooo:paragraph-rsid="03de8993"/>
    </style:style>
    <style:style style:name="P176" style:family="paragraph" style:parent-style-name="Text_20_body">
      <style:text-properties officeooo:rsid="03e040ce" officeooo:paragraph-rsid="03e040ce"/>
    </style:style>
    <style:style style:name="P177" style:family="paragraph" style:parent-style-name="Preformatted_20_Text">
      <style:text-properties officeooo:rsid="03e040ce" officeooo:paragraph-rsid="03e040ce"/>
    </style:style>
    <style:style style:name="P178" style:family="paragraph" style:parent-style-name="Text_20_body">
      <style:text-properties officeooo:paragraph-rsid="03e71b2d"/>
    </style:style>
    <style:style style:name="P179" style:family="paragraph" style:parent-style-name="Text_20_body">
      <style:text-properties officeooo:rsid="02ba4349" officeooo:paragraph-rsid="03e71b2d"/>
    </style:style>
    <style:style style:name="P180" style:family="paragraph" style:parent-style-name="Text_20_body">
      <style:text-properties officeooo:paragraph-rsid="03e38092"/>
    </style:style>
    <style:style style:name="P181" style:family="paragraph" style:parent-style-name="Text_20_body">
      <style:text-properties officeooo:rsid="03e71b2d" officeooo:paragraph-rsid="03e71b2d"/>
    </style:style>
    <style:style style:name="P182" style:family="paragraph" style:parent-style-name="Text_20_body">
      <style:text-properties officeooo:rsid="00c0eb4b" officeooo:paragraph-rsid="03e71b2d"/>
    </style:style>
    <style:style style:name="P183" style:family="paragraph" style:parent-style-name="Text_20_body">
      <style:text-properties officeooo:rsid="00c0eb4b" officeooo:paragraph-rsid="03e7a79c"/>
    </style:style>
    <style:style style:name="P184" style:family="paragraph" style:parent-style-name="Text_20_body">
      <style:text-properties officeooo:rsid="00c0eb4b" officeooo:paragraph-rsid="03e890af"/>
    </style:style>
    <style:style style:name="P185" style:family="paragraph" style:parent-style-name="Text_20_body">
      <style:paragraph-properties>
        <style:tab-stops>
          <style:tab-stop style:position="0.7189in"/>
        </style:tab-stops>
      </style:paragraph-properties>
      <style:text-properties officeooo:rsid="03e7a79c" officeooo:paragraph-rsid="03e7a79c"/>
    </style:style>
    <style:style style:name="P186" style:family="paragraph" style:parent-style-name="Text_20_body">
      <style:text-properties officeooo:rsid="03e890af" officeooo:paragraph-rsid="03e890af"/>
    </style:style>
    <style:style style:name="P187" style:family="paragraph" style:parent-style-name="Text_20_body">
      <style:text-properties officeooo:rsid="03e89a9f" officeooo:paragraph-rsid="03e89a9f"/>
    </style:style>
    <style:style style:name="P188" style:family="paragraph" style:parent-style-name="Text_20_body">
      <style:text-properties officeooo:rsid="03ea2ded" officeooo:paragraph-rsid="03ea2ded"/>
    </style:style>
    <style:style style:name="P189" style:family="paragraph" style:parent-style-name="Text_20_body">
      <style:text-properties officeooo:rsid="004fb653" officeooo:paragraph-rsid="004fb653"/>
    </style:style>
    <style:style style:name="P190" style:family="paragraph" style:parent-style-name="Text_20_body">
      <style:text-properties officeooo:rsid="03ebda6e" officeooo:paragraph-rsid="03ebda6e"/>
    </style:style>
    <style:style style:name="P191" style:family="paragraph" style:parent-style-name="Heading">
      <style:text-properties officeooo:rsid="03ebda6e" officeooo:paragraph-rsid="03ebda6e"/>
    </style:style>
    <style:style style:name="P192" style:family="paragraph" style:parent-style-name="Text_20_body">
      <style:text-properties officeooo:rsid="03ed3832" officeooo:paragraph-rsid="03ed3832"/>
    </style:style>
    <style:style style:name="P193" style:family="paragraph" style:parent-style-name="Text_20_body">
      <style:text-properties officeooo:rsid="03ed6f5e" officeooo:paragraph-rsid="03ed6f5e"/>
    </style:style>
    <style:style style:name="P194" style:family="paragraph" style:parent-style-name="Text_20_body">
      <style:text-properties officeooo:rsid="03eeb424" officeooo:paragraph-rsid="03eeb424"/>
    </style:style>
    <style:style style:name="P195" style:family="paragraph" style:parent-style-name="Text_20_body">
      <style:text-properties officeooo:rsid="03ef0af4" officeooo:paragraph-rsid="03ef0af4"/>
    </style:style>
    <style:style style:name="P196" style:family="paragraph" style:parent-style-name="Preformatted_20_Text">
      <style:text-properties officeooo:rsid="03ef0af4" officeooo:paragraph-rsid="03ef0af4"/>
    </style:style>
    <style:style style:name="P197" style:family="paragraph" style:parent-style-name="Text_20_body">
      <style:text-properties officeooo:rsid="03ef1e25" officeooo:paragraph-rsid="03ef1e25"/>
    </style:style>
    <style:style style:name="P198" style:family="paragraph" style:parent-style-name="Text_20_body">
      <style:text-properties officeooo:rsid="00c17694" officeooo:paragraph-rsid="00c17694"/>
    </style:style>
    <style:style style:name="P199" style:family="paragraph" style:parent-style-name="Text_20_body">
      <style:text-properties officeooo:rsid="03f0cccd" officeooo:paragraph-rsid="03f0cccd"/>
    </style:style>
    <style:style style:name="P200" style:family="paragraph" style:parent-style-name="Heading">
      <style:text-properties officeooo:rsid="03f0cccd" officeooo:paragraph-rsid="03f0cccd"/>
    </style:style>
    <style:style style:name="P201" style:family="paragraph" style:parent-style-name="Preformatted_20_Text">
      <style:text-properties officeooo:rsid="03f0cccd" officeooo:paragraph-rsid="03f1cbdf"/>
    </style:style>
    <style:style style:name="P202" style:family="paragraph" style:parent-style-name="Preformatted_20_Text">
      <style:text-properties officeooo:rsid="03f0cccd" officeooo:paragraph-rsid="03f66e85"/>
    </style:style>
    <style:style style:name="P203" style:family="paragraph" style:parent-style-name="Text_20_body">
      <style:text-properties officeooo:rsid="03f1cbdf" officeooo:paragraph-rsid="03f1cbdf"/>
    </style:style>
    <style:style style:name="P204" style:family="paragraph" style:parent-style-name="Text_20_body">
      <style:text-properties officeooo:rsid="03f30ca0" officeooo:paragraph-rsid="03f30ca0"/>
    </style:style>
    <style:style style:name="P205" style:family="paragraph" style:parent-style-name="Text_20_body">
      <style:text-properties officeooo:paragraph-rsid="00c17694"/>
    </style:style>
    <style:style style:name="P206" style:family="paragraph" style:parent-style-name="Text_20_body">
      <style:text-properties officeooo:paragraph-rsid="00c32952"/>
    </style:style>
    <style:style style:name="P207" style:family="paragraph" style:parent-style-name="Text_20_body">
      <style:text-properties officeooo:paragraph-rsid="03bfcf62"/>
    </style:style>
    <style:style style:name="P208" style:family="paragraph" style:parent-style-name="Text_20_body">
      <style:text-properties officeooo:rsid="03f311c3" officeooo:paragraph-rsid="03f311c3"/>
    </style:style>
    <style:style style:name="P209" style:family="paragraph" style:parent-style-name="Text_20_body">
      <style:text-properties officeooo:rsid="03f4a717" officeooo:paragraph-rsid="03f4a717"/>
    </style:style>
    <style:style style:name="P210" style:family="paragraph" style:parent-style-name="Text_20_body">
      <style:text-properties officeooo:paragraph-rsid="03ad6b1e"/>
    </style:style>
    <style:style style:name="P211" style:family="paragraph" style:parent-style-name="Text_20_body">
      <style:text-properties officeooo:rsid="03fc3675" officeooo:paragraph-rsid="03fc3675"/>
    </style:style>
    <style:style style:name="P212" style:family="paragraph" style:parent-style-name="Preformatted_20_Text">
      <style:text-properties officeooo:rsid="03fc3675" officeooo:paragraph-rsid="03fc3675"/>
    </style:style>
    <style:style style:name="P213" style:family="paragraph" style:parent-style-name="Standard">
      <style:text-properties officeooo:rsid="03fc3675" officeooo:paragraph-rsid="03fc3675"/>
    </style:style>
    <style:style style:name="P214" style:family="paragraph" style:parent-style-name="Preformatted_20_Text">
      <style:text-properties officeooo:rsid="03fc3675" officeooo:paragraph-rsid="03fe5a01"/>
    </style:style>
    <style:style style:name="P215" style:family="paragraph" style:parent-style-name="Text_20_body">
      <style:text-properties officeooo:rsid="03ffa642" officeooo:paragraph-rsid="03ffa642"/>
    </style:style>
    <style:style style:name="P216" style:family="paragraph" style:parent-style-name="Text_20_body">
      <style:text-properties officeooo:rsid="0400b280" officeooo:paragraph-rsid="0400b280"/>
    </style:style>
    <style:style style:name="P217" style:family="paragraph" style:parent-style-name="Table_20_Contents">
      <style:paragraph-properties fo:text-align="center" style:justify-single-word="false"/>
      <style:text-properties officeooo:rsid="0400b280" officeooo:paragraph-rsid="0400b280"/>
    </style:style>
    <style:style style:name="P218" style:family="paragraph" style:parent-style-name="Text_20_body">
      <style:text-properties officeooo:rsid="040f4d7f" officeooo:paragraph-rsid="040f4d7f"/>
    </style:style>
    <style:style style:name="P219" style:family="paragraph" style:parent-style-name="Preformatted_20_Text">
      <style:text-properties officeooo:rsid="040f4d7f" officeooo:paragraph-rsid="040f4d7f"/>
    </style:style>
    <style:style style:name="P220" style:family="paragraph" style:parent-style-name="Text_20_body">
      <style:text-properties officeooo:rsid="0413e7eb" officeooo:paragraph-rsid="0413e7eb"/>
    </style:style>
    <style:style style:name="P221" style:family="paragraph" style:parent-style-name="Preformatted_20_Text">
      <style:text-properties officeooo:paragraph-rsid="001dc413"/>
    </style:style>
    <style:style style:name="P222" style:family="paragraph" style:parent-style-name="Preformatted_20_Text">
      <style:text-properties officeooo:paragraph-rsid="0027cdf3"/>
    </style:style>
    <style:style style:name="P223" style:family="paragraph" style:parent-style-name="Preformatted_20_Text">
      <style:text-properties officeooo:paragraph-rsid="0048db8a"/>
    </style:style>
    <style:style style:name="P224" style:family="paragraph" style:parent-style-name="Preformatted_20_Text">
      <style:text-properties officeooo:paragraph-rsid="004d3dcc"/>
    </style:style>
    <style:style style:name="P225" style:family="paragraph" style:parent-style-name="Preformatted_20_Text">
      <style:text-properties officeooo:paragraph-rsid="0092920b"/>
    </style:style>
    <style:style style:name="P226" style:family="paragraph" style:parent-style-name="Preformatted_20_Text">
      <style:text-properties officeooo:rsid="010ba7b9" officeooo:paragraph-rsid="010ba7b9"/>
    </style:style>
    <style:style style:name="P227" style:family="paragraph" style:parent-style-name="Preformatted_20_Text">
      <style:text-properties fo:font-size="9pt" style:font-size-asian="9pt" style:font-size-complex="9pt"/>
    </style:style>
    <style:style style:name="P228" style:family="paragraph" style:parent-style-name="Preformatted_20_Text">
      <style:text-properties fo:font-size="9pt" officeooo:paragraph-rsid="00a0dc14" style:font-size-asian="9pt" style:font-size-complex="9pt"/>
    </style:style>
    <style:style style:name="P229" style:family="paragraph" style:parent-style-name="Preformatted_20_Text">
      <style:text-properties fo:font-size="9pt" officeooo:rsid="00e75aa1" officeooo:paragraph-rsid="03b91768" style:font-size-asian="9pt" style:font-size-complex="9pt"/>
    </style:style>
    <style:style style:name="P230" style:family="paragraph" style:parent-style-name="Preformatted_20_Text">
      <style:text-properties fo:font-size="9pt" officeooo:rsid="00e75aa1" officeooo:paragraph-rsid="03de2f0f" style:font-size-asian="9pt" style:font-size-complex="9pt"/>
    </style:style>
    <style:style style:name="P231" style:family="paragraph" style:parent-style-name="Preformatted_20_Text">
      <style:text-properties officeooo:paragraph-rsid="0117a9af"/>
    </style:style>
    <style:style style:name="P232" style:family="paragraph" style:parent-style-name="Preformatted_20_Text">
      <style:text-properties officeooo:rsid="006061e9" officeooo:paragraph-rsid="01cd6e28"/>
    </style:style>
    <style:style style:name="P233" style:family="paragraph" style:parent-style-name="Preformatted_20_Text">
      <style:text-properties officeooo:paragraph-rsid="01cef6f3"/>
    </style:style>
    <style:style style:name="P234" style:family="paragraph" style:parent-style-name="Preformatted_20_Text">
      <style:text-properties fo:color="#fff200" loext:opacity="100%" style:font-name="Liberation Mono1" fo:font-size="10pt" fo:font-weight="bold" officeooo:rsid="01c643f2" officeooo:paragraph-rsid="01cd6e28" fo:background-color="#21409a" style:font-name-asian="DejaVu Sans Mono" style:font-size-asian="10pt" style:font-name-complex="Liberation Mono1" style:font-size-complex="10pt"/>
    </style:style>
    <style:style style:name="P235" style:family="paragraph" style:parent-style-name="Preformatted_20_Text">
      <style:text-properties fo:color="#fff200" loext:opacity="100%" style:font-name="Liberation Mono1" fo:font-size="10pt" fo:font-weight="bold" officeooo:rsid="03f1cbdf" officeooo:paragraph-rsid="03f1cbdf" fo:background-color="#21409a" style:font-name-asian="DejaVu Sans Mono" style:font-size-asian="10pt" style:font-name-complex="Liberation Mono1" style:font-size-complex="10pt"/>
    </style:style>
    <style:style style:name="P236" style:family="paragraph" style:parent-style-name="Preformatted_20_Text">
      <style:text-properties fo:color="#fff200" loext:opacity="100%" style:font-name="Liberation Mono1" fo:font-size="10pt" fo:font-weight="bold" officeooo:rsid="03efbd05" fo:background-color="#21409a" style:font-name-asian="DejaVu Sans Mono" style:font-size-asian="10pt" style:font-name-complex="Liberation Mono1" style:font-size-complex="10pt"/>
    </style:style>
    <style:style style:name="P237" style:family="paragraph" style:parent-style-name="Preformatted_20_Text">
      <style:text-properties fo:color="#fff200" loext:opacity="100%" style:font-name="Liberation Mono1" fo:font-size="10pt" fo:font-weight="bold" officeooo:rsid="03fc3675" officeooo:paragraph-rsid="03fc3675" fo:background-color="#21409a" style:font-name-asian="DejaVu Sans Mono" style:font-size-asian="10pt" style:font-name-complex="Liberation Mono1" style:font-size-complex="10pt"/>
    </style:style>
    <style:style style:name="P238" style:family="paragraph" style:parent-style-name="Preformatted_20_Text">
      <style:text-properties fo:color="#fff200" loext:opacity="100%" style:font-name="Liberation Mono1" fo:font-size="10pt" fo:font-weight="bold" officeooo:rsid="03fc3675" officeooo:paragraph-rsid="03fcab05" fo:background-color="#21409a" style:font-name-asian="DejaVu Sans Mono" style:font-size-asian="10pt" style:font-name-complex="Liberation Mono1" style:font-size-complex="10pt"/>
    </style:style>
    <style:style style:name="P239" style:family="paragraph" style:parent-style-name="Preformatted_20_Text">
      <style:text-properties officeooo:rsid="01dabe2c" officeooo:paragraph-rsid="01de7790"/>
    </style:style>
    <style:style style:name="P240" style:family="paragraph" style:parent-style-name="Standard">
      <style:text-properties officeooo:rsid="01dabe2c" officeooo:paragraph-rsid="01dabe2c"/>
    </style:style>
    <style:style style:name="P241" style:family="paragraph" style:parent-style-name="Preformatted_20_Text">
      <style:text-properties officeooo:paragraph-rsid="02c1b43e"/>
    </style:style>
    <style:style style:name="P242" style:family="paragraph" style:parent-style-name="Heading">
      <style:text-properties officeooo:paragraph-rsid="02c1b43e"/>
    </style:style>
    <style:style style:name="P243" style:family="paragraph" style:parent-style-name="Preformatted_20_Text">
      <style:text-properties officeooo:rsid="02c7ab86" officeooo:paragraph-rsid="02c7ab86"/>
    </style:style>
    <style:style style:name="P244" style:family="paragraph" style:parent-style-name="Preformatted_20_Text">
      <style:text-properties officeooo:rsid="03d57df6" officeooo:paragraph-rsid="03d57df6"/>
    </style:style>
    <style:style style:name="P245" style:family="paragraph" style:parent-style-name="Preformatted_20_Text">
      <style:text-properties officeooo:paragraph-rsid="03dfdf33"/>
    </style:style>
    <style:style style:name="P246" style:family="paragraph" style:parent-style-name="Preformatted_20_Text">
      <style:text-properties officeooo:rsid="03bc3412"/>
    </style:style>
    <style:style style:name="P247" style:family="paragraph" style:parent-style-name="Preformatted_20_Text">
      <style:text-properties officeooo:rsid="03bc3412" officeooo:paragraph-rsid="03f66e85"/>
    </style:style>
    <style:style style:name="P248" style:family="paragraph" style:parent-style-name="Preformatted_20_Text">
      <style:text-properties officeooo:paragraph-rsid="03fc3675"/>
    </style:style>
    <style:style style:name="P249" style:family="paragraph" style:parent-style-name="Preformatted_20_Text">
      <style:text-properties style:text-underline-style="none" officeooo:rsid="040f4d7f" officeooo:paragraph-rsid="040f4d7f"/>
    </style:style>
    <style:style style:name="P250" style:family="paragraph" style:parent-style-name="Preformatted_20_Text">
      <style:paragraph-properties style:border-line-width-bottom="0.0346in 0.0102in 0.0102in" fo:padding-left="0in" fo:padding-right="0in" fo:padding-top="0in" fo:padding-bottom="0.0291in" fo:border-left="none" fo:border-right="none" fo:border-top="none" fo:border-bottom="4pt double #000000" style:join-border="false"/>
      <style:text-properties style:text-underline-style="none" officeooo:paragraph-rsid="001dc413"/>
    </style:style>
    <style:style style:name="P251" style:family="paragraph" style:parent-style-name="Standard">
      <style:text-properties officeooo:rsid="001e30f4" officeooo:paragraph-rsid="002bcced"/>
    </style:style>
    <style:style style:name="P252" style:family="paragraph" style:parent-style-name="Standard">
      <style:text-properties officeooo:rsid="00203c5b" officeooo:paragraph-rsid="002bcced"/>
    </style:style>
    <style:style style:name="P253" style:family="paragraph" style:parent-style-name="Standard">
      <style:text-properties officeooo:rsid="00203c5b" officeooo:paragraph-rsid="003a7f2b"/>
    </style:style>
    <style:style style:name="P254" style:family="paragraph" style:parent-style-name="Standard">
      <style:text-properties officeooo:rsid="00203c5b" officeooo:paragraph-rsid="007abaec"/>
    </style:style>
    <style:style style:name="P255" style:family="paragraph" style:parent-style-name="Standard">
      <style:text-properties officeooo:rsid="007abaec" officeooo:paragraph-rsid="007abaec"/>
    </style:style>
    <style:style style:name="P256" style:family="paragraph" style:parent-style-name="Standard">
      <style:text-properties officeooo:paragraph-rsid="007abaec"/>
    </style:style>
    <style:style style:name="P257" style:family="paragraph" style:parent-style-name="Standard">
      <style:text-properties officeooo:rsid="01c70189" officeooo:paragraph-rsid="01cd6e28"/>
    </style:style>
    <style:style style:name="P258" style:family="paragraph" style:parent-style-name="Standard">
      <style:text-properties officeooo:rsid="01cd6e28" officeooo:paragraph-rsid="01cd6e28"/>
    </style:style>
    <style:style style:name="P259" style:family="paragraph" style:parent-style-name="Standard">
      <style:text-properties officeooo:rsid="01cef6f3" officeooo:paragraph-rsid="01cef6f3"/>
    </style:style>
    <style:style style:name="P260" style:family="paragraph" style:parent-style-name="Standard">
      <style:text-properties officeooo:paragraph-rsid="01126296"/>
    </style:style>
    <style:style style:name="P261" style:family="paragraph" style:parent-style-name="Standard">
      <style:text-properties officeooo:rsid="03d2f49e" officeooo:paragraph-rsid="03d2f49e"/>
    </style:style>
    <style:style style:name="P262" style:family="paragraph" style:parent-style-name="Standard">
      <style:text-properties officeooo:rsid="04079fbf" officeooo:paragraph-rsid="04079fbf"/>
    </style:style>
    <style:style style:name="P263" style:family="paragraph" style:parent-style-name="Preformatted_20_Text">
      <loext:graphic-properties draw:fill="solid" draw:fill-color="#ffffff" draw:opacity="100%"/>
      <style:paragraph-properties fo:margin-top="0in" fo:margin-bottom="0.1965in" style:contextual-spacing="false" fo:background-color="#ffffff"/>
      <style:text-properties fo:color="#008000" loext:opacity="100%" style:font-name="Liberation Mono" fo:font-size="9pt" fo:font-weight="bold"/>
    </style:style>
    <style:style style:name="P264" style:family="paragraph" style:parent-style-name="Subtitle">
      <style:text-properties officeooo:paragraph-rsid="00dafe96"/>
    </style:style>
    <style:style style:name="P265" style:family="paragraph" style:parent-style-name="Table_20_Contents">
      <style:paragraph-properties fo:text-align="center" style:justify-single-word="false"/>
    </style:style>
    <style:style style:name="P266" style:family="paragraph" style:parent-style-name="Table_20_Contents">
      <style:text-properties officeooo:rsid="0402191b" officeooo:paragraph-rsid="0402191b"/>
    </style:style>
    <style:style style:name="P267" style:family="paragraph" style:parent-style-name="Table_20_Contents">
      <style:paragraph-properties fo:text-align="center" style:justify-single-word="false"/>
      <style:text-properties officeooo:rsid="0402191b" officeooo:paragraph-rsid="0402191b"/>
    </style:style>
    <style:style style:name="P268" style:family="paragraph" style:parent-style-name="Table_20_Contents">
      <style:paragraph-properties fo:text-align="center" style:justify-single-word="false"/>
      <style:text-properties officeooo:rsid="0403b38b" officeooo:paragraph-rsid="0403b38b"/>
    </style:style>
    <style:style style:name="P269" style:family="paragraph" style:parent-style-name="Table_20_Contents">
      <style:text-properties officeooo:rsid="0403b38b" officeooo:paragraph-rsid="0403b38b"/>
    </style:style>
    <style:style style:name="P270" style:family="paragraph" style:parent-style-name="Table_20_Contents">
      <style:text-properties officeooo:rsid="04057e3f" officeooo:paragraph-rsid="04057e3f"/>
    </style:style>
    <style:style style:name="P271" style:family="paragraph" style:parent-style-name="Table_20_Contents">
      <style:paragraph-properties fo:text-align="center" style:justify-single-word="false"/>
      <style:text-properties officeooo:rsid="04057e3f"/>
    </style:style>
    <style:style style:name="P272" style:family="paragraph" style:parent-style-name="Table_20_Contents">
      <style:paragraph-properties fo:text-align="center" style:justify-single-word="false"/>
      <style:text-properties officeooo:rsid="04057e3f" officeooo:paragraph-rsid="04057e3f"/>
    </style:style>
    <style:style style:name="P273" style:family="paragraph" style:parent-style-name="Table_20_Contents">
      <style:paragraph-properties fo:text-align="center" style:justify-single-word="false"/>
      <style:text-properties officeooo:rsid="0408ddd4" officeooo:paragraph-rsid="0408ddd4"/>
    </style:style>
    <style:style style:name="P274" style:family="paragraph" style:parent-style-name="Table_20_Contents">
      <style:text-properties officeooo:rsid="0408ddd4" officeooo:paragraph-rsid="0408ddd4"/>
    </style:style>
    <style:style style:name="P275" style:family="paragraph" style:parent-style-name="Table_20_Contents">
      <style:paragraph-properties fo:text-align="center" style:justify-single-word="false"/>
      <style:text-properties officeooo:rsid="040e0ccd" officeooo:paragraph-rsid="040e0ccd"/>
    </style:style>
    <style:style style:name="P276" style:family="paragraph" style:parent-style-name="Table_20_Contents">
      <style:text-properties officeooo:rsid="040e0ccd" officeooo:paragraph-rsid="040e0ccd"/>
    </style:style>
    <style:style style:name="P277" style:family="paragraph" style:parent-style-name="Table_20_Contents">
      <style:paragraph-properties fo:text-align="center" style:justify-single-word="false"/>
      <style:text-properties officeooo:rsid="04108de1" officeooo:paragraph-rsid="04108de1"/>
    </style:style>
    <style:style style:name="P278" style:family="paragraph" style:parent-style-name="Table_20_Contents">
      <style:text-properties officeooo:rsid="04108de1" officeooo:paragraph-rsid="04108de1"/>
    </style:style>
    <style:style style:name="P279" style:family="paragraph" style:parent-style-name="Table_20_Contents">
      <style:paragraph-properties fo:text-align="center" style:justify-single-word="false"/>
      <style:text-properties officeooo:rsid="041545c4" officeooo:paragraph-rsid="041545c4"/>
    </style:style>
    <style:style style:name="P280" style:family="paragraph" style:parent-style-name="Table_20_Contents">
      <style:text-properties officeooo:rsid="041545c4" officeooo:paragraph-rsid="041545c4"/>
    </style:style>
    <style:style style:name="P281" style:family="paragraph" style:parent-style-name="Table_20_Contents">
      <style:paragraph-properties fo:text-align="center" style:justify-single-word="false"/>
      <style:text-properties officeooo:rsid="041775a8" officeooo:paragraph-rsid="041775a8"/>
    </style:style>
    <style:style style:name="P282" style:family="paragraph" style:parent-style-name="Table_20_Contents">
      <style:text-properties officeooo:paragraph-rsid="041775a8"/>
    </style:style>
    <style:style style:name="P283" style:family="paragraph" style:parent-style-name="Text_20_body">
      <style:text-properties officeooo:paragraph-rsid="0400b280"/>
    </style:style>
    <style:style style:name="P284" style:family="paragraph" style:parent-style-name="Table_20_Contents">
      <style:paragraph-properties fo:text-align="center" style:justify-single-word="false"/>
      <style:text-properties officeooo:rsid="041f8af4" officeooo:paragraph-rsid="041f8af4"/>
    </style:style>
    <style:style style:name="P285" style:family="paragraph" style:parent-style-name="Heading_20_1">
      <style:text-properties officeooo:rsid="001c18ac" officeooo:paragraph-rsid="001c18ac"/>
    </style:style>
    <style:style style:name="P286" style:family="paragraph" style:parent-style-name="Heading_20_1">
      <style:text-properties officeooo:rsid="03c6ef7e" officeooo:paragraph-rsid="01e05241"/>
    </style:style>
    <style:style style:name="P287" style:family="paragraph" style:parent-style-name="Heading_20_1">
      <style:text-properties officeooo:rsid="02bc15c9" officeooo:paragraph-rsid="02bc15c9"/>
    </style:style>
    <style:style style:name="P288" style:family="paragraph" style:parent-style-name="Heading_20_1">
      <style:text-properties officeooo:rsid="01e05241" officeooo:paragraph-rsid="03e7a79c"/>
    </style:style>
    <style:style style:name="P289" style:family="paragraph" style:parent-style-name="Heading_20_1">
      <style:text-properties officeooo:rsid="00278888" officeooo:paragraph-rsid="00278888"/>
    </style:style>
    <style:style style:name="P290" style:family="paragraph" style:parent-style-name="Heading_20_1">
      <style:text-properties officeooo:paragraph-rsid="03d7072b"/>
    </style:style>
    <style:style style:name="P291" style:family="paragraph" style:parent-style-name="Heading_20_2">
      <style:text-properties officeooo:rsid="03ffa642" officeooo:paragraph-rsid="03ffa642"/>
    </style:style>
    <style:style style:name="P292" style:family="paragraph" style:parent-style-name="Heading_20_2">
      <style:text-properties officeooo:rsid="00989354" officeooo:paragraph-rsid="00989354"/>
    </style:style>
    <style:style style:name="P293" style:family="paragraph" style:parent-style-name="Heading_20_2">
      <style:text-properties officeooo:rsid="001dc413" officeooo:paragraph-rsid="001dc413"/>
    </style:style>
    <style:style style:name="P294" style:family="paragraph" style:parent-style-name="Heading_20_2">
      <style:text-properties officeooo:paragraph-rsid="03e71b2d"/>
    </style:style>
    <style:style style:name="P295" style:family="paragraph" style:parent-style-name="Heading_20_2">
      <style:text-properties officeooo:rsid="00278888" officeooo:paragraph-rsid="00278888"/>
    </style:style>
    <style:style style:name="P296" style:family="paragraph" style:parent-style-name="Heading_20_2">
      <style:text-properties officeooo:rsid="004de9a5" officeooo:paragraph-rsid="004de9a5"/>
    </style:style>
    <style:style style:name="P297" style:family="paragraph" style:parent-style-name="Heading_20_2">
      <style:text-properties officeooo:rsid="00cbda9c" officeooo:paragraph-rsid="00cbda9c"/>
    </style:style>
    <style:style style:name="P298" style:family="paragraph" style:parent-style-name="Heading_20_2">
      <style:text-properties officeooo:rsid="010bcaea" officeooo:paragraph-rsid="010e8cb6"/>
    </style:style>
    <style:style style:name="P299" style:family="paragraph" style:parent-style-name="Heading_20_3">
      <style:text-properties officeooo:rsid="00c0eb4b" officeooo:paragraph-rsid="03e71b2d"/>
    </style:style>
    <style:style style:name="P300" style:family="paragraph" style:parent-style-name="Heading_20_3">
      <style:text-properties officeooo:paragraph-rsid="03e71b2d"/>
    </style:style>
    <style:style style:name="P301" style:family="paragraph" style:parent-style-name="Heading_20_3">
      <style:text-properties officeooo:rsid="03ef1e25" officeooo:paragraph-rsid="03ef1e25"/>
    </style:style>
    <style:style style:name="P302" style:family="paragraph" style:parent-style-name="Heading_20_3">
      <style:text-properties officeooo:rsid="03bb7390" officeooo:paragraph-rsid="03bb7390"/>
    </style:style>
    <style:style style:name="P303" style:family="paragraph" style:parent-style-name="Heading_20_3">
      <style:text-properties officeooo:rsid="03c23cca" officeooo:paragraph-rsid="03c23cca"/>
    </style:style>
    <style:style style:name="P304" style:family="paragraph" style:parent-style-name="Heading_20_3">
      <style:text-properties officeooo:rsid="00ca0d2c" officeooo:paragraph-rsid="03bfcf62"/>
    </style:style>
    <style:style style:name="P305" style:family="paragraph" style:parent-style-name="Heading_20_3">
      <style:text-properties fo:font-style="italic" style:font-style-asian="italic" style:font-style-complex="italic"/>
    </style:style>
    <style:style style:name="P306" style:family="paragraph" style:parent-style-name="Heading_20_3">
      <style:text-properties officeooo:rsid="03ed3832" officeooo:paragraph-rsid="03ed3832"/>
    </style:style>
    <style:style style:name="P307" style:family="paragraph" style:parent-style-name="Heading_20_3">
      <style:text-properties officeooo:rsid="03ea2ded" officeooo:paragraph-rsid="03ea2ded"/>
    </style:style>
    <style:style style:name="P308" style:family="paragraph" style:parent-style-name="Heading_20_3">
      <style:text-properties officeooo:rsid="03ed6f5e" officeooo:paragraph-rsid="03ed6f5e"/>
    </style:style>
    <style:style style:name="P309" style:family="paragraph" style:parent-style-name="Heading_20_3">
      <style:text-properties officeooo:rsid="01e32460" officeooo:paragraph-rsid="01e32460"/>
    </style:style>
    <style:style style:name="P310" style:family="paragraph" style:parent-style-name="Heading_20_3">
      <style:text-properties officeooo:rsid="01e05241" officeooo:paragraph-rsid="01e05241"/>
    </style:style>
    <style:style style:name="P311" style:family="paragraph" style:parent-style-name="Heading_20_3">
      <style:text-properties officeooo:rsid="03e040ce" officeooo:paragraph-rsid="03e040ce"/>
    </style:style>
    <style:style style:name="P312" style:family="paragraph" style:parent-style-name="Heading_20_3">
      <style:text-properties officeooo:rsid="01100d58" officeooo:paragraph-rsid="010e8cb6"/>
    </style:style>
    <style:style style:name="P313" style:family="paragraph" style:parent-style-name="Heading_20_3">
      <style:text-properties officeooo:paragraph-rsid="010e8cb6"/>
    </style:style>
    <style:style style:name="P314" style:family="paragraph" style:parent-style-name="Heading_20_3">
      <style:text-properties officeooo:rsid="01103a41" officeooo:paragraph-rsid="010e8cb6"/>
    </style:style>
    <style:style style:name="P315" style:family="paragraph" style:parent-style-name="Heading_20_3">
      <style:text-properties officeooo:rsid="0027cdf3" officeooo:paragraph-rsid="0027cdf3"/>
    </style:style>
    <style:style style:name="P316" style:family="paragraph" style:parent-style-name="Heading_20_3">
      <style:text-properties officeooo:paragraph-rsid="005fde75"/>
    </style:style>
    <style:style style:name="P317" style:family="paragraph" style:parent-style-name="Heading_20_3">
      <style:text-properties officeooo:rsid="02c1b43e" officeooo:paragraph-rsid="02c1b43e"/>
    </style:style>
    <style:style style:name="P318" style:family="paragraph" style:parent-style-name="Heading_20_3">
      <style:text-properties officeooo:paragraph-rsid="01cd6e28"/>
    </style:style>
    <style:style style:name="P319" style:family="paragraph" style:parent-style-name="Preformatted_20_Text">
      <style:text-properties officeooo:paragraph-rsid="0426925c"/>
    </style:style>
    <style:style style:name="P320" style:family="paragraph" style:parent-style-name="Preformatted_20_Text">
      <style:text-properties officeooo:rsid="0426925c" officeooo:paragraph-rsid="0426925c"/>
    </style:style>
    <style:style style:name="P321" style:family="paragraph" style:parent-style-name="Preformatted_20_Text">
      <style:text-properties officeooo:paragraph-rsid="04293373"/>
    </style:style>
    <style:style style:name="P322" style:family="paragraph" style:parent-style-name="Standard">
      <style:text-properties officeooo:rsid="04287a8a" officeooo:paragraph-rsid="04287a8a"/>
    </style:style>
    <style:style style:name="P323" style:family="paragraph" style:parent-style-name="Text_20_body" style:list-style-name="L1">
      <style:text-properties officeooo:rsid="00a3845b" officeooo:paragraph-rsid="00a3845b"/>
    </style:style>
    <style:style style:name="P324" style:family="paragraph" style:parent-style-name="Text_20_body" style:list-style-name="L1">
      <style:text-properties fo:font-style="italic" officeooo:rsid="00a3845b" officeooo:paragraph-rsid="00a3845b" style:font-style-asian="italic" style:font-style-complex="italic"/>
    </style:style>
    <style:style style:name="P325" style:family="paragraph" style:parent-style-name="Text_20_body" style:list-style-name="L2">
      <style:text-properties officeooo:rsid="00a92964" officeooo:paragraph-rsid="00a92964"/>
    </style:style>
    <style:style style:name="P326" style:family="paragraph" style:parent-style-name="Text_20_body" style:list-style-name="L3">
      <style:text-properties officeooo:rsid="00a92964" officeooo:paragraph-rsid="00a92964"/>
    </style:style>
    <style:style style:name="P327" style:family="paragraph" style:parent-style-name="Text_20_body" style:list-style-name="L3">
      <style:text-properties officeooo:rsid="00a92964" officeooo:paragraph-rsid="00aacc78"/>
    </style:style>
    <style:style style:name="P328" style:family="paragraph" style:parent-style-name="Text_20_body" style:list-style-name="L2">
      <style:text-properties officeooo:rsid="03fe6e75" officeooo:paragraph-rsid="03fe6e75"/>
    </style:style>
    <style:style style:name="P329" style:family="paragraph" style:parent-style-name="Text_20_body" style:list-style-name="L3">
      <style:text-properties fo:font-style="normal" officeooo:rsid="00a92964" officeooo:paragraph-rsid="00a92964" style:font-style-asian="normal" style:font-style-complex="normal"/>
    </style:style>
    <style:style style:name="P330" style:family="paragraph" style:parent-style-name="Text_20_body" style:list-style-name="L4">
      <style:text-properties fo:font-style="normal" officeooo:rsid="03e71b2d" officeooo:paragraph-rsid="03e71b2d" style:font-style-asian="normal" style:font-style-complex="normal"/>
    </style:style>
    <style:style style:name="P331" style:family="paragraph" style:parent-style-name="Text_20_body" style:list-style-name="L5"/>
    <style:style style:name="P332" style:family="paragraph" style:parent-style-name="Text_20_body" style:list-style-name="L5">
      <style:text-properties officeooo:paragraph-rsid="03e7a79c"/>
    </style:style>
    <style:style style:name="P333" style:family="paragraph" style:parent-style-name="Text_20_body" style:list-style-name="L5">
      <style:text-properties officeooo:rsid="03e7a79c" officeooo:paragraph-rsid="03e7a79c"/>
    </style:style>
    <style:style style:name="P334" style:family="paragraph" style:parent-style-name="Text_20_body" style:list-style-name="L6">
      <style:text-properties officeooo:paragraph-rsid="03e71b2d"/>
    </style:style>
    <style:style style:name="P335" style:family="paragraph" style:parent-style-name="Text_20_body" style:list-style-name="L6">
      <style:text-properties officeooo:rsid="02ba4349" officeooo:paragraph-rsid="03e890af"/>
    </style:style>
    <style:style style:name="P336" style:family="paragraph" style:parent-style-name="Text_20_body" style:list-style-name="L7"/>
    <style:style style:name="P337" style:family="paragraph" style:parent-style-name="Text_20_body" style:list-style-name="L7">
      <style:text-properties officeooo:paragraph-rsid="03e89a9f"/>
    </style:style>
    <style:style style:name="P338" style:family="paragraph" style:parent-style-name="Text_20_body" style:list-style-name="L7">
      <style:text-properties officeooo:rsid="01e05241" officeooo:paragraph-rsid="03e89a9f"/>
    </style:style>
    <style:style style:name="P339" style:family="paragraph" style:parent-style-name="Text_20_body" style:list-style-name="L7">
      <style:text-properties officeooo:rsid="01e05241" officeooo:paragraph-rsid="03e7a79c"/>
    </style:style>
    <style:style style:name="P340" style:family="paragraph" style:parent-style-name="Text_20_body" style:list-style-name="L7">
      <style:paragraph-properties>
        <style:tab-stops>
          <style:tab-stop style:position="1.0209in"/>
        </style:tab-stops>
      </style:paragraph-properties>
      <style:text-properties officeooo:rsid="03e89a9f" officeooo:paragraph-rsid="03e89a9f"/>
    </style:style>
    <style:style style:name="P341" style:family="paragraph" style:parent-style-name="Text_20_body" style:list-style-name="L8">
      <style:text-properties officeooo:rsid="03f4a717" officeooo:paragraph-rsid="03f4a717"/>
    </style:style>
    <style:style style:name="P342" style:family="paragraph" style:parent-style-name="Text_20_body" style:list-style-name="L9">
      <style:text-properties officeooo:paragraph-rsid="0117a9af"/>
    </style:style>
    <style:style style:name="P343" style:family="paragraph" style:parent-style-name="Text_20_body" style:list-style-name="L9">
      <style:text-properties officeooo:rsid="0117a9af" officeooo:paragraph-rsid="0117a9af"/>
    </style:style>
    <style:style style:name="P344" style:family="paragraph" style:parent-style-name="Text_20_body">
      <style:text-properties officeooo:rsid="03de8993" officeooo:paragraph-rsid="03de8993"/>
    </style:style>
    <style:style style:name="P345" style:family="paragraph" style:parent-style-name="Text_20_body">
      <style:text-properties officeooo:rsid="0426925c" officeooo:paragraph-rsid="0426925c"/>
    </style:style>
    <style:style style:name="P346" style:family="paragraph" style:parent-style-name="Text_20_body">
      <style:text-properties officeooo:rsid="004ad401" officeooo:paragraph-rsid="004ad401"/>
    </style:style>
    <style:style style:name="P347" style:family="paragraph" style:parent-style-name="Text_20_body">
      <style:text-properties officeooo:rsid="04276b19" officeooo:paragraph-rsid="04276b19"/>
    </style:style>
    <style:style style:name="P348" style:family="paragraph" style:parent-style-name="Text_20_body">
      <style:text-properties officeooo:rsid="04287a8a" officeooo:paragraph-rsid="04287a8a"/>
    </style:style>
    <style:style style:name="P349" style:family="paragraph" style:parent-style-name="Text_20_body">
      <style:text-properties officeooo:rsid="006401b5" officeooo:paragraph-rsid="006401b5"/>
    </style:style>
    <style:style style:name="T1" style:family="text">
      <style:text-properties officeooo:rsid="002098fb"/>
    </style:style>
    <style:style style:name="T2" style:family="text">
      <style:text-properties officeooo:rsid="0021fbc8"/>
    </style:style>
    <style:style style:name="T3" style:family="text">
      <style:text-properties fo:font-style="italic" style:font-style-asian="italic" style:font-style-complex="italic"/>
    </style:style>
    <style:style style:name="T4" style:family="text">
      <style:text-properties fo:font-style="italic" officeooo:rsid="0048db8a" style:font-style-asian="italic" style:font-style-complex="italic"/>
    </style:style>
    <style:style style:name="T5" style:family="text">
      <style:text-properties fo:font-style="italic" officeooo:rsid="00497a50" style:font-style-asian="italic" style:font-style-complex="italic"/>
    </style:style>
    <style:style style:name="T6" style:family="text">
      <style:text-properties fo:font-style="italic" officeooo:rsid="0092920b" style:font-style-asian="italic" style:font-style-complex="italic"/>
    </style:style>
    <style:style style:name="T7" style:family="text">
      <style:text-properties fo:font-style="italic" officeooo:rsid="009feecd" style:font-style-asian="italic" style:font-style-complex="italic"/>
    </style:style>
    <style:style style:name="T8" style:family="text">
      <style:text-properties fo:font-style="italic" officeooo:rsid="00b32834" style:font-style-asian="italic" style:font-style-complex="italic"/>
    </style:style>
    <style:style style:name="T9" style:family="text">
      <style:text-properties fo:font-style="italic" officeooo:rsid="009f29f1" style:font-style-asian="italic" style:font-style-complex="italic"/>
    </style:style>
    <style:style style:name="T10" style:family="text">
      <style:text-properties fo:font-style="italic" officeooo:rsid="00768a73" style:font-style-asian="italic" style:font-style-complex="italic"/>
    </style:style>
    <style:style style:name="T11" style:family="text">
      <style:text-properties fo:font-style="italic" officeooo:rsid="00b5c321" style:font-style-asian="italic" style:font-style-complex="italic"/>
    </style:style>
    <style:style style:name="T12" style:family="text">
      <style:text-properties fo:font-style="italic" officeooo:rsid="00c17694" style:font-style-asian="italic" style:font-style-complex="italic"/>
    </style:style>
    <style:style style:name="T13" style:family="text">
      <style:text-properties fo:font-style="italic" officeooo:rsid="00c32952" style:font-style-asian="italic" style:font-style-complex="italic"/>
    </style:style>
    <style:style style:name="T14" style:family="text">
      <style:text-properties fo:font-style="italic" officeooo:rsid="00c77751" style:font-style-asian="italic" style:font-style-complex="italic"/>
    </style:style>
    <style:style style:name="T15" style:family="text">
      <style:text-properties fo:font-style="italic" officeooo:rsid="00c850b3" style:font-style-asian="italic" style:font-style-complex="italic"/>
    </style:style>
    <style:style style:name="T16" style:family="text">
      <style:text-properties fo:font-style="italic" officeooo:rsid="00ca0d2c" style:font-style-asian="italic" style:font-style-complex="italic"/>
    </style:style>
    <style:style style:name="T17" style:family="text">
      <style:text-properties fo:font-style="italic" officeooo:rsid="00cbda9c" style:font-style-asian="italic" style:font-style-complex="italic"/>
    </style:style>
    <style:style style:name="T18" style:family="text">
      <style:text-properties fo:font-style="italic" officeooo:rsid="00d264e0" style:font-style-asian="italic" style:font-style-complex="italic"/>
    </style:style>
    <style:style style:name="T19" style:family="text">
      <style:text-properties fo:font-style="italic" officeooo:rsid="00d366ad" style:font-style-asian="italic" style:font-style-complex="italic"/>
    </style:style>
    <style:style style:name="T20" style:family="text">
      <style:text-properties fo:font-style="italic" officeooo:rsid="010e4345" style:font-style-asian="italic" style:font-style-complex="italic"/>
    </style:style>
    <style:style style:name="T21" style:family="text">
      <style:text-properties fo:font-style="italic" officeooo:rsid="01126296" style:font-style-asian="italic" style:font-style-complex="italic"/>
    </style:style>
    <style:style style:name="T22" style:family="text">
      <style:text-properties fo:font-style="italic" officeooo:rsid="0116838a" style:font-style-asian="italic" style:font-style-complex="italic"/>
    </style:style>
    <style:style style:name="T23" style:family="text">
      <style:text-properties fo:font-style="italic" officeooo:rsid="011a526c" style:font-style-asian="italic" style:font-style-complex="italic"/>
    </style:style>
    <style:style style:name="T24" style:family="text">
      <style:text-properties fo:font-style="italic" officeooo:rsid="01cce54b" style:font-style-asian="italic" style:font-style-complex="italic"/>
    </style:style>
    <style:style style:name="T25" style:family="text">
      <style:text-properties fo:font-style="italic" officeooo:rsid="01cd6e28" style:font-style-asian="italic" style:font-style-complex="italic"/>
    </style:style>
    <style:style style:name="T26" style:family="text">
      <style:text-properties fo:font-style="italic" officeooo:rsid="01cef6f3" style:font-style-asian="italic" style:font-style-complex="italic"/>
    </style:style>
    <style:style style:name="T27" style:family="text">
      <style:text-properties fo:font-style="italic" officeooo:rsid="01dabe2c" style:font-style-asian="italic" style:font-style-complex="italic"/>
    </style:style>
    <style:style style:name="T28" style:family="text">
      <style:text-properties fo:font-style="italic" officeooo:rsid="02c1b43e" style:font-style-asian="italic" style:font-style-complex="italic"/>
    </style:style>
    <style:style style:name="T29" style:family="text">
      <style:text-properties fo:font-style="italic" officeooo:rsid="02bc15c9" style:font-style-asian="italic" style:font-style-complex="italic"/>
    </style:style>
    <style:style style:name="T30" style:family="text">
      <style:text-properties fo:font-style="italic" officeooo:rsid="03badd2b" style:font-style-asian="italic" style:font-style-complex="italic"/>
    </style:style>
    <style:style style:name="T31" style:family="text">
      <style:text-properties fo:font-style="italic" officeooo:rsid="03bb7390" style:font-style-asian="italic" style:font-style-complex="italic"/>
    </style:style>
    <style:style style:name="T32" style:family="text">
      <style:text-properties fo:font-style="italic" officeooo:rsid="03c56e94" style:font-style-asian="italic" style:font-style-complex="italic"/>
    </style:style>
    <style:style style:name="T33" style:family="text">
      <style:text-properties fo:font-style="italic" officeooo:rsid="03cbb3ff" style:font-style-asian="italic" style:font-style-complex="italic"/>
    </style:style>
    <style:style style:name="T34" style:family="text">
      <style:text-properties fo:font-style="italic" officeooo:rsid="03d355c4" style:font-style-asian="italic" style:font-style-complex="italic"/>
    </style:style>
    <style:style style:name="T35" style:family="text">
      <style:text-properties fo:font-style="italic" officeooo:rsid="003c23d9" style:font-style-asian="italic" style:font-style-complex="italic"/>
    </style:style>
    <style:style style:name="T36" style:family="text">
      <style:text-properties fo:font-style="italic" officeooo:rsid="03e71b2d" style:font-style-asian="italic" style:font-style-complex="italic"/>
    </style:style>
    <style:style style:name="T37" style:family="text">
      <style:text-properties fo:font-style="italic" officeooo:rsid="03e7a79c" style:font-style-asian="italic" style:font-style-complex="italic"/>
    </style:style>
    <style:style style:name="T38" style:family="text">
      <style:text-properties fo:font-style="italic" officeooo:rsid="03e890af" style:font-style-asian="italic" style:font-style-complex="italic"/>
    </style:style>
    <style:style style:name="T39" style:family="text">
      <style:text-properties fo:font-style="italic" officeooo:rsid="03e89a9f" style:font-style-asian="italic" style:font-style-complex="italic"/>
    </style:style>
    <style:style style:name="T40" style:family="text">
      <style:text-properties fo:font-style="italic" officeooo:rsid="03ef1e25" style:font-style-asian="italic" style:font-style-complex="italic"/>
    </style:style>
    <style:style style:name="T41" style:family="text">
      <style:text-properties fo:font-style="italic" officeooo:rsid="03f30ca0" style:font-style-asian="italic" style:font-style-complex="italic"/>
    </style:style>
    <style:style style:name="T42" style:family="text">
      <style:text-properties fo:font-style="italic" officeooo:rsid="03f311c3" style:font-style-asian="italic" style:font-style-complex="italic"/>
    </style:style>
    <style:style style:name="T43" style:family="text">
      <style:text-properties fo:font-style="italic" officeooo:rsid="00c23a7e" style:font-style-asian="italic" style:font-style-complex="italic"/>
    </style:style>
    <style:style style:name="T44" style:family="text">
      <style:text-properties fo:font-style="italic" officeooo:rsid="03f66e85" style:font-style-asian="italic" style:font-style-complex="italic"/>
    </style:style>
    <style:style style:name="T45" style:family="text">
      <style:text-properties fo:font-style="italic" officeooo:rsid="03fa5807" style:font-style-asian="italic" style:font-style-complex="italic"/>
    </style:style>
    <style:style style:name="T46" style:family="text">
      <style:text-properties fo:font-style="italic" officeooo:rsid="0403b38b" style:font-style-asian="italic" style:font-style-complex="italic"/>
    </style:style>
    <style:style style:name="T47" style:family="text">
      <style:text-properties fo:font-style="italic" officeooo:rsid="04276b19" style:font-style-asian="italic" style:font-style-complex="italic"/>
    </style:style>
    <style:style style:name="T48" style:family="text">
      <style:text-properties fo:font-style="italic" fo:font-weight="bold" style:font-style-asian="italic" style:font-weight-asian="bold" style:font-style-complex="italic" style:font-weight-complex="bold"/>
    </style:style>
    <style:style style:name="T49" style:family="text">
      <style:text-properties fo:font-style="italic" fo:font-weight="bold" officeooo:rsid="00534df4" style:font-style-asian="italic" style:font-weight-asian="bold" style:font-style-complex="italic" style:font-weight-complex="bold"/>
    </style:style>
    <style:style style:name="T50" style:family="text">
      <style:text-properties fo:font-style="italic" fo:font-weight="bold" officeooo:rsid="00203c5b" style:font-style-asian="italic" style:font-weight-asian="bold" style:font-style-complex="italic" style:font-weight-complex="bold"/>
    </style:style>
    <style:style style:name="T51" style:family="text">
      <style:text-properties fo:font-style="italic" fo:font-weight="normal" style:font-style-asian="italic" style:font-weight-asian="normal" style:font-style-complex="italic" style:font-weight-complex="normal"/>
    </style:style>
    <style:style style:name="T52" style:family="text">
      <style:text-properties fo:font-style="italic" fo:font-weight="normal" officeooo:rsid="003a7f2b" style:font-style-asian="italic" style:font-weight-asian="normal" style:font-style-complex="italic" style:font-weight-complex="normal"/>
    </style:style>
    <style:style style:name="T53" style:family="text">
      <style:text-properties fo:font-style="italic" fo:font-weight="normal" officeooo:rsid="0110f9a0" style:font-style-asian="italic" style:font-weight-asian="normal" style:font-style-complex="italic" style:font-weight-complex="normal"/>
    </style:style>
    <style:style style:name="T54" style:family="text">
      <style:text-properties fo:font-style="normal" style:font-style-asian="normal" style:font-style-complex="normal"/>
    </style:style>
    <style:style style:name="T55" style:family="text">
      <style:text-properties fo:font-style="normal" officeooo:rsid="0048db8a" style:font-style-asian="normal" style:font-style-complex="normal"/>
    </style:style>
    <style:style style:name="T56" style:family="text">
      <style:text-properties fo:font-style="normal" officeooo:rsid="00497a50" style:font-style-asian="normal" style:font-style-complex="normal"/>
    </style:style>
    <style:style style:name="T57" style:family="text">
      <style:text-properties fo:font-style="normal" officeooo:rsid="004b844b" style:font-style-asian="normal" style:font-style-complex="normal"/>
    </style:style>
    <style:style style:name="T58" style:family="text">
      <style:text-properties fo:font-style="normal" officeooo:rsid="0039a713" style:font-style-asian="normal" style:font-style-complex="normal"/>
    </style:style>
    <style:style style:name="T59" style:family="text">
      <style:text-properties fo:font-style="normal" officeooo:rsid="004faa6a" style:font-style-asian="normal" style:font-style-complex="normal"/>
    </style:style>
    <style:style style:name="T60" style:family="text">
      <style:text-properties fo:font-style="normal" officeooo:rsid="005aa345" style:font-style-asian="normal" style:font-style-complex="normal"/>
    </style:style>
    <style:style style:name="T61" style:family="text">
      <style:text-properties fo:font-style="normal" officeooo:rsid="0092920b" style:font-style-asian="normal" style:font-style-complex="normal"/>
    </style:style>
    <style:style style:name="T62" style:family="text">
      <style:text-properties fo:font-style="normal" officeooo:rsid="009eb17b" style:font-style-asian="normal" style:font-style-complex="normal"/>
    </style:style>
    <style:style style:name="T63" style:family="text">
      <style:text-properties fo:font-style="normal" officeooo:rsid="00a31e95" style:font-style-asian="normal" style:font-style-complex="normal"/>
    </style:style>
    <style:style style:name="T64" style:family="text">
      <style:text-properties fo:font-style="normal" officeooo:rsid="00a42303" style:font-style-asian="normal" style:font-style-complex="normal"/>
    </style:style>
    <style:style style:name="T65" style:family="text">
      <style:text-properties fo:font-style="normal" officeooo:rsid="00a94ec5" style:font-style-asian="normal" style:font-style-complex="normal"/>
    </style:style>
    <style:style style:name="T66" style:family="text">
      <style:text-properties fo:font-style="normal" officeooo:rsid="00aacc78" style:font-style-asian="normal" style:font-style-complex="normal"/>
    </style:style>
    <style:style style:name="T67" style:family="text">
      <style:text-properties fo:font-style="normal" officeooo:rsid="00ac5888" style:font-style-asian="normal" style:font-style-complex="normal"/>
    </style:style>
    <style:style style:name="T68" style:family="text">
      <style:text-properties fo:font-style="normal" officeooo:rsid="00af8b98" style:font-style-asian="normal" style:font-style-complex="normal"/>
    </style:style>
    <style:style style:name="T69" style:family="text">
      <style:text-properties fo:font-style="normal" officeooo:rsid="00b32834" style:font-style-asian="normal" style:font-style-complex="normal"/>
    </style:style>
    <style:style style:name="T70" style:family="text">
      <style:text-properties fo:font-style="normal" officeooo:rsid="00c32952" style:font-style-asian="normal" style:font-style-complex="normal"/>
    </style:style>
    <style:style style:name="T71" style:family="text">
      <style:text-properties fo:font-style="normal" officeooo:rsid="00c850b3" style:font-style-asian="normal" style:font-style-complex="normal"/>
    </style:style>
    <style:style style:name="T72" style:family="text">
      <style:text-properties fo:font-style="normal" officeooo:rsid="00ca0d2c" style:font-style-asian="normal" style:font-style-complex="normal"/>
    </style:style>
    <style:style style:name="T73" style:family="text">
      <style:text-properties fo:font-style="normal" officeooo:rsid="00d264e0" style:font-style-asian="normal" style:font-style-complex="normal"/>
    </style:style>
    <style:style style:name="T74" style:family="text">
      <style:text-properties fo:font-style="normal" officeooo:rsid="00d366ad" style:font-style-asian="normal" style:font-style-complex="normal"/>
    </style:style>
    <style:style style:name="T75" style:family="text">
      <style:text-properties fo:font-style="normal" officeooo:rsid="00d3ffe8" style:font-style-asian="normal" style:font-style-complex="normal"/>
    </style:style>
    <style:style style:name="T76" style:family="text">
      <style:text-properties fo:font-style="normal" officeooo:rsid="00d72f4d" style:font-style-asian="normal" style:font-style-complex="normal"/>
    </style:style>
    <style:style style:name="T77" style:family="text">
      <style:text-properties fo:font-style="normal" officeooo:rsid="00de46b7" style:font-style-asian="normal" style:font-style-complex="normal"/>
    </style:style>
    <style:style style:name="T78" style:family="text">
      <style:text-properties fo:font-style="normal" officeooo:rsid="00e2d5a2" style:font-style-asian="normal" style:font-style-complex="normal"/>
    </style:style>
    <style:style style:name="T79" style:family="text">
      <style:text-properties fo:font-style="normal" officeooo:rsid="00eba207" style:font-style-asian="normal" style:font-style-complex="normal"/>
    </style:style>
    <style:style style:name="T80" style:family="text">
      <style:text-properties fo:font-style="normal" officeooo:rsid="010c8c99" style:font-style-asian="normal" style:font-style-complex="normal"/>
    </style:style>
    <style:style style:name="T81" style:family="text">
      <style:text-properties fo:font-style="normal" officeooo:rsid="010e4345" style:font-style-asian="normal" style:font-style-complex="normal"/>
    </style:style>
    <style:style style:name="T82" style:family="text">
      <style:text-properties fo:font-style="normal" officeooo:rsid="010f3b0e" style:font-style-asian="normal" style:font-style-complex="normal"/>
    </style:style>
    <style:style style:name="T83" style:family="text">
      <style:text-properties fo:font-style="normal" officeooo:rsid="01126296" style:font-style-asian="normal" style:font-style-complex="normal"/>
    </style:style>
    <style:style style:name="T84" style:family="text">
      <style:text-properties fo:font-style="normal" officeooo:rsid="011521ae" style:font-style-asian="normal" style:font-style-complex="normal"/>
    </style:style>
    <style:style style:name="T85" style:family="text">
      <style:text-properties fo:font-style="normal" officeooo:rsid="01cce54b" style:font-style-asian="normal" style:font-style-complex="normal"/>
    </style:style>
    <style:style style:name="T86" style:family="text">
      <style:text-properties fo:font-style="normal" officeooo:rsid="01c4b260" style:font-style-asian="normal" style:font-style-complex="normal"/>
    </style:style>
    <style:style style:name="T87" style:family="text">
      <style:text-properties fo:font-style="normal" officeooo:rsid="01d661e1" style:font-style-asian="normal" style:font-style-complex="normal"/>
    </style:style>
    <style:style style:name="T88" style:family="text">
      <style:text-properties fo:font-style="normal" officeooo:rsid="02ba5e3d" style:font-style-asian="normal" style:font-style-complex="normal"/>
    </style:style>
    <style:style style:name="T89" style:family="text">
      <style:text-properties fo:font-style="normal" officeooo:rsid="02bc15c9" style:font-style-asian="normal" style:font-style-complex="normal"/>
    </style:style>
    <style:style style:name="T90" style:family="text">
      <style:text-properties fo:font-style="normal" officeooo:rsid="03bb7390" style:font-style-asian="normal" style:font-style-complex="normal"/>
    </style:style>
    <style:style style:name="T91" style:family="text">
      <style:text-properties fo:font-style="normal" officeooo:rsid="03bf0226" style:font-style-asian="normal" style:font-style-complex="normal"/>
    </style:style>
    <style:style style:name="T92" style:family="text">
      <style:text-properties fo:font-style="normal" officeooo:rsid="03c4c359" style:font-style-asian="normal" style:font-style-complex="normal"/>
    </style:style>
    <style:style style:name="T93" style:family="text">
      <style:text-properties fo:font-style="normal" officeooo:rsid="03cbb3ff" style:font-style-asian="normal" style:font-style-complex="normal"/>
    </style:style>
    <style:style style:name="T94" style:family="text">
      <style:text-properties fo:font-style="normal" officeooo:rsid="03cd24d6" style:font-style-asian="normal" style:font-style-complex="normal"/>
    </style:style>
    <style:style style:name="T95" style:family="text">
      <style:text-properties fo:font-style="normal" officeooo:rsid="03d3aa64" style:font-style-asian="normal" style:font-style-complex="normal"/>
    </style:style>
    <style:style style:name="T96" style:family="text">
      <style:text-properties fo:font-style="normal" officeooo:rsid="03d57df6" style:font-style-asian="normal" style:font-style-complex="normal"/>
    </style:style>
    <style:style style:name="T97" style:family="text">
      <style:text-properties fo:font-style="normal" officeooo:rsid="03de8993" style:font-style-asian="normal" style:font-style-complex="normal"/>
    </style:style>
    <style:style style:name="T98" style:family="text">
      <style:text-properties fo:font-style="normal" officeooo:rsid="03dfdf33" style:font-style-asian="normal" style:font-style-complex="normal"/>
    </style:style>
    <style:style style:name="T99" style:family="text">
      <style:text-properties fo:font-style="normal" officeooo:rsid="03e57c53" style:font-style-asian="normal" style:font-style-complex="normal"/>
    </style:style>
    <style:style style:name="T100" style:family="text">
      <style:text-properties fo:font-style="normal" officeooo:rsid="003c23d9" style:font-style-asian="normal" style:font-style-complex="normal"/>
    </style:style>
    <style:style style:name="T101" style:family="text">
      <style:text-properties fo:font-style="normal" officeooo:rsid="03e71b2d" style:font-style-asian="normal" style:font-style-complex="normal"/>
    </style:style>
    <style:style style:name="T102" style:family="text">
      <style:text-properties fo:font-style="normal" officeooo:rsid="03e7a79c" style:font-style-asian="normal" style:font-style-complex="normal"/>
    </style:style>
    <style:style style:name="T103" style:family="text">
      <style:text-properties fo:font-style="normal" officeooo:rsid="03e890af" style:font-style-asian="normal" style:font-style-complex="normal"/>
    </style:style>
    <style:style style:name="T104" style:family="text">
      <style:text-properties fo:font-style="normal" officeooo:rsid="03e89a9f" style:font-style-asian="normal" style:font-style-complex="normal"/>
    </style:style>
    <style:style style:name="T105" style:family="text">
      <style:text-properties fo:font-style="normal" officeooo:rsid="03ed6f5e" style:font-style-asian="normal" style:font-style-complex="normal"/>
    </style:style>
    <style:style style:name="T106" style:family="text">
      <style:text-properties fo:font-style="normal" officeooo:rsid="03ef1e25" style:font-style-asian="normal" style:font-style-complex="normal"/>
    </style:style>
    <style:style style:name="T107" style:family="text">
      <style:text-properties fo:font-style="normal" officeooo:rsid="03f30ca0" style:font-style-asian="normal" style:font-style-complex="normal"/>
    </style:style>
    <style:style style:name="T108" style:family="text">
      <style:text-properties fo:font-style="normal" officeooo:rsid="00c23a7e" style:font-style-asian="normal" style:font-style-complex="normal"/>
    </style:style>
    <style:style style:name="T109" style:family="text">
      <style:text-properties fo:font-style="normal" officeooo:rsid="03f311c3" style:font-style-asian="normal" style:font-style-complex="normal"/>
    </style:style>
    <style:style style:name="T110" style:family="text">
      <style:text-properties fo:font-style="normal" officeooo:rsid="03f3278e" style:font-style-asian="normal" style:font-style-complex="normal"/>
    </style:style>
    <style:style style:name="T111" style:family="text">
      <style:text-properties fo:font-style="normal" officeooo:rsid="03fa5807" style:font-style-asian="normal" style:font-style-complex="normal"/>
    </style:style>
    <style:style style:name="T112" style:family="text">
      <style:text-properties fo:font-style="normal" officeooo:rsid="04080bce" style:font-style-asian="normal" style:font-style-complex="normal"/>
    </style:style>
    <style:style style:name="T113" style:family="text">
      <style:text-properties fo:font-style="normal" officeooo:rsid="03ffa642" style:font-style-asian="normal" style:font-style-complex="normal"/>
    </style:style>
    <style:style style:name="T114" style:family="text">
      <style:text-properties fo:font-style="normal" officeooo:rsid="0426925c" style:font-style-asian="normal" style:font-style-complex="normal"/>
    </style:style>
    <style:style style:name="T115" style:family="text">
      <style:text-properties fo:font-style="normal" fo:font-weight="normal" style:font-style-asian="normal" style:font-weight-asian="normal" style:font-style-complex="normal" style:font-weight-complex="normal"/>
    </style:style>
    <style:style style:name="T116" style:family="text">
      <style:text-properties fo:font-style="normal" fo:font-weight="normal" officeooo:rsid="002138ff" style:font-style-asian="normal" style:font-weight-asian="normal" style:font-style-complex="normal" style:font-weight-complex="normal"/>
    </style:style>
    <style:style style:name="T117" style:family="text">
      <style:text-properties fo:font-style="normal" fo:font-weight="normal" officeooo:rsid="003a7f2b" style:font-style-asian="normal" style:font-weight-asian="normal" style:font-style-complex="normal" style:font-weight-complex="normal"/>
    </style:style>
    <style:style style:name="T118" style:family="text">
      <style:text-properties fo:font-style="normal" fo:font-weight="normal" officeooo:rsid="004f77f4" style:font-style-asian="normal" style:font-weight-asian="normal" style:font-style-complex="normal" style:font-weight-complex="normal"/>
    </style:style>
    <style:style style:name="T119" style:family="text">
      <style:text-properties fo:font-style="normal" fo:font-weight="normal" officeooo:rsid="004fb653" style:font-style-asian="normal" style:font-weight-asian="normal" style:font-style-complex="normal" style:font-weight-complex="normal"/>
    </style:style>
    <style:style style:name="T120" style:family="text">
      <style:text-properties fo:font-style="normal" fo:font-weight="normal" officeooo:rsid="0050854f" style:font-style-asian="normal" style:font-weight-asian="normal" style:font-style-complex="normal" style:font-weight-complex="normal"/>
    </style:style>
    <style:style style:name="T121" style:family="text">
      <style:text-properties fo:font-style="normal" fo:font-weight="normal" officeooo:rsid="00534df4" style:font-style-asian="normal" style:font-weight-asian="normal" style:font-style-complex="normal" style:font-weight-complex="normal"/>
    </style:style>
    <style:style style:name="T122" style:family="text">
      <style:text-properties fo:font-style="normal" fo:font-weight="normal" officeooo:rsid="005aa345" style:font-style-asian="normal" style:font-weight-asian="normal" style:font-style-complex="normal" style:font-weight-complex="normal"/>
    </style:style>
    <style:style style:name="T123" style:family="text">
      <style:text-properties fo:font-style="normal" fo:font-weight="normal" officeooo:rsid="0079b304" style:font-style-asian="normal" style:font-weight-asian="normal" style:font-style-complex="normal" style:font-weight-complex="normal"/>
    </style:style>
    <style:style style:name="T124" style:family="text">
      <style:text-properties fo:font-style="normal" fo:font-weight="normal" officeooo:rsid="0090b79e" style:font-style-asian="normal" style:font-weight-asian="normal" style:font-style-complex="normal" style:font-weight-complex="normal"/>
    </style:style>
    <style:style style:name="T125" style:family="text">
      <style:text-properties fo:font-style="normal" fo:font-weight="normal" officeooo:rsid="0094e0e0" style:font-style-asian="normal" style:font-weight-asian="normal" style:font-style-complex="normal" style:font-weight-complex="normal"/>
    </style:style>
    <style:style style:name="T126" style:family="text">
      <style:text-properties fo:font-style="normal" fo:font-weight="normal" officeooo:rsid="00a92964" style:font-style-asian="normal" style:font-weight-asian="normal" style:font-style-complex="normal" style:font-weight-complex="normal"/>
    </style:style>
    <style:style style:name="T127" style:family="text">
      <style:text-properties fo:font-style="normal" fo:font-weight="normal" officeooo:rsid="00cccf5a" style:font-style-asian="normal" style:font-weight-asian="normal" style:font-style-complex="normal" style:font-weight-complex="normal"/>
    </style:style>
    <style:style style:name="T128" style:family="text">
      <style:text-properties fo:font-style="normal" fo:font-weight="normal" officeooo:rsid="00d22927" style:font-style-asian="normal" style:font-weight-asian="normal" style:font-style-complex="normal" style:font-weight-complex="normal"/>
    </style:style>
    <style:style style:name="T129" style:family="text">
      <style:text-properties fo:font-style="normal" fo:font-weight="normal" officeooo:rsid="0110f9a0" style:font-style-asian="normal" style:font-weight-asian="normal" style:font-style-complex="normal" style:font-weight-complex="normal"/>
    </style:style>
    <style:style style:name="T130" style:family="text">
      <style:text-properties fo:font-style="normal" fo:font-weight="normal" officeooo:rsid="01134ef1" style:font-style-asian="normal" style:font-weight-asian="normal" style:font-style-complex="normal" style:font-weight-complex="normal"/>
    </style:style>
    <style:style style:name="T131" style:family="text">
      <style:text-properties fo:font-style="normal" fo:font-weight="normal" officeooo:rsid="01131987" style:font-style-asian="normal" style:font-weight-asian="normal" style:font-style-complex="normal" style:font-weight-complex="normal"/>
    </style:style>
    <style:style style:name="T132" style:family="text">
      <style:text-properties fo:font-style="normal" fo:font-weight="normal" officeooo:rsid="02c5278a" style:font-style-asian="normal" style:font-weight-asian="normal" style:font-style-complex="normal" style:font-weight-complex="normal"/>
    </style:style>
    <style:style style:name="T133" style:family="text">
      <style:text-properties fo:font-style="normal" fo:font-weight="normal" officeooo:rsid="02bc15c9" style:font-style-asian="normal" style:font-weight-asian="normal" style:font-style-complex="normal" style:font-weight-complex="normal"/>
    </style:style>
    <style:style style:name="T134" style:family="text">
      <style:text-properties fo:font-style="normal" fo:font-weight="normal" officeooo:rsid="03bfcf62" style:font-style-asian="normal" style:font-weight-asian="normal" style:font-style-complex="normal" style:font-weight-complex="normal"/>
    </style:style>
    <style:style style:name="T135" style:family="text">
      <style:text-properties fo:font-style="normal" fo:font-weight="normal" officeooo:rsid="01126296" style:font-style-asian="normal" style:font-weight-asian="normal" style:font-style-complex="normal" style:font-weight-complex="normal"/>
    </style:style>
    <style:style style:name="T136" style:family="text">
      <style:text-properties fo:font-style="normal" fo:font-weight="normal" officeooo:rsid="03d29a34" style:font-style-asian="normal" style:font-weight-asian="normal" style:font-style-complex="normal" style:font-weight-complex="normal"/>
    </style:style>
    <style:style style:name="T137" style:family="text">
      <style:text-properties fo:font-style="normal" fo:font-weight="normal" officeooo:rsid="03ffa642" style:font-style-asian="normal" style:font-weight-asian="normal" style:font-style-complex="normal" style:font-weight-complex="normal"/>
    </style:style>
    <style:style style:name="T138" style:family="text">
      <style:text-properties fo:font-style="normal" fo:font-weight="normal" officeooo:rsid="04079fbf" style:font-style-asian="normal" style:font-weight-asian="normal" style:font-style-complex="normal" style:font-weight-complex="normal"/>
    </style:style>
    <style:style style:name="T139" style:family="text">
      <style:text-properties fo:font-style="normal" fo:font-weight="normal" officeooo:rsid="04258c7b" style:font-style-asian="normal" style:font-weight-asian="normal" style:font-style-complex="normal" style:font-weight-complex="normal"/>
    </style:style>
    <style:style style:name="T140" style:family="text">
      <style:text-properties fo:font-style="normal" fo:font-weight="bold" style:font-style-asian="normal" style:font-weight-asian="bold" style:font-style-complex="normal" style:font-weight-complex="bold"/>
    </style:style>
    <style:style style:name="T141" style:family="text">
      <style:text-properties fo:font-style="normal" fo:font-weight="bold" officeooo:rsid="004f77f4" style:font-style-asian="normal" style:font-weight-asian="bold" style:font-style-complex="normal" style:font-weight-complex="bold"/>
    </style:style>
    <style:style style:name="T142" style:family="text">
      <style:text-properties fo:font-style="normal" fo:font-weight="bold" officeooo:rsid="005aa345" style:font-style-asian="normal" style:font-weight-asian="bold" style:font-style-complex="normal" style:font-weight-complex="bold"/>
    </style:style>
    <style:style style:name="T143" style:family="text">
      <style:text-properties fo:font-style="normal" fo:font-weight="bold" officeooo:rsid="00ac5888" style:font-style-asian="normal" style:font-weight-asian="bold" style:font-style-complex="normal" style:font-weight-complex="bold"/>
    </style:style>
    <style:style style:name="T144" style:family="text">
      <style:text-properties fo:font-style="normal" fo:font-weight="bold" officeooo:rsid="0110f9a0" style:font-style-asian="normal" style:font-weight-asian="bold" style:font-style-complex="normal" style:font-weight-complex="bold"/>
    </style:style>
    <style:style style:name="T145" style:family="text">
      <style:text-properties fo:font-style="normal" fo:font-weight="bold" officeooo:rsid="01134ef1" style:font-style-asian="normal" style:font-weight-asian="bold" style:font-style-complex="normal" style:font-weight-complex="bold"/>
    </style:style>
    <style:style style:name="T146" style:family="text">
      <style:text-properties fo:font-style="normal" fo:font-weight="bold" officeooo:rsid="02bc15c9" style:font-style-asian="normal" style:font-weight-asian="bold" style:font-style-complex="normal" style:font-weight-complex="bold"/>
    </style:style>
    <style:style style:name="T147" style:family="text">
      <style:text-properties fo:font-style="normal" fo:font-weight="bold" officeooo:rsid="02c7712d" style:font-style-asian="normal" style:font-weight-asian="bold" style:font-style-complex="normal" style:font-weight-complex="bold"/>
    </style:style>
    <style:style style:name="T148" style:family="text">
      <style:text-properties fo:font-style="normal" fo:font-weight="bold" officeooo:rsid="01126296" style:font-style-asian="normal" style:font-weight-asian="bold" style:font-style-complex="normal" style:font-weight-complex="bold"/>
    </style:style>
    <style:style style:name="T149" style:family="text">
      <style:text-properties fo:font-style="normal" fo:font-weight="bold" officeooo:rsid="04258c7b" style:font-style-asian="normal" style:font-weight-asian="bold" style:font-style-complex="normal" style:font-weight-complex="bold"/>
    </style:style>
    <style:style style:name="T150" style:family="text">
      <style:text-properties fo:font-style="normal" style:text-underline-style="none" fo:font-weight="normal" style:font-style-asian="normal" style:font-weight-asian="normal" style:font-style-complex="normal" style:font-weight-complex="normal"/>
    </style:style>
    <style:style style:name="T151" style:family="text">
      <style:text-properties fo:font-weight="bold" style:font-weight-asian="bold" style:font-weight-complex="bold"/>
    </style:style>
    <style:style style:name="T152" style:family="text">
      <style:text-properties fo:font-weight="bold" officeooo:rsid="00768a73" style:font-weight-asian="bold" style:font-weight-complex="bold"/>
    </style:style>
    <style:style style:name="T153" style:family="text">
      <style:text-properties fo:font-weight="bold" officeooo:rsid="00d941e2" style:font-weight-asian="bold" style:font-weight-complex="bold"/>
    </style:style>
    <style:style style:name="T154" style:family="text">
      <style:text-properties fo:font-weight="bold" officeooo:rsid="01de7790" style:font-weight-asian="bold" style:font-weight-complex="bold"/>
    </style:style>
    <style:style style:name="T155" style:family="text">
      <style:text-properties fo:font-weight="bold" officeooo:rsid="02ba4349" style:font-weight-asian="bold" style:font-weight-complex="bold"/>
    </style:style>
    <style:style style:name="T156" style:family="text">
      <style:text-properties fo:font-weight="bold" officeooo:rsid="02c47930" style:font-weight-asian="bold" style:font-weight-complex="bold"/>
    </style:style>
    <style:style style:name="T157" style:family="text">
      <style:text-properties fo:font-weight="bold" officeooo:rsid="03ad46b3" style:font-weight-asian="bold" style:font-weight-complex="bold"/>
    </style:style>
    <style:style style:name="T158" style:family="text">
      <style:text-properties fo:font-weight="bold" officeooo:rsid="03ad6b1e" style:font-weight-asian="bold" style:font-weight-complex="bold"/>
    </style:style>
    <style:style style:name="T159" style:family="text">
      <style:text-properties fo:font-weight="bold" officeooo:rsid="03c80090" style:font-weight-asian="bold" style:font-weight-complex="bold"/>
    </style:style>
    <style:style style:name="T160" style:family="text">
      <style:text-properties fo:font-weight="bold" officeooo:rsid="03afe625" style:font-weight-asian="bold" style:font-weight-complex="bold"/>
    </style:style>
    <style:style style:name="T161" style:family="text">
      <style:text-properties fo:font-weight="bold" officeooo:rsid="03d7072b" style:font-weight-asian="bold" style:font-weight-complex="bold"/>
    </style:style>
    <style:style style:name="T162" style:family="text">
      <style:text-properties fo:font-weight="bold" officeooo:rsid="03fe5a01" style:font-weight-asian="bold" style:font-weight-complex="bold"/>
    </style:style>
    <style:style style:name="T163" style:family="text">
      <style:text-properties fo:font-weight="bold" officeooo:rsid="0422d4db" style:font-weight-asian="bold" style:font-weight-complex="bold"/>
    </style:style>
    <style:style style:name="T164" style:family="text">
      <style:text-properties fo:font-weight="normal" style:font-weight-asian="normal" style:font-weight-complex="normal"/>
    </style:style>
    <style:style style:name="T165" style:family="text">
      <style:text-properties fo:font-weight="normal" officeooo:rsid="00768a73" style:font-weight-asian="normal" style:font-weight-complex="normal"/>
    </style:style>
    <style:style style:name="T166" style:family="text">
      <style:text-properties fo:font-weight="normal" officeooo:rsid="01de7790" style:font-weight-asian="normal" style:font-weight-complex="normal"/>
    </style:style>
    <style:style style:name="T167" style:family="text">
      <style:text-properties fo:font-weight="normal" officeooo:rsid="02ba4349" style:font-weight-asian="normal" style:font-weight-complex="normal"/>
    </style:style>
    <style:style style:name="T168" style:family="text">
      <style:text-properties fo:font-weight="normal" officeooo:rsid="02c0b149" style:font-weight-asian="normal" style:font-weight-complex="normal"/>
    </style:style>
    <style:style style:name="T169" style:family="text">
      <style:text-properties fo:font-weight="normal" officeooo:rsid="02c15c36" style:font-weight-asian="normal" style:font-weight-complex="normal"/>
    </style:style>
    <style:style style:name="T170" style:family="text">
      <style:text-properties fo:font-weight="normal" officeooo:rsid="02c47930" style:font-weight-asian="normal" style:font-weight-complex="normal"/>
    </style:style>
    <style:style style:name="T171" style:family="text">
      <style:text-properties fo:font-weight="normal" officeooo:rsid="03b2064b" style:font-weight-asian="normal" style:font-weight-complex="normal"/>
    </style:style>
    <style:style style:name="T172" style:family="text">
      <style:text-properties fo:font-weight="normal" officeooo:rsid="03bfcf62" style:font-weight-asian="normal" style:font-weight-complex="normal"/>
    </style:style>
    <style:style style:name="T173" style:family="text">
      <style:text-properties fo:font-weight="normal" officeooo:rsid="03c80090" style:font-weight-asian="normal" style:font-weight-complex="normal"/>
    </style:style>
    <style:style style:name="T174" style:family="text">
      <style:text-properties fo:font-weight="normal" officeooo:rsid="03afe625" style:font-weight-asian="normal" style:font-weight-complex="normal"/>
    </style:style>
    <style:style style:name="T175" style:family="text">
      <style:text-properties fo:font-weight="normal" officeooo:rsid="03b0e441" style:font-weight-asian="normal" style:font-weight-complex="normal"/>
    </style:style>
    <style:style style:name="T176" style:family="text">
      <style:text-properties fo:font-weight="normal" officeooo:rsid="03c82d41" style:font-weight-asian="normal" style:font-weight-complex="normal"/>
    </style:style>
    <style:style style:name="T177" style:family="text">
      <style:text-properties fo:font-weight="normal" officeooo:rsid="03c8f791" style:font-weight-asian="normal" style:font-weight-complex="normal"/>
    </style:style>
    <style:style style:name="T178" style:family="text">
      <style:text-properties fo:font-weight="normal" officeooo:rsid="03e890af" style:font-weight-asian="normal" style:font-weight-complex="normal"/>
    </style:style>
    <style:style style:name="T179" style:family="text">
      <style:text-properties fo:font-weight="normal" officeooo:rsid="03f7cea9" style:font-weight-asian="normal" style:font-weight-complex="normal"/>
    </style:style>
    <style:style style:name="T180" style:family="text">
      <style:text-properties fo:font-weight="normal" officeooo:rsid="0422d4db" style:font-weight-asian="normal" style:font-weight-complex="normal"/>
    </style:style>
    <style:style style:name="T181" style:family="text">
      <style:text-properties officeooo:rsid="0027cdf3"/>
    </style:style>
    <style:style style:name="T182" style:family="text">
      <style:text-properties officeooo:rsid="002bcced"/>
    </style:style>
    <style:style style:name="T183" style:family="text">
      <style:text-properties officeooo:rsid="00203c5b"/>
    </style:style>
    <style:style style:name="T184" style:family="text">
      <style:text-properties officeooo:rsid="00a77051"/>
    </style:style>
    <style:style style:name="T185" style:family="text">
      <style:text-properties fo:color="#000000" loext:opacity="100%" style:font-name="Liberation Mono" fo:font-size="9pt" fo:font-style="normal" fo:font-weight="normal" style:font-style-asian="normal" style:font-weight-asian="normal" style:font-style-complex="normal" style:font-weight-complex="normal"/>
    </style:style>
    <style:style style:name="T186" style:family="text">
      <style:text-properties fo:color="#000000" loext:opacity="100%" style:font-name="Liberation Mono" fo:font-size="9pt" fo:font-style="normal" fo:font-weight="normal" style:font-size-asian="12pt" style:font-style-asian="normal" style:font-weight-asian="normal" style:font-size-complex="12pt" style:font-style-complex="normal" style:font-weight-complex="normal"/>
    </style:style>
    <style:style style:name="T187" style:family="text">
      <style:text-properties fo:color="#000000" loext:opacity="100%" style:font-name="Liberation Serif" fo:font-size="12pt" fo:font-style="normal" fo:font-weight="normal" style:font-size-asian="12pt" style:font-style-asian="normal" style:font-weight-asian="normal" style:font-size-complex="12pt" style:font-style-complex="normal" style:font-weight-complex="normal"/>
    </style:style>
    <style:style style:name="T188" style:family="text">
      <style:text-properties fo:color="#000000" loext:opacity="100%" style:font-name="Liberation Serif" fo:font-size="12pt" fo:font-style="normal" fo:font-weight="normal" officeooo:rsid="002d0253" style:font-size-asian="12pt" style:font-style-asian="normal" style:font-weight-asian="normal" style:font-size-complex="12pt" style:font-style-complex="normal" style:font-weight-complex="normal"/>
    </style:style>
    <style:style style:name="T189" style:family="text">
      <style:text-properties fo:color="#000000" loext:opacity="100%" style:font-name="Courier" fo:font-size="9.5pt" fo:font-weight="bold" style:font-size-asian="9.5pt" style:font-weight-asian="bold"/>
    </style:style>
    <style:style style:name="T190" style:family="text">
      <style:text-properties fo:color="#ffffff" loext:opacity="100%" style:text-underline-style="none" fo:font-weight="bold" style:font-weight-asian="bold" style:font-weight-complex="bold"/>
    </style:style>
    <style:style style:name="T191" style:family="text">
      <style:text-properties officeooo:rsid="003309b9"/>
    </style:style>
    <style:style style:name="T192" style:family="text">
      <style:text-properties officeooo:rsid="003a7f2b"/>
    </style:style>
    <style:style style:name="T193" style:family="text">
      <style:text-properties officeooo:rsid="0048db8a"/>
    </style:style>
    <style:style style:name="T194" style:family="text">
      <style:text-properties officeooo:rsid="00497a50"/>
    </style:style>
    <style:style style:name="T195" style:family="text">
      <style:text-properties officeooo:rsid="004991e6"/>
    </style:style>
    <style:style style:name="T196" style:family="text">
      <style:text-properties officeooo:rsid="004d3dcc"/>
    </style:style>
    <style:style style:name="T197" style:family="text">
      <style:text-properties officeooo:rsid="004de9a5"/>
    </style:style>
    <style:style style:name="T198" style:family="text">
      <style:text-properties officeooo:rsid="0050f624"/>
    </style:style>
    <style:style style:name="T199" style:family="text">
      <style:text-properties officeooo:rsid="00533de6"/>
    </style:style>
    <style:style style:name="T200" style:family="text">
      <style:text-properties officeooo:rsid="00534df4"/>
    </style:style>
    <style:style style:name="T201" style:family="text">
      <style:text-properties officeooo:rsid="0054cf04"/>
    </style:style>
    <style:style style:name="T202" style:family="text">
      <style:text-properties officeooo:rsid="006061e9"/>
    </style:style>
    <style:style style:name="T203" style:family="text">
      <style:text-properties officeooo:rsid="006243d5"/>
    </style:style>
    <style:style style:name="T204" style:family="text">
      <style:text-properties officeooo:rsid="006401b5"/>
    </style:style>
    <style:style style:name="T205" style:family="text">
      <style:text-properties officeooo:rsid="00667473"/>
    </style:style>
    <style:style style:name="T206" style:family="text">
      <style:text-properties officeooo:rsid="006b38e7"/>
    </style:style>
    <style:style style:name="T207" style:family="text">
      <style:text-properties officeooo:rsid="007096d6"/>
    </style:style>
    <style:style style:name="T208" style:family="text">
      <style:text-properties officeooo:rsid="00768a73"/>
    </style:style>
    <style:style style:name="T209" style:family="text">
      <style:text-properties officeooo:rsid="00778092"/>
    </style:style>
    <style:style style:name="T210" style:family="text">
      <style:text-properties officeooo:rsid="0079b304"/>
    </style:style>
    <style:style style:name="T211" style:family="text">
      <style:text-properties officeooo:rsid="007dfda2"/>
    </style:style>
    <style:style style:name="T212" style:family="text">
      <style:text-properties officeooo:rsid="008c3fc2"/>
    </style:style>
    <style:style style:name="T213" style:family="text">
      <style:text-properties officeooo:rsid="0090b79e"/>
    </style:style>
    <style:style style:name="T214" style:family="text">
      <style:text-properties officeooo:rsid="0091c55f"/>
    </style:style>
    <style:style style:name="T215" style:family="text">
      <style:text-properties officeooo:rsid="0092920b"/>
    </style:style>
    <style:style style:name="T216" style:family="text">
      <style:text-properties officeooo:rsid="00989354"/>
    </style:style>
    <style:style style:name="T217" style:family="text">
      <style:text-properties style:font-name="Liberation Mono1" fo:font-size="10pt" style:font-size-asian="10pt" style:font-size-complex="10pt"/>
    </style:style>
    <style:style style:name="T218" style:family="text">
      <style:text-properties style:font-name="Liberation Mono1" fo:font-size="10pt" officeooo:rsid="00203c5b" style:font-size-asian="10pt" style:font-size-complex="10pt"/>
    </style:style>
    <style:style style:name="T219" style:family="text">
      <style:text-properties style:font-name="Liberation Mono1" fo:font-size="10pt" officeooo:rsid="01dbdda0" style:font-size-asian="10pt" style:font-size-complex="10pt"/>
    </style:style>
    <style:style style:name="T220" style:family="text">
      <style:text-properties style:font-name="Liberation Mono1" fo:font-size="10pt" officeooo:rsid="03d2f49e" style:font-size-asian="10pt" style:font-size-complex="10pt"/>
    </style:style>
    <style:style style:name="T221" style:family="text">
      <style:text-properties style:font-name="Liberation Mono1" fo:font-size="10pt" officeooo:rsid="03d7072b" style:font-size-asian="10pt" style:font-size-complex="10pt"/>
    </style:style>
    <style:style style:name="T222" style:family="text">
      <style:text-properties style:font-name="Liberation Mono1" fo:font-size="10pt" officeooo:rsid="03dae9c6" style:font-size-asian="10pt" style:font-size-complex="10pt"/>
    </style:style>
    <style:style style:name="T223" style:family="text">
      <style:text-properties style:font-name="Liberation Mono1" fo:font-size="10pt" officeooo:rsid="03e89a9f" style:font-size-asian="10pt" style:font-size-complex="10pt"/>
    </style:style>
    <style:style style:name="T224" style:family="text">
      <style:text-properties style:font-name="Liberation Mono1" fo:font-size="10pt" fo:font-weight="bold" style:font-size-asian="10pt" style:font-weight-asian="bold" style:font-size-complex="10pt" style:font-weight-complex="bold"/>
    </style:style>
    <style:style style:name="T225" style:family="text">
      <style:text-properties style:font-name="Liberation Mono1" fo:font-size="10pt" fo:font-weight="bold" officeooo:rsid="03b2afe8" style:font-size-asian="10pt" style:font-weight-asian="bold" style:font-size-complex="10pt" style:font-weight-complex="bold"/>
    </style:style>
    <style:style style:name="T226" style:family="text">
      <style:text-properties style:font-name="Liberation Mono1" fo:font-size="10pt" fo:font-weight="bold" officeooo:rsid="03b45740" style:font-size-asian="10pt" style:font-weight-asian="bold" style:font-size-complex="10pt" style:font-weight-complex="bold"/>
    </style:style>
    <style:style style:name="T227" style:family="text">
      <style:text-properties style:font-name="Liberation Mono1" fo:font-size="10pt" fo:font-weight="bold" officeooo:rsid="03b75e0c" style:font-size-asian="10pt" style:font-weight-asian="bold" style:font-size-complex="10pt" style:font-weight-complex="bold"/>
    </style:style>
    <style:style style:name="T228" style:family="text">
      <style:text-properties style:font-name="Liberation Mono1" fo:font-size="10pt" fo:font-weight="bold" officeooo:rsid="00c4e026" style:font-size-asian="10pt" style:font-weight-asian="bold" style:font-size-complex="10pt" style:font-weight-complex="bold"/>
    </style:style>
    <style:style style:name="T229" style:family="text">
      <style:text-properties style:font-name="Liberation Mono1" fo:font-size="10pt" fo:font-weight="bold" officeooo:rsid="03e89a9f" style:font-size-asian="10pt" style:font-weight-asian="bold" style:font-size-complex="10pt" style:font-weight-complex="bold"/>
    </style:style>
    <style:style style:name="T230" style:family="text">
      <style:text-properties style:font-name="Liberation Mono1" fo:font-size="10pt" fo:font-weight="bold" officeooo:rsid="0425b871" style:font-size-asian="10pt" style:font-weight-asian="bold" style:font-size-complex="10pt" style:font-weight-complex="bold"/>
    </style:style>
    <style:style style:name="T231" style:family="text">
      <style:text-properties style:font-name="Liberation Mono1" fo:font-size="10pt" fo:font-style="normal" fo:font-weight="bold" style:font-size-asian="10pt" style:font-style-asian="normal" style:font-weight-asian="bold" style:font-size-complex="10pt" style:font-style-complex="normal" style:font-weight-complex="bold"/>
    </style:style>
    <style:style style:name="T232" style:family="text">
      <style:text-properties style:font-name="Liberation Mono1" fo:font-size="10pt" fo:font-style="normal" fo:font-weight="bold" officeooo:rsid="00c850b3" style:font-size-asian="10pt" style:font-style-asian="normal" style:font-weight-asian="bold" style:font-size-complex="10pt" style:font-style-complex="normal" style:font-weight-complex="bold"/>
    </style:style>
    <style:style style:name="T233" style:family="text">
      <style:text-properties style:font-name="Liberation Mono1" fo:font-size="10pt" fo:font-style="normal" fo:font-weight="bold" officeooo:rsid="011521ae" style:font-size-asian="10pt" style:font-style-asian="normal" style:font-weight-asian="bold" style:font-size-complex="10pt" style:font-style-complex="normal" style:font-weight-complex="bold"/>
    </style:style>
    <style:style style:name="T234" style:family="text">
      <style:text-properties style:font-name="Liberation Mono1" fo:font-size="10pt" fo:font-style="normal" fo:font-weight="bold" officeooo:rsid="03bb7390" style:font-size-asian="10pt" style:font-style-asian="normal" style:font-weight-asian="bold" style:font-size-complex="10pt" style:font-style-complex="normal" style:font-weight-complex="bold"/>
    </style:style>
    <style:style style:name="T235" style:family="text">
      <style:text-properties style:font-name="Liberation Mono1" fo:font-size="10pt" fo:font-style="normal" fo:font-weight="bold" officeooo:rsid="03e7a79c" style:font-size-asian="10pt" style:font-style-asian="normal" style:font-weight-asian="bold" style:font-size-complex="10pt" style:font-style-complex="normal" style:font-weight-complex="bold"/>
    </style:style>
    <style:style style:name="T236" style:family="text">
      <style:text-properties style:font-name="Liberation Mono1" fo:font-size="10pt" fo:font-style="normal" fo:font-weight="bold" officeooo:rsid="03e890af" style:font-size-asian="10pt" style:font-style-asian="normal" style:font-weight-asian="bold" style:font-size-complex="10pt" style:font-style-complex="normal" style:font-weight-complex="bold"/>
    </style:style>
    <style:style style:name="T237" style:family="text">
      <style:text-properties style:font-name="Liberation Mono1" fo:font-size="10pt" fo:font-style="normal" fo:font-weight="normal" style:font-size-asian="10pt" style:font-style-asian="normal" style:font-weight-asian="normal" style:font-size-complex="10pt" style:font-style-complex="normal" style:font-weight-complex="normal"/>
    </style:style>
    <style:style style:name="T238" style:family="text">
      <style:text-properties style:font-name="Liberation Mono1" fo:font-size="10pt" fo:font-style="normal" officeooo:rsid="03cd24d6" style:font-size-asian="10pt" style:font-style-asian="normal" style:font-size-complex="10pt" style:font-style-complex="normal"/>
    </style:style>
    <style:style style:name="T239" style:family="text">
      <style:text-properties style:font-name="Liberation Mono1" fo:font-size="10pt" fo:font-style="normal" officeooo:rsid="03e7a79c" style:font-size-asian="10pt" style:font-style-asian="normal" style:font-size-complex="10pt" style:font-style-complex="normal"/>
    </style:style>
    <style:style style:name="T240" style:family="text">
      <style:text-properties style:font-name="Liberation Mono1" fo:font-size="10pt" fo:font-style="normal" officeooo:rsid="03e89a9f" style:font-size-asian="10pt" style:font-style-asian="normal" style:font-size-complex="10pt" style:font-style-complex="normal"/>
    </style:style>
    <style:style style:name="T241" style:family="text">
      <style:text-properties style:font-name="Liberation Mono1" fo:font-size="10pt" fo:font-style="italic" style:font-size-asian="10pt" style:font-style-asian="italic" style:font-size-complex="10pt" style:font-style-complex="italic"/>
    </style:style>
    <style:style style:name="T242" style:family="text">
      <style:text-properties style:font-name="Liberation Mono1" fo:font-size="10pt" fo:font-style="italic" officeooo:rsid="03e89a9f" style:font-size-asian="10pt" style:font-style-asian="italic" style:font-size-complex="10pt" style:font-style-complex="italic"/>
    </style:style>
    <style:style style:name="T243" style:family="text">
      <style:text-properties style:font-name="Liberation Mono1" fo:font-size="10pt" fo:font-style="italic" fo:font-weight="bold" style:font-size-asian="10pt" style:font-style-asian="italic" style:font-weight-asian="bold" style:font-size-complex="10pt" style:font-style-complex="italic" style:font-weight-complex="bold"/>
    </style:style>
    <style:style style:name="T244" style:family="text">
      <style:text-properties style:font-name="Liberation Mono1" fo:font-size="10pt" fo:font-style="italic" fo:font-weight="bold" officeooo:rsid="03e89a9f" style:font-size-asian="10pt" style:font-style-asian="italic" style:font-weight-asian="bold" style:font-size-complex="10pt" style:font-style-complex="italic" style:font-weight-complex="bold"/>
    </style:style>
    <style:style style:name="T245" style:family="text">
      <style:text-properties officeooo:rsid="009f29f1"/>
    </style:style>
    <style:style style:name="T246" style:family="text">
      <style:text-properties officeooo:rsid="009feecd"/>
    </style:style>
    <style:style style:name="T247" style:family="text">
      <style:text-properties officeooo:rsid="00aff2fa"/>
    </style:style>
    <style:style style:name="T248" style:family="text">
      <style:text-properties officeooo:rsid="00b15c14"/>
    </style:style>
    <style:style style:name="T249" style:family="text">
      <style:text-properties officeooo:rsid="00b32834"/>
    </style:style>
    <style:style style:name="T250" style:family="text">
      <style:text-properties officeooo:rsid="00b6e0a7"/>
    </style:style>
    <style:style style:name="T251" style:family="text">
      <style:text-properties officeooo:rsid="00b829a7"/>
    </style:style>
    <style:style style:name="T252" style:family="text">
      <style:text-properties officeooo:rsid="00bac90b"/>
    </style:style>
    <style:style style:name="T253" style:family="text">
      <style:text-properties officeooo:rsid="00c17694"/>
    </style:style>
    <style:style style:name="T254" style:family="text">
      <style:text-properties officeooo:rsid="00c32952"/>
    </style:style>
    <style:style style:name="T255" style:family="text">
      <style:text-properties officeooo:rsid="00c5b75a"/>
    </style:style>
    <style:style style:name="T256" style:family="text">
      <style:text-properties officeooo:rsid="00c77751"/>
    </style:style>
    <style:style style:name="T257" style:family="text">
      <style:text-properties officeooo:rsid="00c850b3"/>
    </style:style>
    <style:style style:name="T258" style:family="text">
      <style:text-properties officeooo:rsid="00ca0d2c"/>
    </style:style>
    <style:style style:name="T259" style:family="text">
      <style:text-properties officeooo:rsid="00cd9113"/>
    </style:style>
    <style:style style:name="T260" style:family="text">
      <style:text-properties officeooo:rsid="00d264e0"/>
    </style:style>
    <style:style style:name="T261" style:family="text">
      <style:text-properties officeooo:rsid="00d62888"/>
    </style:style>
    <style:style style:name="T262" style:family="text">
      <style:text-properties officeooo:rsid="00d72f4d"/>
    </style:style>
    <style:style style:name="T263" style:family="text">
      <style:text-properties officeooo:rsid="00d941e2"/>
    </style:style>
    <style:style style:name="T264" style:family="text">
      <style:text-properties officeooo:rsid="00e4c55c"/>
    </style:style>
    <style:style style:name="T265" style:family="text">
      <style:text-properties officeooo:rsid="00e75aa1"/>
    </style:style>
    <style:style style:name="T266" style:family="text">
      <style:text-properties officeooo:rsid="00ea774c"/>
    </style:style>
    <style:style style:name="T267" style:family="text">
      <style:text-properties officeooo:rsid="0110a27b"/>
    </style:style>
    <style:style style:name="T268" style:family="text">
      <style:text-properties officeooo:rsid="010e4345"/>
    </style:style>
    <style:style style:name="T269" style:family="text">
      <style:text-properties officeooo:rsid="01103a41"/>
    </style:style>
    <style:style style:name="T270" style:family="text">
      <style:text-properties officeooo:rsid="010f3b0e"/>
    </style:style>
    <style:style style:name="T271" style:family="text">
      <style:text-properties fo:color="#fff200" loext:opacity="100%" style:font-name="Liberation Mono1" fo:font-size="10pt" fo:font-weight="bold" officeooo:rsid="010f3b0e" fo:background-color="#21409a" loext:char-shading-value="0" style:font-name-asian="DejaVu Sans Mono" style:font-size-asian="10pt" style:font-name-complex="Liberation Mono1" style:font-size-complex="10pt"/>
    </style:style>
    <style:style style:name="T272" style:family="text">
      <style:text-properties fo:color="#fff200" loext:opacity="100%" style:font-name="Liberation Mono1" fo:font-size="10pt" fo:font-weight="bold" officeooo:rsid="01c643f2" fo:background-color="#21409a" loext:char-shading-value="0" style:font-name-asian="DejaVu Sans Mono" style:font-size-asian="10pt" style:font-name-complex="Liberation Mono1" style:font-size-complex="10pt"/>
    </style:style>
    <style:style style:name="T273" style:family="text">
      <style:text-properties fo:color="#fff200" loext:opacity="100%" style:font-name="Liberation Mono1" fo:font-size="10pt" fo:font-weight="bold" officeooo:rsid="02c1b43e" fo:background-color="#21409a" loext:char-shading-value="0" style:font-name-asian="DejaVu Sans Mono" style:font-size-asian="10pt" style:font-name-complex="Liberation Mono1" style:font-size-complex="10pt"/>
    </style:style>
    <style:style style:name="T274" style:family="text">
      <style:text-properties fo:color="#fff200" loext:opacity="100%" style:font-name="Liberation Mono1" fo:font-size="10pt" fo:font-weight="bold" officeooo:rsid="03c5e81a" fo:background-color="#21409a" loext:char-shading-value="0" style:font-name-asian="DejaVu Sans Mono" style:font-size-asian="10pt" style:font-name-complex="Liberation Mono1" style:font-size-complex="10pt"/>
    </style:style>
    <style:style style:name="T275" style:family="text">
      <style:text-properties fo:color="#fff200" loext:opacity="100%" style:font-name="Liberation Mono1" fo:font-size="10pt" fo:font-weight="bold" officeooo:rsid="03e57c53" fo:background-color="#21409a" loext:char-shading-value="0" style:font-name-asian="DejaVu Sans Mono" style:font-size-asian="10pt" style:font-name-complex="Liberation Mono1" style:font-size-complex="10pt"/>
    </style:style>
    <style:style style:name="T276" style:family="text">
      <style:text-properties fo:color="#fff200" loext:opacity="100%" style:font-name="Liberation Mono1" fo:font-size="10pt" fo:font-weight="bold" officeooo:rsid="03efbd05" fo:background-color="#21409a" loext:char-shading-value="0" style:font-name-asian="DejaVu Sans Mono" style:font-size-asian="10pt" style:font-name-complex="Liberation Mono1" style:font-size-complex="10pt"/>
    </style:style>
    <style:style style:name="T277" style:family="text">
      <style:text-properties fo:color="#fff200" loext:opacity="100%" style:font-name="Liberation Mono1" fo:font-size="10pt" fo:font-weight="bold" officeooo:rsid="03f1cbdf" fo:background-color="#21409a" loext:char-shading-value="0" style:font-name-asian="DejaVu Sans Mono" style:font-size-asian="10pt" style:font-name-complex="Liberation Mono1" style:font-size-complex="10pt"/>
    </style:style>
    <style:style style:name="T278" style:family="text">
      <style:text-properties fo:color="#fff200" loext:opacity="100%" style:font-name="Liberation Mono1" fo:font-size="10pt" fo:font-weight="bold" officeooo:rsid="03f66e85" fo:background-color="#21409a" loext:char-shading-value="0" style:font-name-asian="DejaVu Sans Mono" style:font-size-asian="10pt" style:font-name-complex="Liberation Mono1" style:font-size-complex="10pt"/>
    </style:style>
    <style:style style:name="T279" style:family="text">
      <style:text-properties fo:color="#fff200" loext:opacity="100%" style:font-name="Liberation Mono1" fo:font-size="10pt" fo:font-weight="bold" officeooo:rsid="03fc3675" fo:background-color="#21409a" loext:char-shading-value="0" style:font-name-asian="DejaVu Sans Mono" style:font-size-asian="10pt" style:font-name-complex="Liberation Mono1" style:font-size-complex="10pt"/>
    </style:style>
    <style:style style:name="T280" style:family="text">
      <style:text-properties fo:color="#fff200" loext:opacity="100%" style:font-name="Liberation Mono1" fo:font-size="10pt" fo:font-style="italic" fo:font-weight="bold" officeooo:rsid="03e919e1" fo:background-color="#21409a" loext:char-shading-value="0" style:font-name-asian="DejaVu Sans Mono" style:font-size-asian="10pt" style:font-style-asian="italic" style:font-name-complex="Liberation Mono1" style:font-size-complex="10pt" style:font-style-complex="italic"/>
    </style:style>
    <style:style style:name="T281" style:family="text">
      <style:text-properties officeooo:rsid="01126296"/>
    </style:style>
    <style:style style:name="T282" style:family="text">
      <style:text-properties officeooo:rsid="011521ae"/>
    </style:style>
    <style:style style:name="T283" style:family="text">
      <style:text-properties officeooo:rsid="0116838a"/>
    </style:style>
    <style:style style:name="T284" style:family="text">
      <style:text-properties officeooo:rsid="0117a9af"/>
    </style:style>
    <style:style style:name="T285" style:family="text">
      <style:text-properties officeooo:rsid="01193627"/>
    </style:style>
    <style:style style:name="T286" style:family="text">
      <style:text-properties officeooo:rsid="005fde75"/>
    </style:style>
    <style:style style:name="T287" style:family="text">
      <style:text-properties style:font-name="Liberation Sans" fo:font-size="14.1000003814697pt" fo:font-weight="bold" officeooo:rsid="011a526c" style:font-name-asian="Noto Sans CJK SC" style:font-size-asian="14.1000003814697pt" style:font-weight-asian="bold" style:font-name-complex="Lohit Devanagari1" style:font-size-complex="14.1000003814697pt" style:font-weight-complex="bold"/>
    </style:style>
    <style:style style:name="T288" style:family="text">
      <style:text-properties style:font-name="Liberation Sans" fo:font-size="14.1000003814697pt" fo:font-style="italic" fo:font-weight="bold" officeooo:rsid="03c56e94" style:font-name-asian="Noto Sans CJK SC" style:font-size-asian="14.1000003814697pt" style:font-style-asian="italic" style:font-weight-asian="bold" style:font-name-complex="Lohit Devanagari1" style:font-size-complex="14.1000003814697pt" style:font-style-complex="italic" style:font-weight-complex="bold"/>
    </style:style>
    <style:style style:name="T289" style:family="text">
      <style:text-properties style:font-name="Liberation Sans" fo:font-size="14.1000003814697pt" fo:font-style="italic" fo:font-weight="bold" officeooo:rsid="03f30ca0" style:font-name-asian="Noto Sans CJK SC" style:font-size-asian="14.1000003814697pt" style:font-style-asian="italic" style:font-weight-asian="bold" style:font-name-complex="Lohit Devanagari1" style:font-size-complex="14.1000003814697pt" style:font-style-complex="italic" style:font-weight-complex="bold"/>
    </style:style>
    <style:style style:name="T290" style:family="text">
      <style:text-properties style:font-name="Liberation Sans" fo:font-size="14.1000003814697pt" fo:font-style="italic" fo:font-weight="bold" officeooo:rsid="03f311c3" style:font-name-asian="Noto Sans CJK SC" style:font-size-asian="14.1000003814697pt" style:font-style-asian="italic" style:font-weight-asian="bold" style:font-name-complex="Lohit Devanagari1" style:font-size-complex="14.1000003814697pt" style:font-style-complex="italic" style:font-weight-complex="bold"/>
    </style:style>
    <style:style style:name="T291" style:family="text">
      <style:text-properties style:font-name="Liberation Sans" fo:font-size="18pt" officeooo:rsid="041de65f" style:font-name-asian="Noto Sans CJK SC" style:font-size-asian="18pt" style:font-name-complex="Lohit Devanagari1" style:font-size-complex="18pt"/>
    </style:style>
    <style:style style:name="T292" style:family="text">
      <style:text-properties style:font-name="Liberation Sans" fo:font-size="14pt" officeooo:rsid="02c1b43e" style:font-name-asian="Noto Sans CJK SC" style:font-size-asian="14pt" style:font-name-complex="Lohit Devanagari1" style:font-size-complex="14pt"/>
    </style:style>
    <style:style style:name="T293" style:family="text">
      <style:text-properties officeooo:rsid="01c4b260"/>
    </style:style>
    <style:style style:name="T294" style:family="text">
      <style:text-properties officeooo:rsid="01c643f2"/>
    </style:style>
    <style:style style:name="T295" style:family="text">
      <style:text-properties officeooo:rsid="01cb665e"/>
    </style:style>
    <style:style style:name="T296" style:family="text">
      <style:text-properties officeooo:rsid="01cce54b"/>
    </style:style>
    <style:style style:name="T297" style:family="text">
      <style:text-properties officeooo:rsid="01cd6e28"/>
    </style:style>
    <style:style style:name="T298" style:family="text">
      <style:text-properties officeooo:rsid="01cef6f3"/>
    </style:style>
    <style:style style:name="T299" style:family="text">
      <style:text-properties officeooo:rsid="01d4d2c1"/>
    </style:style>
    <style:style style:name="T300" style:family="text">
      <style:text-properties officeooo:rsid="01d73908"/>
    </style:style>
    <style:style style:name="T301" style:family="text">
      <style:text-properties officeooo:rsid="01dabe2c"/>
    </style:style>
    <style:style style:name="T302" style:family="text">
      <style:text-properties officeooo:rsid="01dbdda0"/>
    </style:style>
    <style:style style:name="T303" style:family="text">
      <style:text-properties officeooo:rsid="01de7790"/>
    </style:style>
    <style:style style:name="T304" style:family="text">
      <style:text-properties officeooo:rsid="022dda61"/>
    </style:style>
    <style:style style:name="T305" style:family="text">
      <style:text-properties officeooo:rsid="01e05241"/>
    </style:style>
    <style:style style:name="T306" style:family="text">
      <style:text-properties officeooo:rsid="02ba4349"/>
    </style:style>
    <style:style style:name="T307" style:family="text">
      <style:text-properties officeooo:rsid="02bee06e"/>
    </style:style>
    <style:style style:name="T308" style:family="text">
      <style:text-properties officeooo:rsid="02c0b149"/>
    </style:style>
    <style:style style:name="T309" style:family="text">
      <style:text-properties officeooo:rsid="02c1b43e"/>
    </style:style>
    <style:style style:name="T310" style:family="text">
      <style:text-properties officeooo:rsid="01d3af62"/>
    </style:style>
    <style:style style:name="T311" style:family="text">
      <style:text-properties officeooo:rsid="02c2b950"/>
    </style:style>
    <style:style style:name="T312" style:family="text">
      <style:text-properties officeooo:rsid="02bc15c9"/>
    </style:style>
    <style:style style:name="T313" style:family="text">
      <style:text-properties officeooo:rsid="02c7712d"/>
    </style:style>
    <style:style style:name="T314" style:family="text">
      <style:text-properties officeooo:rsid="02c7ab86"/>
    </style:style>
    <style:style style:name="T315" style:family="text">
      <style:text-properties officeooo:rsid="03ad46b3"/>
    </style:style>
    <style:style style:name="T316" style:family="text">
      <style:text-properties officeooo:rsid="008b6c5e"/>
    </style:style>
    <style:style style:name="T317" style:family="text">
      <style:text-properties officeooo:rsid="03ad6b1e"/>
    </style:style>
    <style:style style:name="T318" style:family="text">
      <style:text-properties style:text-underline-style="none" fo:font-weight="bold" officeooo:rsid="03ad6b1e" style:font-weight-asian="bold" style:font-weight-complex="bold"/>
    </style:style>
    <style:style style:name="T319" style:family="text">
      <style:text-properties style:text-underline-style="none" fo:font-weight="normal" style:font-weight-asian="normal" style:font-weight-complex="normal"/>
    </style:style>
    <style:style style:name="T320" style:family="text">
      <style:text-properties style:text-underline-style="none" fo:font-weight="normal" officeooo:rsid="03ad6b1e" style:font-weight-asian="normal" style:font-weight-complex="normal"/>
    </style:style>
    <style:style style:name="T321" style:family="text">
      <style:text-properties officeooo:rsid="03ada593"/>
    </style:style>
    <style:style style:name="T322" style:family="text">
      <style:text-properties officeooo:rsid="03afe625"/>
    </style:style>
    <style:style style:name="T323" style:family="text">
      <style:text-properties officeooo:rsid="03b2afe8"/>
    </style:style>
    <style:style style:name="T324" style:family="text">
      <style:text-properties officeooo:rsid="03b45740"/>
    </style:style>
    <style:style style:name="T325" style:family="text">
      <style:text-properties officeooo:rsid="03b75e0c"/>
    </style:style>
    <style:style style:name="T326" style:family="text">
      <style:text-properties officeooo:rsid="03b832dc"/>
    </style:style>
    <style:style style:name="T327" style:family="text">
      <style:text-properties officeooo:rsid="03b91768"/>
    </style:style>
    <style:style style:name="T328" style:family="text">
      <style:text-properties officeooo:rsid="03bb7390"/>
    </style:style>
    <style:style style:name="T329" style:family="text">
      <style:text-properties officeooo:rsid="03c34bc9"/>
    </style:style>
    <style:style style:name="T330" style:family="text">
      <style:text-properties officeooo:rsid="03c56e94"/>
    </style:style>
    <style:style style:name="T331" style:family="text">
      <style:text-properties officeooo:rsid="00c4e026"/>
    </style:style>
    <style:style style:name="T332" style:family="text">
      <style:text-properties officeooo:rsid="03c80090"/>
    </style:style>
    <style:style style:name="T333" style:family="text">
      <style:text-properties officeooo:rsid="03cbb3ff"/>
    </style:style>
    <style:style style:name="T334" style:family="text">
      <style:text-properties officeooo:rsid="03cf56aa"/>
    </style:style>
    <style:style style:name="T335" style:family="text">
      <style:text-properties officeooo:rsid="03cf8065"/>
    </style:style>
    <style:style style:name="T336" style:family="text">
      <style:text-properties officeooo:rsid="03d15f3c"/>
    </style:style>
    <style:style style:name="T337" style:family="text">
      <style:text-properties officeooo:rsid="03d2f49e"/>
    </style:style>
    <style:style style:name="T338" style:family="text">
      <style:text-properties officeooo:rsid="03d355c4"/>
    </style:style>
    <style:style style:name="T339" style:family="text">
      <style:text-properties officeooo:rsid="03d3aa64"/>
    </style:style>
    <style:style style:name="T340" style:family="text">
      <style:text-properties officeooo:rsid="03d57df6"/>
    </style:style>
    <style:style style:name="T341" style:family="text">
      <style:text-properties officeooo:rsid="03d7072b"/>
    </style:style>
    <style:style style:name="T342" style:family="text">
      <style:text-properties officeooo:rsid="03d7a0c7"/>
    </style:style>
    <style:style style:name="T343" style:family="text">
      <style:text-properties officeooo:rsid="03dae9c6"/>
    </style:style>
    <style:style style:name="T344" style:family="text">
      <style:text-properties officeooo:rsid="03de2f0f"/>
    </style:style>
    <style:style style:name="T345" style:family="text">
      <style:text-properties fo:font-size="9pt" style:font-size-asian="9pt" style:font-size-complex="9pt"/>
    </style:style>
    <style:style style:name="T346" style:family="text">
      <style:text-properties fo:font-size="9pt" officeooo:rsid="03de2f0f" style:font-size-asian="9pt" style:font-size-complex="9pt"/>
    </style:style>
    <style:style style:name="T347" style:family="text">
      <style:text-properties officeooo:rsid="03de8993"/>
    </style:style>
    <style:style style:name="T348" style:family="text">
      <style:text-properties officeooo:rsid="03e0af49"/>
    </style:style>
    <style:style style:name="T349" style:family="text">
      <style:text-properties officeooo:rsid="03e1785d"/>
    </style:style>
    <style:style style:name="T350" style:family="text">
      <style:text-properties officeooo:rsid="03e38092"/>
    </style:style>
    <style:style style:name="T351" style:family="text">
      <style:text-properties officeooo:rsid="003c23d9"/>
    </style:style>
    <style:style style:name="T352" style:family="text">
      <style:text-properties officeooo:rsid="03e71b2d"/>
    </style:style>
    <style:style style:name="T353" style:family="text">
      <style:text-properties officeooo:rsid="03e7a79c"/>
    </style:style>
    <style:style style:name="T354" style:family="text">
      <style:text-properties fo:font-size="10pt" fo:font-style="italic" officeooo:rsid="03e89a9f" style:font-size-asian="10pt" style:font-style-asian="italic" style:font-size-complex="10pt" style:font-style-complex="italic"/>
    </style:style>
    <style:style style:name="T355" style:family="text">
      <style:text-properties fo:font-size="10pt" fo:font-weight="bold" officeooo:rsid="03e89a9f" style:font-size-asian="10pt" style:font-weight-asian="bold" style:font-size-complex="10pt" style:font-weight-complex="bold"/>
    </style:style>
    <style:style style:name="T356" style:family="text">
      <style:text-properties officeooo:rsid="03e89a9f"/>
    </style:style>
    <style:style style:name="T357" style:family="text">
      <style:text-properties officeooo:rsid="03e919e1"/>
    </style:style>
    <style:style style:name="T358" style:family="text">
      <style:text-properties officeooo:rsid="03eeb424"/>
    </style:style>
    <style:style style:name="T359" style:family="text">
      <style:text-properties officeooo:rsid="03ef1e25"/>
    </style:style>
    <style:style style:name="T360" style:family="text">
      <style:text-properties officeooo:rsid="03f1cbdf"/>
    </style:style>
    <style:style style:name="T361" style:family="text">
      <style:text-properties officeooo:rsid="03f30ca0"/>
    </style:style>
    <style:style style:name="T362" style:family="text">
      <style:text-properties officeooo:rsid="03f311c3"/>
    </style:style>
    <style:style style:name="T363" style:family="text">
      <style:text-properties officeooo:rsid="00c23a7e"/>
    </style:style>
    <style:style style:name="T364" style:family="text">
      <style:text-properties officeooo:rsid="03f3278e"/>
    </style:style>
    <style:style style:name="T365" style:family="text">
      <style:text-properties officeooo:rsid="03f66e85"/>
    </style:style>
    <style:style style:name="T366" style:family="text">
      <style:text-properties officeooo:rsid="03fe5a01"/>
    </style:style>
    <style:style style:name="T367" style:family="text">
      <style:text-properties officeooo:rsid="03fe6e75"/>
    </style:style>
    <style:style style:name="T368" style:family="text">
      <style:text-properties officeooo:rsid="0400b280"/>
    </style:style>
    <style:style style:name="T369" style:family="text">
      <style:text-properties officeooo:rsid="0402191b"/>
    </style:style>
    <style:style style:name="T370" style:family="text">
      <style:text-properties officeooo:rsid="0403b38b"/>
    </style:style>
    <style:style style:name="T371" style:family="text">
      <style:text-properties officeooo:rsid="04080bce"/>
    </style:style>
    <style:style style:name="T372" style:family="text">
      <style:text-properties officeooo:rsid="0408ddd4"/>
    </style:style>
    <style:style style:name="T373" style:family="text">
      <style:text-properties officeooo:rsid="04095609"/>
    </style:style>
    <style:style style:name="T374" style:family="text">
      <style:text-properties officeooo:rsid="040b447a"/>
    </style:style>
    <style:style style:name="T375" style:family="text">
      <style:text-properties officeooo:rsid="040d3e47"/>
    </style:style>
    <style:style style:name="T376" style:family="text">
      <style:text-properties officeooo:rsid="040e0ccd"/>
    </style:style>
    <style:style style:name="T377" style:family="text">
      <style:text-properties officeooo:rsid="040f4d7f"/>
    </style:style>
    <style:style style:name="T378" style:family="text">
      <style:text-properties officeooo:rsid="001dc413"/>
    </style:style>
    <style:style style:name="T379" style:family="text">
      <style:text-properties officeooo:rsid="04108de1"/>
    </style:style>
    <style:style style:name="T380" style:family="text">
      <style:text-properties officeooo:rsid="041545c4"/>
    </style:style>
    <style:style style:name="T381" style:family="text">
      <style:text-properties officeooo:rsid="04163686"/>
    </style:style>
    <style:style style:name="T382" style:family="text">
      <style:text-properties officeooo:rsid="041775a8"/>
    </style:style>
    <style:style style:name="T383" style:family="text">
      <style:text-properties officeooo:rsid="041942e6"/>
    </style:style>
    <style:style style:name="T384" style:family="text">
      <style:text-properties officeooo:rsid="041ad3cd"/>
    </style:style>
    <style:style style:name="T385" style:family="text">
      <style:text-properties officeooo:rsid="041f8af4"/>
    </style:style>
    <style:style style:name="T386" style:family="text">
      <style:text-properties officeooo:rsid="0422d4db"/>
    </style:style>
    <style:style style:name="T387" style:family="text">
      <style:text-properties officeooo:rsid="0425b871"/>
    </style:style>
    <style:style style:name="T388" style:family="text">
      <style:text-properties officeooo:rsid="0426925c"/>
    </style:style>
    <style:style style:name="T389" style:family="text">
      <style:text-properties fo:color="#949400" loext:opacity="100%" style:font-name="Courier" fo:font-size="9.5pt" fo:font-weight="bold" style:font-size-asian="9.5pt" style:font-weight-asian="bold"/>
    </style:style>
    <style:style style:name="T390" style:family="text">
      <style:text-properties style:font-name="Liberation Mono1" fo:font-size="10pt" fo:font-style="normal" fo:font-weight="bold" officeooo:rsid="0426925c" style:font-size-asian="10pt" style:font-style-asian="normal" style:font-weight-asian="bold" style:font-size-complex="10pt" style:font-style-complex="normal" style:font-weight-complex="bold"/>
    </style:style>
    <style:style style:name="T391" style:family="text">
      <style:text-properties officeooo:rsid="04287a8a"/>
    </style:style>
    <style:style style:name="T392" style:family="text">
      <style:text-properties fo:color="#ff0000" loext:opacity="100%" style:font-name="Courier" fo:font-size="9.5pt" fo:font-weight="bold" style:font-size-asian="9.5pt" style:font-weight-asian="bold"/>
    </style:style>
    <style:style style:name="T393" style:family="text">
      <style:text-properties fo:color="#ff0000" loext:opacity="100%" style:font-name="Courier" fo:font-size="9.5pt" fo:font-weight="bold" officeooo:rsid="04287a8a" style:font-size-asian="9.5pt" style:font-weight-asian="bold"/>
    </style:style>
    <style:style style:name="T394" style:family="text">
      <style:text-properties officeooo:rsid="04293373"/>
    </style:style>
    <style:style style:name="T395" style:family="text">
      <style:text-properties officeooo:rsid="0429c4c3"/>
    </style:style>
    <style:style style:name="T396" style:family="text">
      <style:text-properties fo:color="#804040" loext:opacity="100%" style:font-name="Courier" fo:font-size="9.5pt" fo:font-weight="bold" style:font-size-asian="9.5pt" style:font-weight-asian="bold"/>
    </style:style>
    <style:style style:name="T397" style:family="text">
      <style:text-properties officeooo:rsid="042b8eae"/>
    </style:style>
    <style:style style:name="T398" style:family="text">
      <style:text-properties officeooo:rsid="042ce1c4"/>
    </style:style>
    <style:style style:name="T399" style:family="text">
      <style:text-properties officeooo:rsid="042d9c50"/>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he QDL Workspace</text:p>
      <text:p text:style-name="P264"><text:span text:style-name="T304">Version 1.</text:span><text:span text:style-name="T291">6</text:span></text:p>
      <text:h text:style-name="P285" text:outline-level="1"><text:bookmark-start text:name="__RefHeading___Toc5465_3816005984"/>Introduction<text:bookmark-end text:name="__RefHeading___Toc5465_3816005984"/></text:h>
      <text:p text:style-name="P154"><text:span text:style-name="T200">The QDL interpreter may be run from the command line but there is also another supplied tool called the </text:span><text:span text:style-name="T49">workspace</text:span><text:span text:style-name="T121">. This runs a QDL interpreter and lets you run commands interactively as well as stores state </text:span><text:span text:style-name="T124">(</text:span><text:span text:style-name="T121">so you can create a bunch of variables and save them for future use). <text:s/>Sessions may be saved and loaded.</text:span> </text:p>
      <text:p text:style-name="P159">Workspaces are one organizational unit. A typical use scenario is having a workspace for a specific task. The workspace stores any functions, variables, modules etc. needed for the task and essentially allows you to use QDL as a custom “calculat<text:span text:style-name="T343">d</text:span>or” for that task. Workspaces are portable so you can make one and send it along to others to use. </text:p>
      <text:h text:style-name="P285" text:outline-level="1"><text:bookmark-start text:name="__RefHeading___Toc5467_3816005984"/>Getting and starting <text:span text:style-name="T201">the workspace</text:span><text:bookmark-end text:name="__RefHeading___Toc5467_3816005984"/></text:h>
      <text:p text:style-name="P1">The current release of QDL is on git hub at <text:a xlink:type="simple" xlink:href="https://github.com/ncsa/qdl/releases/latest" office:name="lastest release" text:style-name="Internet_20_link" text:visited-style-name="Visited_20_Internet_20_Link"><text:span text:style-name="T377">https://github.com/ncsa/qdl/releases/latest</text:span></text:a> and will be in qdl-<text:span text:style-name="T377">installer</text:span>.jar. Download that and you should be set <text:span text:style-name="T377">to install</text:span>. <text:s/><text:span text:style-name="T377">Run</text:span></text:p>
      <text:p text:style-name="Preformatted_20_Text">java -jar <text:s/><text:span text:style-name="T378">qdl-</text:span>installer<text:span text:style-name="T378">.jar </text:span>[/path/to/qdl]</text:p>
      <text:p text:style-name="P218"/>
      <text:p text:style-name="P218">which will install it to /path/to/qdl (if present). If you do not specify a path, you will be prompted. The suggested path on unix is /opt/qdl which is henceforth denoted $QDL_HOME. Once that is done, a very bare bones install is in place and you can start QDL by issuing</text:p>
      <text:p text:style-name="P249">&gt;qdl</text:p>
      <text:p text:style-name="P249"/>
      <text:p text:style-name="P221">*****************************************</text:p>
      <text:p text:style-name="Preformatted_20_Text">Welcome to the QDL Workspace</text:p>
      <text:p text:style-name="P221">Version 1.<text:span text:style-name="T377">5</text:span></text:p>
      <text:p text:style-name="P250">Type )help for help.<text:line-break/>*****************************************</text:p>
      <text:p text:style-name="P250"/>
      <text:p text:style-name="P1">The prompt is simply an indent of 4 space<text:span text:style-name="T213">s</text:span>. So try it out by typing the famous program</text:p>
      <text:p text:style-name="Preformatted_20_Text"><text:s text:c="4"/><text:span text:style-name="T214">say('Hello world');</text:span></text:p>
      <text:p text:style-name="P2">Hello world</text:p>
      <text:p text:style-name="P2"/>
      <text:p text:style-name="P1">Congrats, you have just run your first complete QDL program. Since this is an interpreter, you issue commands in the QDL language. <text:s/>There is a whole other reference manual/tutorial for that. This blurb is about how to interact with the workspace. </text:p>
      <text:p text:style-name="P218">(If you have some issue or just want to run it directly, you can do so like this:</text:p>
      <text:p text:style-name="Preformatted_20_Text">&gt;cd $QD<text:span text:style-name="T377">L</text:span>_HOME/lib</text:p>
      <text:p text:style-name="P219"><text:soft-page-break/>&gt;java -jar qdl.jar</text:p>
      <text:p text:style-name="P218">and it will start right up.)</text:p>
      <text:p text:style-name="P3">Since it says to type )help, do it and you will see</text:p>
      <text:p text:style-name="Preformatted_20_Text"><text:s text:c="3"/>)help</text:p>
      <text:p text:style-name="Preformatted_20_Text">This is the QDL (pronounced 'quiddle') workspace.</text:p>
      <text:p text:style-name="Preformatted_20_Text">You may enter commands and execute them much like any other interpreter.</text:p>
      <text:p text:style-name="Preformatted_20_Text">There are several commands available to help you manage this workspace.</text:p>
      <text:p text:style-name="Preformatted_20_Text">Generally these start with a right parenthesis, e.g., ')off' (no quotes) exits this program.</text:p>
      <text:p text:style-name="Preformatted_20_Text">Here is a quick summary of what they are and do.</text:p>
      <text:p text:style-name="Preformatted_20_Text"><text:s text:c="2"/>)buffer -- commands relating to using buffers.</text:p>
      <text:p text:style-name="Preformatted_20_Text"><text:s text:c="2"/>)clear -- clear the state of the workspace. All variables, functions etc. will be lost.</text:p>
      <text:p text:style-name="Preformatted_20_Text"><text:s text:c="2"/>)edit -- commands relating to running the <text:span text:style-name="T275">current</text:span> editor.</text:p>
      <text:p text:style-name="Preformatted_20_Text"><text:s text:c="2"/>)env -- commands relating to environment variables in this workspace.</text:p>
      <text:p text:style-name="Preformatted_20_Text"><text:s text:c="2"/>) <text:s text:c="4"/>-- short hand to execute whatever is in the current buffer.</text:p>
      <text:p text:style-name="P226"><text:s text:c="2"/>)) <text:s text:c="3"/>-- resume a suspended process</text:p>
      <text:p text:style-name="Preformatted_20_Text"><text:s text:c="2"/>)funcs -- list all of the imported and user defined functions this workspace knows about.</text:p>
      <text:p text:style-name="Preformatted_20_Text"><text:s text:c="2"/>)help -- this message.</text:p>
      <text:p text:style-name="Preformatted_20_Text"><text:s text:c="2"/>)modules -- lists all the imported modules this workspace knows about.</text:p>
      <text:p text:style-name="Preformatted_20_Text"><text:s text:c="2"/>)off -- exit the workspace.</text:p>
      <text:p text:style-name="Preformatted_20_Text"><text:s text:c="2"/>)load file -- Load a file of QDL commands and execute it immediately in the current workspace.</text:p>
      <text:p text:style-name="Preformatted_20_Text"><text:s text:c="2"/>)vars -- lists all of the variables this workspace knows about.</text:p>
      <text:p text:style-name="Preformatted_20_Text"><text:s text:c="2"/>)ws -- commands relating to this workspace.</text:p>
      <text:p text:style-name="P4">If you type )off, you will exit the workspace.</text:p>
      <text:p text:style-name="Preformatted_20_Text"><text:s text:c="4"/>)off <text:span text:style-name="T213">y</text:span></text:p>
      <text:p text:style-name="Preformatted_20_Text">exiting...</text:p>
      <text:h text:style-name="P291" text:outline-level="2">Running from the command line</text:h>
      <text:p text:style-name="P215">You may run QDL from the command line, obviously. You do not need a configuration file (though for complex configurations<text:span text:style-name="T388">)m</text:span> it is a great deal simpler). Command line arguments are of the form <text:span text:style-name="T151"><text:s/></text:span></text:p>
      <text:p text:style-name="P109">-switch [arg]</text:p>
      <text:p text:style-name="P93">which means that switches start with a hyphen and may either be toggles (no argument) or have an argument. <text:span text:style-name="T3">Note:</text:span><text:span text:style-name="T54"> Since startup is Java, the arguments must go in double quotes if they have embedded spaces. So</text:span></text:p>
      <text:p text:style-name="Preformatted_20_Text"><text:span text:style-name="T137">java -jar qdl.jar -ansi -WS:description </text:span>"<text:span text:style-name="T137">my description"</text:span></text:p>
      <text:p text:style-name="P52"/>
      <text:p text:style-name="P216"><text:span text:style-name="T137">w</text:span><text:span text:style-name="T115">ould set the workspace property </text:span><text:span text:style-name="T51">description</text:span><text:span text:style-name="T115"> to the value "</text:span><text:span text:style-name="T137">my description" </text:span><text:span text:style-name="T115">and start QDL in ANSI mode. Here is a table of arguments and what they do.</text:span></text:p>
      <table:table table:name="commandLineArgs" table:style-name="commandLineArgs">
        <table:table-column table:style-name="commandLineArgs.A"/>
        <table:table-column table:style-name="commandLineArgs.B"/>
        <table:table-column table:style-name="commandLineArgs.C"/>
        <table:table-row>
          <table:table-cell table:style-name="commandLineArgs.A1" office:value-type="string">
            <text:p text:style-name="P113">Flag</text:p>
          </table:table-cell>
          <table:table-cell table:style-name="commandLineArgs.A1" office:value-type="string">
            <text:p text:style-name="P113">Toggle?</text:p>
          </table:table-cell>
          <table:table-cell table:style-name="commandLineArgs.C1" office:value-type="string">
            <text:p text:style-name="P113">Description</text:p>
          </table:table-cell>
        </table:table-row>
        <table:table-row>
          <table:table-cell table:style-name="commandLineArgs.A2" office:value-type="string">
            <text:p text:style-name="P265">-<text:span text:style-name="T368">ansi</text:span></text:p>
          </table:table-cell>
          <table:table-cell table:style-name="commandLineArgs.A2" office:value-type="string">
            <text:p text:style-name="P217">Y</text:p>
          </table:table-cell>
          <table:table-cell table:style-name="commandLineArgs.C2" office:value-type="string">
            <text:p text:style-name="P266">Start QDL in ANSI mode</text:p>
          </table:table-cell>
        </table:table-row>
        <table:table-row>
          <table:table-cell table:style-name="commandLineArgs.A2" office:value-type="string">
            <text:p text:style-name="P265">-<text:span text:style-name="T370">boot_script</text:span></text:p>
          </table:table-cell>
          <table:table-cell table:style-name="commandLineArgs.A2" office:value-type="string">
            <text:p text:style-name="P268">N</text:p>
          </table:table-cell>
          <table:table-cell table:style-name="commandLineArgs.C2" office:value-type="string">
            <text:p text:style-name="P269">Path relative to root dir or full path to a script that will be run immediately before the workspace starts. <text:span text:style-name="T371">A boot script could also replace most every argument on the command line too...</text:span></text:p>
          </table:table-cell>
        </table:table-row>
        <text:soft-page-break/>
        <table:table-row>
          <table:table-cell table:style-name="commandLineArgs.A2" office:value-type="string">
            <text:p text:style-name="P265">-<text:span text:style-name="T372">cfg</text:span></text:p>
          </table:table-cell>
          <table:table-cell table:style-name="commandLineArgs.A2" office:value-type="string">
            <text:p text:style-name="P273">N</text:p>
          </table:table-cell>
          <table:table-cell table:style-name="commandLineArgs.C2" office:value-type="string">
            <text:p text:style-name="P274">Path to the configuration file (see -name)</text:p>
          </table:table-cell>
        </table:table-row>
        <table:table-row>
          <table:table-cell table:style-name="commandLineArgs.A2" office:value-type="string">
            <text:p text:style-name="P265">-<text:span text:style-name="T369">debug</text:span></text:p>
          </table:table-cell>
          <table:table-cell table:style-name="commandLineArgs.A2" office:value-type="string">
            <text:p text:style-name="P267">Y</text:p>
          </table:table-cell>
          <table:table-cell table:style-name="commandLineArgs.C2" office:value-type="string">
            <text:p text:style-name="P266">Debug mode (QDL system programmers <text:span text:style-name="T370">only</text:span>)</text:p>
          </table:table-cell>
        </table:table-row>
        <table:table-row>
          <table:table-cell table:style-name="commandLineArgs.A2" office:value-type="string">
            <text:p text:style-name="P265">-<text:span text:style-name="T370">env</text:span></text:p>
          </table:table-cell>
          <table:table-cell table:style-name="commandLineArgs.A2" office:value-type="string">
            <text:p text:style-name="P268">N</text:p>
          </table:table-cell>
          <table:table-cell table:style-name="commandLineArgs.C2" office:value-type="string">
            <text:p text:style-name="P269">Either a file in the root directory or the full path. This file contains the environment variables for the current session. </text:p>
          </table:table-cell>
        </table:table-row>
        <table:table-row>
          <table:table-cell table:style-name="commandLineArgs.A2" office:value-type="string">
            <text:p text:style-name="P265">-<text:span text:style-name="T382">font</text:span></text:p>
          </table:table-cell>
          <table:table-cell table:style-name="commandLineArgs.A2" office:value-type="string">
            <text:p text:style-name="P281">N</text:p>
          </table:table-cell>
          <table:table-cell table:style-name="commandLineArgs.C2" office:value-type="string">
            <text:p text:style-name="P282"><text:span text:style-name="T382">The name of the font to use. This must be installed on your system. </text:span><text:span text:style-name="T383">See </text:span><text:span text:style-name="T384">the </text:span><text:a xlink:type="simple" xlink:href="https://qdl-lang.org/pdf/fonts.pdf" text:style-name="Internet_20_link" text:visited-style-name="Visited_20_Internet_20_Link"><text:span text:style-name="T384">note on fonts</text:span></text:a><text:span text:style-name="T383">.</text:span></text:p>
          </table:table-cell>
        </table:table-row>
        <table:table-row>
          <table:table-cell table:style-name="commandLineArgs.A2" office:value-type="string">
            <text:p text:style-name="P265">-<text:span text:style-name="T370">lib_path</text:span></text:p>
          </table:table-cell>
          <table:table-cell table:style-name="commandLineArgs.A2" office:value-type="string">
            <text:p text:style-name="P268">N</text:p>
          </table:table-cell>
          <table:table-cell table:style-name="commandLineArgs.C2" office:value-type="string">
            <text:p text:style-name="P270">Colon separated list of paths to libraries.</text:p>
          </table:table-cell>
        </table:table-row>
        <table:table-row>
          <table:table-cell table:style-name="commandLineArgs.A2" office:value-type="string">
            <text:p text:style-name="P265">-<text:span text:style-name="T369">log</text:span></text:p>
          </table:table-cell>
          <table:table-cell table:style-name="commandLineArgs.A2" office:value-type="string">
            <text:p text:style-name="P267">N</text:p>
          </table:table-cell>
          <table:table-cell table:style-name="commandLineArgs.C2" office:value-type="string">
            <text:p text:style-name="P266">Path to the log file. If a full path, that will be used, if a relative path, it will be resolved against the current root directory. If omitted, then a default log file in the current directory will be used.</text:p>
          </table:table-cell>
        </table:table-row>
        <table:table-row>
          <table:table-cell table:style-name="commandLineArgs.A2" office:value-type="string">
            <text:p text:style-name="P265">-<text:span text:style-name="T379">logo</text:span></text:p>
          </table:table-cell>
          <table:table-cell table:style-name="commandLineArgs.A2" office:value-type="string">
            <text:p text:style-name="P277">N</text:p>
          </table:table-cell>
          <table:table-cell table:style-name="commandLineArgs.C2" office:value-type="string">
            <text:p text:style-name="P278">The logo to use on startup. Options are times, roman, default, os2, small, <text:span text:style-name="T385">gothic</text:span> and fraktur. Setting this to none <text:span text:style-name="T385">means no logo is printed</text:span>. <text:span text:style-name="T386">The default is to show it with the </text:span><text:span text:style-name="T163">default </text:span><text:span text:style-name="T180">logo.</text:span></text:p>
          </table:table-cell>
        </table:table-row>
        <table:table-row>
          <table:table-cell table:style-name="commandLineArgs.A2" office:value-type="string">
            <text:p text:style-name="P265">-<text:span text:style-name="T376">macro</text:span></text:p>
          </table:table-cell>
          <table:table-cell table:style-name="commandLineArgs.A2" office:value-type="string">
            <text:p text:style-name="P275">N</text:p>
          </table:table-cell>
          <table:table-cell table:style-name="commandLineArgs.C2" office:value-type="string">
            <text:p text:style-name="P276">A string that will be interpreted for ws_macro, <text:span text:style-name="T3">e.g.</text:span><text:span text:style-name="T54"> <text:line-break/>-macro ")ws get description\n)ws set wsid foo" <text:line-break/>note the embedded \n for a new line between commands.</text:span></text:p>
          </table:table-cell>
        </table:table-row>
        <table:table-row>
          <table:table-cell table:style-name="commandLineArgs.A2" office:value-type="string">
            <text:p text:style-name="P265">-<text:span text:style-name="T376">module</text:span></text:p>
          </table:table-cell>
          <table:table-cell table:style-name="commandLineArgs.A2" office:value-type="string">
            <text:p text:style-name="P268">N</text:p>
          </table:table-cell>
          <table:table-cell table:style-name="commandLineArgs.C2" office:value-type="string">
            <text:p text:style-name="P269"><text:span text:style-name="T374">C</text:span>omma separated list of modules <text:span text:style-name="T374">(i.e. extensions) </text:span><text:span text:style-name="T375">servlet </text:span>to load. <text:span text:style-name="T373">This will load them only, not import them.</text:span></text:p>
          </table:table-cell>
        </table:table-row>
        <table:table-row>
          <table:table-cell table:style-name="commandLineArgs.A2" office:value-type="string">
            <text:p text:style-name="P271">-module_path</text:p>
          </table:table-cell>
          <table:table-cell table:style-name="commandLineArgs.A2" office:value-type="string">
            <text:p text:style-name="P272">N</text:p>
          </table:table-cell>
          <table:table-cell table:style-name="commandLineArgs.C2" office:value-type="string">
            <text:p text:style-name="P270">Colon separated list of paths to modules</text:p>
          </table:table-cell>
        </table:table-row>
        <table:table-row>
          <table:table-cell table:style-name="commandLineArgs.A2" office:value-type="string">
            <text:p text:style-name="P265">-<text:span text:style-name="T372">name</text:span></text:p>
          </table:table-cell>
          <table:table-cell table:style-name="commandLineArgs.A2" office:value-type="string">
            <text:p text:style-name="P273">N</text:p>
          </table:table-cell>
          <table:table-cell table:style-name="commandLineArgs.C2" office:value-type="string">
            <text:p text:style-name="P274">Name of a configuration in the -cfg file to load.</text:p>
          </table:table-cell>
        </table:table-row>
        <table:table-row>
          <table:table-cell table:style-name="commandLineArgs.A2" office:value-type="string">
            <text:p text:style-name="P265">-<text:span text:style-name="T369">qdl_root</text:span></text:p>
          </table:table-cell>
          <table:table-cell table:style-name="commandLineArgs.A2" office:value-type="string">
            <text:p text:style-name="P267">N</text:p>
          </table:table-cell>
          <table:table-cell table:style-name="commandLineArgs.C2" office:value-type="string">
            <text:p text:style-name="P266">The root directory. Note this must be a full path or it will default to the user’s home directory. </text:p>
          </table:table-cell>
        </table:table-row>
        <table:table-row>
          <table:table-cell table:style-name="commandLineArgs.A2" office:value-type="string">
            <text:p text:style-name="P265">-<text:span text:style-name="T369">run</text:span></text:p>
          </table:table-cell>
          <table:table-cell table:style-name="commandLineArgs.A2" office:value-type="string">
            <text:p text:style-name="P267">N</text:p>
          </table:table-cell>
          <table:table-cell table:style-name="commandLineArgs.C2" office:value-type="string">
            <text:p text:style-name="P266">Name of script to run</text:p>
          </table:table-cell>
        </table:table-row>
        <table:table-row>
          <table:table-cell table:style-name="commandLineArgs.A2" office:value-type="string">
            <text:p text:style-name="P265">-<text:span text:style-name="T370">script_path</text:span></text:p>
          </table:table-cell>
          <table:table-cell table:style-name="commandLineArgs.A2" office:value-type="string">
            <text:p text:style-name="P268">N</text:p>
          </table:table-cell>
          <table:table-cell table:style-name="commandLineArgs.C2" office:value-type="string">
            <text:p text:style-name="P270">Colon separated list of paths to scripts.</text:p>
          </table:table-cell>
        </table:table-row>
        <table:table-row>
          <table:table-cell table:style-name="commandLineArgs.A2" office:value-type="string">
            <text:p text:style-name="P265">-<text:span text:style-name="T385">show_banner</text:span></text:p>
          </table:table-cell>
          <table:table-cell table:style-name="commandLineArgs.A2" office:value-type="string">
            <text:p text:style-name="P284">N</text:p>
          </table:table-cell>
          <table:table-cell table:style-name="commandLineArgs.C2" office:value-type="string">
            <text:p text:style-name="P266">Print splash screen <text:span text:style-name="T385"><text:s/></text:span>on startup. <text:span text:style-name="T385">If set to false, no startup screen is shown. Default is true.</text:span></text:p>
          </table:table-cell>
        </table:table-row>
        <table:table-row>
          <table:table-cell table:style-name="commandLineArgs.A2" office:value-type="string">
            <text:p text:style-name="P265">-<text:span text:style-name="T370">trace</text:span></text:p>
          </table:table-cell>
          <table:table-cell table:style-name="commandLineArgs.A2" office:value-type="string">
            <text:p text:style-name="P268">Y</text:p>
          </table:table-cell>
          <table:table-cell table:style-name="commandLineArgs.C2" office:value-type="string">
            <text:p text:style-name="P269">Very low level system debugging enabled. (QDL systems programmers only)</text:p>
          </table:table-cell>
        </table:table-row>
        <table:table-row>
          <table:table-cell table:style-name="commandLineArgs.A2" office:value-type="string">
            <text:p text:style-name="P265">-<text:span text:style-name="T380">tty</text:span></text:p>
          </table:table-cell>
          <table:table-cell table:style-name="commandLineArgs.A2" office:value-type="string">
            <text:p text:style-name="P279">N</text:p>
          </table:table-cell>
          <table:table-cell table:style-name="commandLineArgs.C2" office:value-type="string">
            <text:p text:style-name="P280">Sets the terminal type. Options are text, ansi (ISO 6429) and swing. <text:span text:style-name="T381">This overrides what is in the configuration file.</text:span></text:p>
          </table:table-cell>
        </table:table-row>
        <table:table-row>
          <table:table-cell table:style-name="commandLineArgs.A2" office:value-type="string">
            <text:p text:style-name="P265">-<text:span text:style-name="T369">v</text:span></text:p>
          </table:table-cell>
          <table:table-cell table:style-name="commandLineArgs.A2" office:value-type="string">
            <text:p text:style-name="P267">Y</text:p>
          </table:table-cell>
          <table:table-cell table:style-name="commandLineArgs.C2" office:value-type="string">
            <text:p text:style-name="P266">Verbose mode. <text:span text:style-name="T371">Makes the workspace chattier.</text:span></text:p>
          </table:table-cell>
        </table:table-row>
        <table:table-row>
          <table:table-cell table:style-name="commandLineArgs.A2" office:value-type="string">
            <text:p text:style-name="P265">-<text:span text:style-name="T370">WS:</text:span><text:span text:style-name="T46">key</text:span></text:p>
          </table:table-cell>
          <table:table-cell table:style-name="commandLineArgs.A2" office:value-type="string">
            <text:p text:style-name="P268">N</text:p>
          </table:table-cell>
          <table:table-cell table:style-name="commandLineArgs.C2" office:value-type="string">
            <text:p text:style-name="P269">A workspace key/value pair. This is equivalent to issuing <text:span text:style-name="T151">)ws set </text:span><text:span text:style-name="T48">key value </text:span><text:span text:style-name="T115">from inside the workspace and these are the last things evaluated before the workspace starts. </text:span><text:span text:style-name="T138">Note that the -WS: is case insensitive. </text:span><text:span text:style-name="T139">E.g. </text:span><text:span text:style-name="T149">-WS:ee nano</text:span><text:span text:style-name="T139"> would set the external editor to nano.</text:span></text:p>
          </table:table-cell>
        </table:table-row>
      </table:table>
      <text:p text:style-name="P283"/>
      <text:p text:style-name="Heading">E.g. <text:span text:style-name="T372">everything from the command line</text:span></text:p>
      <text:p text:style-name="P110"><text:span text:style-name="T54">java -jar qdl.</text:span><text:span text:style-name="T112">jar</text:span><text:span text:style-name="T54"> -WS:pp on -WS:echo on -ansi -ext </text:span><text:span text:style-name="T113">"</text:span><text:span text:style-name="T54">edu.bgsu.qdl.MyModule</text:span><text:span text:style-name="T113">" -</text:span><text:span text:style-name="T54">qdl_root </text:span><text:span text:style-name="T113">"/</text:span><text:span text:style-name="T54">home/qdl</text:span><text:span text:style-name="T113">"</text:span></text:p>
      <text:p text:style-name="P111"/>
      <text:p text:style-name="P262">Would start QDL in ANSI mode, load a custom module, set the root directory for QDL and then set a couple of startup properties.</text:p>
      <text:p text:style-name="Heading"><text:soft-page-break/>E.g. load everything from a configuration file</text:p>
      <text:p text:style-name="P262"/>
      <text:p text:style-name="Preformatted_20_Text">java -jar qdl.jar -ansi -cfg /path/to/configs/mycfg.xml -name foo</text:p>
      <text:h text:style-name="P292" text:outline-level="2"><text:bookmark-start text:name="__RefHeading___Toc115363_127364881"/>Running a single script<text:bookmark-end text:name="__RefHeading___Toc115363_127364881"/></text:h>
      <text:p text:style-name="P68">You may run a single script with the <text:span text:style-name="T3">-run­ + script_path</text:span><text:span text:style-name="T54"> argument if invoking via java:</text:span></text:p>
      <text:p text:style-name="Preformatted_20_Text">java -jar qdl.jar -cfg config_file -name config_name -run script_path</text:p>
      <text:p text:style-name="P26"><text:line-break/>or from the command line with the shell script as </text:p>
      <text:p text:style-name="Preformatted_20_Text">qdl -<text:span text:style-name="T387">run </text:span><text:span text:style-name="T216">script_path</text:span></text:p>
      <text:p text:style-name="Text_20_body"><text:line-break/><text:span text:style-name="T216">in which case your configuration will be loaded completely (no banner or splash screen) the script executed and the interpreter will exit. </text:span><text:span text:style-name="T387">There is a supplied script called </text:span><text:span text:style-name="T230">qdl_run</text:span><text:span text:style-name="T387"> that does exactly this and you should probably use that. <text:s/>See also </text:span><text:a xlink:type="simple" xlink:href="https://qdl-lang.org/pdf/qdl_scripting.pdf" text:style-name="Internet_20_link" text:visited-style-name="Visited_20_Internet_20_Link"><text:span text:style-name="T387">QDL as a scripting language</text:span></text:a><text:span text:style-name="T387">. </text:span><text:span text:style-name="T216">Note that environment variables and substitutions will be available. This lets you embed QDL in shell scripts, for instance with your required runtime. Note that this will load the system completely, so any boot scripts of virtual file system mounts will happen before your script is called. <text:s/></text:span></text:p>
      <text:h text:style-name="P293" text:outline-level="2"><text:bookmark-start text:name="__RefHeading___Toc5469_3816005984"/>Commands generally<text:bookmark-end text:name="__RefHeading___Toc5469_3816005984"/></text:h>
      <text:p text:style-name="P1">Since the workspace is charged with managing the QDL environment for us, it<text:span text:style-name="T1">s commands are not QDL commands. All of the start with a right parenthesis, e.g. )help. </text:span></text:p>
      <text:p text:style-name="P5">The basic structure of a command is</text:p>
      <text:p text:style-name="P5">command action arguments</text:p>
      <text:p text:style-name="P185">which we may write to save space as as <text:span text:style-name="T224">command ➞ action ➞ arguments</text:span></text:p>
      <text:p text:style-name="P5">So this is the command to save the current workspace to the file my_space.ws</text:p>
      <text:p text:style-name="Preformatted_20_Text"><text:s text:c="4"/>)<text:span text:style-name="T282">ws </text:span>save my_space.ws</text:p>
      <text:p text:style-name="Preformatted_20_Text">workspace saved at Thu Jan 30 16:32:28 CST 2020</text:p>
      <text:p text:style-name="P5"/>
      <text:list text:style-name="L1">
        <text:list-item>
          <text:p text:style-name="P323">)ws is the command</text:p>
        </text:list-item>
        <text:list-item>
          <text:p text:style-name="P324">save<text:span text:style-name="T54"> is the action</text:span></text:p>
        </text:list-item>
        <text:list-item>
          <text:p text:style-name="P324">my_space.ws<text:span text:style-name="T54"> is the only argument, in this case.</text:span></text:p>
        </text:list-item>
      </text:list>
      <text:p text:style-name="P13"><text:span text:style-name="T102">So on one line of text here this would written as </text:span><text:span text:style-name="T235">)ws ➞ save ➞ my_space.ws</text:span><text:span text:style-name="T239"> </text:span><text:span text:style-name="T54">Arguments may be simple, such as a single file name here, or there may be several of them. </text:span><text:span text:style-name="T64">This varies per command, </text:span><text:span text:style-name="T68">hence this reference</text:span><text:span text:style-name="T64">. </text:span></text:p>
      <text:p text:style-name="P117"><text:span text:style-name="T64">S</text:span><text:span text:style-name="T84">ome commands have a short form because they are used so often. <text:s/>In this case </text:span><text:span text:style-name="T233">)ws save</text:span><text:span text:style-name="T84"> may be replaced by </text:span><text:span text:style-name="T233">)save</text:span><text:span text:style-name="T84">.</text:span></text:p>
      <text:p text:style-name="P5"><text:soft-page-break/>In the command reference that follows, the heading of the section is the command and the subsections are the actions. <text:span text:style-name="T181">An argument of – means that this may be omitted and is the default.</text:span></text:p>
      <text:p text:style-name="P11">Geeky note<text:span text:style-name="T54"> If this seems a little unfamiliar you have, in point of fact been doing this sort of thing your whole computing life, at least if you have ever used a GUI. Since this is to be a text mode only application (written in Java, where there is no concept of cursor addressing) there are no things like menus. Effectively think of </text:span><text:span text:style-name="T231">)command</text:span><text:span text:style-name="T54"> as being a menu command (like File or Edit) that has a drop down menu. You are manually navigating a menu, rather than clicking on a menu sequence like</text:span></text:p>
      <text:p text:style-name="P11"><text:span text:style-name="T54">ws → save → file dialog →</text:span><text:span text:style-name="T77"> select file_name</text:span></text:p>
      <text:p text:style-name="P12">vs.<text:span text:style-name="T54"> </text:span></text:p>
      <text:p text:style-name="P94"><text:span text:style-name="T54"><text:s text:c="4"/></text:span>)ws save file_name</text:p>
      <text:h text:style-name="Heading_20_1" text:outline-level="1"><text:bookmark-start text:name="__RefHeading___Toc5540_3816005984"/><text:span text:style-name="T183">T</text:span>emplates, <text:span text:style-name="T281">variables</text:span> <text:span text:style-name="T183">and script preprocessing</text:span><text:bookmark-end text:name="__RefHeading___Toc5540_3816005984"/></text:h>
      <text:p text:style-name="P251"/>
      <text:p text:style-name="P256"><text:span text:style-name="T281">There are </text:span><text:span text:style-name="T21">two</text:span><text:span text:style-name="T83"> ways to set values on the command line. The first allows you to </text:span><text:span text:style-name="T183">set values directly in the </text:span><text:span text:style-name="T184">interpreter </text:span><text:span text:style-name="T183">environment and access them via </text:span><text:span text:style-name="T192">the </text:span><text:span text:style-name="T183"><text:s/></text:span><text:span text:style-name="T50">templating syntax</text:span><text:span text:style-name="T183"> of </text:span><text:span text:style-name="T218">${…}</text:span><text:span text:style-name="T183">. </text:span><text:span text:style-name="T281">This is the analog to setting environment variables in a script. <text:s/></text:span><text:span text:style-name="T183"><text:s/></text:span></text:p>
      <text:p text:style-name="P254"/>
      <text:p text:style-name="P17">Note:<text:span text:style-name="T115"> This is a feature of the workspace and is </text:span><text:span text:style-name="T164">not</text:span><text:span text:style-name="T115"> part of QDL! It is to help harried coders reduce their typing workload and keep useful snippets of text at hand. If you develop code using templates, they should be removed if you are, e.g. going to save your code in a file and run it as a script later.</text:span></text:p>
      <text:p text:style-name="P57"/>
      <text:p text:style-name="P255">An example of how to use this: Let's set two environment variables:</text:p>
      <text:p text:style-name="P252"/>
      <text:p text:style-name="P10">)env set vo voPersonExternalID</text:p>
      <text:p text:style-name="P10">)env set a @accounts.google.com</text:p>
      <text:p text:style-name="Preformatted_20_Text"/>
      <text:p text:style-name="P252"/>
      <text:p text:style-name="P253">The template are done <text:span text:style-name="T48">before</text:span><text:span text:style-name="T115"> any </text:span><text:span text:style-name="T116">parsing or </text:span><text:span text:style-name="T115">other processing. <text:s/></text:span><text:span text:style-name="T117">In computer languages a lot of use can be made of pre</text:span><text:span text:style-name="T52">-</text:span><text:span text:style-name="T117">processing or doing things to the code before actual evaluation, for instance, look up the Obfuscated C competition which is a humorous jab at abuses of the C pre-processor. This is a very useful facility to have and can make your work vastly easier at times, but it should be an aid, not a lifestyle choice. </text:span></text:p>
      <text:p text:style-name="P53"/>
      <text:p text:style-name="P54">So you could use this to, for instance, keep typos to a minimum but issuing statements like (assuming <text:span text:style-name="T217">claims.oidc</text:span> has the value 349765)</text:p>
      <text:p text:style-name="P55"/>
      <text:p text:style-name="Preformatted_20_Text"><text:s text:c="4"/>${vo} := claims.oidc + '<text:span text:style-name="T182">${a}</text:span>';</text:p>
      <text:p text:style-name="Preformatted_20_Text"><text:s text:c="4"/>say(${vo});</text:p>
      <text:p text:style-name="Preformatted_20_Text"><text:a xlink:type="simple" xlink:href="mailto:349765@accounts.google.com" text:style-name="Internet_20_link" text:visited-style-name="Visited_20_Internet_20_Link"><text:span text:style-name="T190">349765@accounts.google.com</text:span></text:a></text:p>
      <text:p text:style-name="Preformatted_20_Text"><text:s text:c="4"/>say(voPersonExternalID);</text:p>
      <text:p text:style-name="Preformatted_20_Text"><text:a xlink:type="simple" xlink:href="mailto:349765@accounts.google.com" text:style-name="Internet_20_link" text:visited-style-name="Visited_20_Internet_20_Link"><text:span text:style-name="T190">349765@accounts.google.com</text:span></text:a></text:p>
      <text:p text:style-name="P55"/>
      <text:p text:style-name="P56"/>
      <text:p text:style-name="P252">What is the advantage of this? You can embed things like code snippets <text:span text:style-name="T192">(especially the one you keep mistyping) <text:s/></text:span>or use it to prevent spelling issues or to future proof. In this case, if there were several references to <text:span text:style-name="T185">voPersonExternalID, </text:span><text:span text:style-name="T187">then the template allows you to set this one place in your script. </text:span><text:soft-page-break/><text:span text:style-name="T188">Note that this lets you template for things like control structures, names of functions or really anything – it is wholly outside the language. </text:span><text:span text:style-name="T187">If the name of ever changes (to say <text:s/></text:span><text:span text:style-name="T186">voPersonExternalID_v2 </text:span>then you would need to only change where it is set in the environment and the changes would take place automatically. While fairly trivial to use, it can make a lot of <text:span text:style-name="T211">coding/testing</text:span> considerably easier. </text:p>
      <text:p text:style-name="P252"/>
      <text:p text:style-name="P18">Accessing QDL variables in ) commands</text:p>
      <text:p text:style-name="P59"/>
      <text:p text:style-name="P260"><text:span text:style-name="T135">Another way to get information is to </text:span><text:span text:style-name="T136">reference </text:span><text:span text:style-name="T135">QDL variables. This is done with the prefix </text:span><text:span text:style-name="T148">&gt;. <text:s/></text:span><text:span text:style-name="T135">Remember that this is done after templates (if any) are processed. What will happen is that the variable is looked up and if found, its string representation is substituted for the argument. If not found, the argument is passed back unchanged. </text:span></text:p>
      <text:p text:style-name="P59"/>
      <text:p text:style-name="Preformatted_20_Text"><text:s text:c="2"/>x := '/tmp/foo.qdl'</text:p>
      <text:p text:style-name="Preformatted_20_Text"><text:s text:c="2"/>)b create &gt;x</text:p>
      <text:p text:style-name="Preformatted_20_Text">0| |/tmp/foo.qdl</text:p>
      <text:p text:style-name="Text_20_body"/>
      <text:p text:style-name="P114">In this case, a variable is set and then used to create a buffer. This is intended to be very simple-minded, but since templates are done first, you could do something like</text:p>
      <text:p text:style-name="Preformatted_20_Text"><text:s text:c="2"/><text:span text:style-name="T281">)env set s src_file</text:span></text:p>
      <text:p text:style-name="Preformatted_20_Text"><text:s text:c="2"/><text:span text:style-name="T281">)env set t target_file</text:span></text:p>
      <text:p text:style-name="Preformatted_20_Text"><text:s text:c="2"/>)file copy &gt;${s} &gt;${t} </text:p>
      <text:p text:style-name="Preformatted_20_Text">// <text:span text:style-name="T281">resolves to </text:span></text:p>
      <text:p text:style-name="Preformatted_20_Text"><text:s text:c="2"/><text:span text:style-name="T281">)file copy &gt;src_file &gt;target_file</text:span></text:p>
      <text:p text:style-name="Text_20_body"/>
      <text:p text:style-name="P114">Assuming you had environment variables for s (source) and t (target) set appropriately.</text:p>
      <text:p text:style-name="P115">Note especially that <text:span text:style-name="T151">&gt; </text:span><text:span text:style-name="T164">access occurs in </text:span><text:span text:style-name="T51">all </text:span><text:span text:style-name="T115">commands, so something like this</text:span></text:p>
      <text:p text:style-name="Preformatted_20_Text">)env set q &gt;messy_variable</text:p>
      <text:p text:style-name="P48"/>
      <text:p text:style-name="P116"><text:span text:style-name="T131">is fine. </text:span><text:span text:style-name="T130">Why prefix variables with a </text:span><text:span text:style-name="T145">&gt; </text:span><text:span text:style-name="T130">rather than just using variable names directly? Because you don't want to deal with quotations for arguments to system commands. It just makes it easier that everything is a string unless you tell it to resolve a reference.</text:span></text:p>
      <text:p text:style-name="P58"/>
      <text:h text:style-name="Heading_20_2" text:outline-level="2"><text:bookmark-start text:name="__RefHeading___Toc115365_127364881"/>Repeating the last command <text:span text:style-name="T315">and history</text:span><text:bookmark-end text:name="__RefHeading___Toc115365_127364881"/></text:h>
      <text:p text:style-name="P65">If you enter a single <text:span text:style-name="T157">)r</text:span> then the very last command you entered is repeated.</text:p>
      <text:p text:style-name="Preformatted_20_Text"><text:s text:c="3"/>date_iso()</text:p>
      <text:p text:style-name="Preformatted_20_Text">2020-03-16T22:01:29.258Z</text:p>
      <text:p text:style-name="Preformatted_20_Text"><text:s text:c="2"/><text:span text:style-name="T315">)r</text:span></text:p>
      <text:p text:style-name="Preformatted_20_Text">2020-03-16T22:0<text:span text:style-name="T212">7</text:span>:31.626Z</text:p>
      <text:p text:style-name="P150"><text:span text:style-name="T321">raise_</text:span><text:span text:style-name="T316">In this case, </text:span><text:span text:style-name="T212">the current date and time are created and then repeated. </text:span></text:p>
      <text:p text:style-name="P150">This is a special case of the history command, <text:span text:style-name="T151">)h </text:span><text:span text:style-name="T164">which operates in two modes</text:span></text:p>
      <text:p text:style-name="P108">)h - <text:span text:style-name="T164">print entire history</text:span></text:p>
      <text:p text:style-name="P108">)h <text:span text:style-name="T3">n</text:span><text:span text:style-name="T54"> - </text:span><text:span text:style-name="T115">execute command </text:span><text:span text:style-name="T51">n</text:span><text:span text:style-name="T115"> in the history.</text:span></text:p>
      <text:p text:style-name="Preformatted_20_Text"><text:soft-page-break/><text:s text:c="3"/>2+3</text:p>
      <text:p text:style-name="P151">5</text:p>
      <text:p text:style-name="Preformatted_20_Text"><text:s text:c="3"/>4+5</text:p>
      <text:p text:style-name="P151">9</text:p>
      <text:p text:style-name="Preformatted_20_Text"><text:s text:c="3"/>)h</text:p>
      <text:p text:style-name="Preformatted_20_Text">0: 4+5</text:p>
      <text:p text:style-name="Preformatted_20_Text">1: 2+3</text:p>
      <text:p text:style-name="Preformatted_20_Text"><text:s text:c="3"/>)h 1</text:p>
      <text:p text:style-name="Preformatted_20_Text">5</text:p>
      <text:p text:style-name="P65"/>
      <text:p text:style-name="P210"><text:span text:style-name="T317">Note that </text:span><text:span text:style-name="T158">)r =</text:span><text:span text:style-name="T318"> )h 0</text:span><text:span text:style-name="T320">.</text:span></text:p>
      <text:p text:style-name="P211"><text:span text:style-name="T320">Y</text:span><text:span text:style-name="T319">ou may overload history execution by adding parameters. This will update the history buffer. An example should illustrate this. Say you wanted to search the online help for all functions that include to (e.g. to_string) in their name. You could do this with a regex.</text:span></text:p>
      <text:p text:style-name="P237"><text:s text:c="2"/>)help online -r .*to.*</text:p>
      <text:p text:style-name="P237">Help is available for the following topics:</text:p>
      <text:p text:style-name="P238">autosave_interval <text:s text:c="4"/>autosave_on <text:s text:c="10"/>external_editor <text:s text:c="6"/>to_json <text:s text:c="14"/>to_number <text:s text:c="12"/>to_upper <text:s text:c="13"/>tokenize <text:s text:c="12"/>autosave_messa<text:line-break/>ges_on <text:s/>detokenize <text:s text:c="11"/>to_boolean <text:s text:c="11"/>to_lower <text:s text:c="2"/>to_string <text:s text:c="2"/>to_u<text:line-break/>ri</text:p>
      <text:p text:style-name="Standard"/>
      <text:p text:style-name="P213">Note that this is a mess. Better to format to within 5<text:span text:style-name="T366">5</text:span> columns <text:s/><text:span text:style-name="T367">(see next section for more on this)</text:span>, so reissue last command, setting the display width to 5<text:span text:style-name="T366">5</text:span>:</text:p>
      <text:p text:style-name="P213"/>
      <text:p text:style-name="P248"><text:span text:style-name="T279"><text:s/></text:span><text:s text:c="3"/>)r -w <text:span text:style-name="T366">55</text:span></text:p>
      <text:p text:style-name="P212"><text:bookmark-start text:name="__DdeLink__5792_1880679154"/>Help is available for the following<text:bookmark-end text:name="__DdeLink__5792_1880679154"/> topics:</text:p>
      <text:p text:style-name="P212">autosave_interval <text:s text:c="4"/>to_json <text:s text:c="14"/>tokenize <text:s text:c="13"/></text:p>
      <text:p text:style-name="P212">autosave_messages_on <text:s/>to_lower <text:s text:c="13"/></text:p>
      <text:p text:style-name="P212">autosave_on <text:s text:c="10"/>to_number <text:s text:c="12"/></text:p>
      <text:p text:style-name="P212">detokenize <text:s text:c="11"/>to_string <text:s text:c="12"/></text:p>
      <text:p text:style-name="P212">external_editor <text:s text:c="6"/>to_upper <text:s text:c="13"/></text:p>
      <text:p text:style-name="P214">to_boolean <text:s text:c="11"/>to_uri <text:s/></text:p>
      <text:p text:style-name="Text_20_body"/>
      <text:p text:style-name="Text_20_body"><text:span text:style-name="T366">Note well that the command history now has the very last call, so <text:s/></text:span><text:span text:style-name="T162">)r</text:span><text:span text:style-name="T366"> </text:span><text:s text:c="2"/><text:span text:style-name="T366">will repeat this with the width set.</text:span> <text:s text:c="11"/></text:p>
      <text:h text:style-name="Heading_20_2" text:outline-level="2"><text:bookmark-start text:name="__RefHeading___Toc115367_127364881"/>Listing things<text:bookmark-end text:name="__RefHeading___Toc115367_127364881"/></text:h>
      <text:p text:style-name="P71">For the following commands</text:p>
      <text:list text:style-name="L2">
        <text:list-item>
          <text:p text:style-name="P325">)funcs</text:p>
        </text:list-item>
        <text:list-item>
          <text:p text:style-name="P325">)vars</text:p>
        </text:list-item>
        <text:list-item>
          <text:p text:style-name="P325">)modules</text:p>
        </text:list-item>
        <text:list-item>
          <text:p text:style-name="P328">)help online</text:p>
        </text:list-item>
      </text:list>
      <text:p text:style-name="P71">Each allows for various formatting switches when listing. These are</text:p>
      <text:list text:style-name="L3">
        <text:list-item>
          <text:p text:style-name="P326">-r <text:span text:style-name="T3">regex­ = </text:span><text:span text:style-name="T54">apply the regex to each element of the output for matching</text:span></text:p>
        </text:list-item>
        <text:list-item>
          <text:p text:style-name="P329"><text:soft-page-break/>-cols = list in columnar formatting</text:p>
        </text:list-item>
        <text:list-item>
          <text:p text:style-name="P326"><text:span text:style-name="T54">-w </text:span><text:span text:style-name="T3">int</text:span><text:span text:style-name="T54"> set the max display width. Note that -cols overrides this</text:span></text:p>
        </text:list-item>
        <text:list-item>
          <text:p text:style-name="P327"><text:span text:style-name="T54">-</text:span><text:span text:style-name="T65">compact = show namespaces as lists, </text:span><text:span text:style-name="T66">so rather than a#q and b#q you'd see [a,b]#q.</text:span></text:p>
        </text:list-item>
        <text:list-item>
          <text:p text:style-name="P327"><text:span text:style-name="T66">-</text:span><text:span text:style-name="T95">fq (variables and functions) show fully qualified names.</text:span></text:p>
        </text:list-item>
      </text:list>
      <text:p text:style-name="Heading">Listing functions</text:p>
      <text:p text:style-name="P36">System (i.e. built in) functions may be listed by passing in the system argument:</text:p>
      <text:p text:style-name="Preformatted_20_Text"><text:s text:c="2"/>)funcs system</text:p>
      <text:p text:style-name="Preformatted_20_Text">abs([1]) <text:s text:c="7"/>exclude_keys([2]) <text:s text:c="3"/>log([1]) <text:s text:c="17"/>set_default([2]) <text:s text:c="9"/></text:p>
      <text:p text:style-name="Preformatted_20_Text">acos([1]) <text:s text:c="6"/>execute([1]) <text:s text:c="8"/>log_entry([0, 1, 2]) <text:s text:c="5"/>shuffle([2]) <text:s text:c="13"/></text:p>
      <text:p text:style-name="Preformatted_20_Text">acosh([1]) <text:s text:c="5"/>exp([0, 1]) <text:s text:c="9"/>mask([2]) <text:s text:c="16"/>sin([1]) <text:s text:c="17"/></text:p>
      <text:p text:style-name="P36"/>
      <text:p text:style-name="P36">(partial listing!)</text:p>
      <text:p text:style-name="P160"><text:span text:style-name="T95">Each entry is the name of the function and the number of arguments it can take, so exp (the exponential function) takes either zero or 1 argument. </text:span><text:span text:style-name="T96">Note that these are formatted strings so if you want to search for functions using the regex flag, -r, it is easy.</text:span></text:p>
      <text:p text:style-name="P36">To get help on any of these, use the help command:</text:p>
      <text:p text:style-name="Preformatted_20_Text"><text:s text:c="2"/>)help exp</text:p>
      <text:p text:style-name="Preformatted_20_Text"/>
      <text:p text:style-name="P244"><text:bookmark-start text:name="__DdeLink__2611583_2405510422"/><text:s/>exp() - the value of <text:s/>e, the base of the natural logarithm</text:p>
      <text:p text:style-name="Preformatted_20_Text">exp(x) - the value of e^x</text:p>
      <text:p text:style-name="Preformatted_20_Text"/>
      <text:p text:style-name="Preformatted_20_Text">x can be any number.</text:p>
      <text:p text:style-name="Preformatted_20_Text">See also: ln(), log()</text:p>
      <text:p text:style-name="P36"><text:bookmark-end text:name="__DdeLink__2611583_2405510422"/></text:p>
      <text:p text:style-name="P37">The workspace (and QDL) tends to be extremely helpful. </text:p>
      <text:p text:style-name="P72"><text:span text:style-name="T54">Show the system functions that start with </text:span><text:span text:style-name="T3">to_</text:span><text:span text:style-name="T54"> and list as a single column</text:span></text:p>
      <text:p text:style-name="Preformatted_20_Text"><text:s text:c="2"/>)funcs system -r to_.* -cols</text:p>
      <text:p text:style-name="P44">to_boolean([1])</text:p>
      <text:p text:style-name="P44">to_json([1, 2, 3])</text:p>
      <text:p text:style-name="P44">to_lower([1])</text:p>
      <text:p text:style-name="P44">to_number([1])</text:p>
      <text:p text:style-name="P44">to_set([1])</text:p>
      <text:p text:style-name="P44">to_string([1, 2])</text:p>
      <text:p text:style-name="P44">to_upper([1])</text:p>
      <text:p text:style-name="P44">to_uri([1])</text:p>
      <text:p text:style-name="P44">8 total functions</text:p>
      <text:p text:style-name="P27"/>
      <text:p text:style-name="P74"><text:span text:style-name="T67">Remember that for regexes the idiom </text:span><text:span text:style-name="T143">.*</text:span><text:span text:style-name="T67"> means to match any character, so </text:span><text:span text:style-name="T143">to_.*</text:span><text:span text:style-name="T67"> means just match anything that starts with </text:span><text:span text:style-name="T143">to_</text:span><text:span text:style-name="T67">. <text:s/>Also, you do not need a start of line character because each entry is not a line. </text:span></text:p>
      <text:p text:style-name="P220"><text:span text:style-name="T67">T</text:span><text:span text:style-name="T54">o list the functions in a module that has been imported, use </text:span></text:p>
      <text:p text:style-name="Preformatted_20_Text"><text:soft-page-break/><text:span text:style-name="T54">)funcs list </text:span><text:span text:style-name="T3">module_name</text:span></text:p>
      <text:p text:style-name="P28"/>
      <text:p text:style-name="P28">Just list the <text:span text:style-name="T340">user defined </text:span>functions:</text:p>
      <text:p text:style-name="P28"/>
      <text:p text:style-name="Preformatted_20_Text"><text:s text:c="2"/>)funcs </text:p>
      <text:p text:style-name="Preformatted_20_Text">a#f(<text:span text:style-name="T339">[</text:span>1<text:span text:style-name="T339">]</text:span>) <text:s text:c="4"/>arf#f(<text:span text:style-name="T339">[</text:span>1<text:span text:style-name="T339">]</text:span>) <text:s text:c="2"/>b#f(<text:span text:style-name="T339">[</text:span>1<text:span text:style-name="T339">]</text:span>) <text:s text:c="4"/>c#f(<text:span text:style-name="T339">[</text:span>1<text:span text:style-name="T339">]</text:span>) <text:s text:c="4"/>d#f(<text:span text:style-name="T339">[</text:span>1<text:span text:style-name="T339">]</text:span>) <text:s text:c="4"/>woof#f(<text:span text:style-name="T339">[</text:span>1<text:span text:style-name="T339">]</text:span>)</text:p>
      <text:p text:style-name="Text_20_body"/>
      <text:p text:style-name="P73">Now list them in compact notation</text:p>
      <text:p text:style-name="Preformatted_20_Text"><text:s text:c="2"/>)funcs -compact</text:p>
      <text:p text:style-name="Preformatted_20_Text">[a, d]#f(<text:span text:style-name="T339">[</text:span>1<text:span text:style-name="T339">]</text:span>) <text:s text:c="12"/>[b, c, arf, woof]#f(<text:span text:style-name="T339">[</text:span>1<text:span text:style-name="T339">]</text:span>)</text:p>
      <text:p text:style-name="Text_20_body"/>
      <text:p text:style-name="P75">And now, list all of the system (built-in) functions with their namespaces (-fq flag is specific here) that are in the <text:span text:style-name="T48">io</text:span> namespace and restrict the output to 60 characters in width:</text:p>
      <text:p text:style-name="Preformatted_20_Text"><text:s text:c="2"/>)funcs system -fq -r io#.* -w 60</text:p>
      <text:p text:style-name="Preformatted_20_Text">io#dir([1]) <text:s text:c="11"/>io#scan([0, 1]) <text:s text:c="7"/></text:p>
      <text:p text:style-name="Preformatted_20_Text">io#file_read([1, 2]) <text:s text:c="2"/>io#vfs_mount([1]) <text:s text:c="5"/></text:p>
      <text:p text:style-name="Preformatted_20_Text">io#file_write([2, 3]) <text:s/>io#vfs_unmount([1]) <text:s text:c="3"/></text:p>
      <text:p text:style-name="Preformatted_20_Text">6 total functions</text:p>
      <text:h text:style-name="P286" text:outline-level="1"/>
      <text:h text:style-name="P287" text:outline-level="1"><text:bookmark-start text:name="__RefHeading___Toc115371_127364881"/>External Libraries<text:bookmark-end text:name="__RefHeading___Toc115371_127364881"/></text:h>
      <text:p text:style-name="P149"><text:span text:style-name="T312">An </text:span><text:span text:style-name="T29">external library</text:span><text:span text:style-name="T89"> is a collection of QDL scripts, all ending in .qdl. There is also a library path and flag in the configuration (both settable inside the workspace with the </text:span><text:span text:style-name="T146">)ws get|set</text:span><text:span text:style-name="T133"> command</text:span><text:span text:style-name="T89">). Note that the </text:span><text:span text:style-name="T146">lib_path</text:span><text:span text:style-name="T133"> is not the same as the </text:span><text:span text:style-name="T146">script_path</text:span><text:span text:style-name="T133">. The reason is that libraries are integrated into QDL seamlessly vs. the </text:span><text:span text:style-name="T132">library</text:span><text:span text:style-name="T133"> path. Let us say that we were using the example </text:span><text:span text:style-name="T147">my_</text:span><text:span text:style-name="T146">sqrt.qdl</text:span><text:span text:style-name="T133"> script in the examples directory. If </text:span><text:span text:style-name="T146">qdl_ex</text:span><text:span text:style-name="T133"> is a variable that points to this directory</text:span></text:p>
      <text:p text:style-name="Preformatted_20_Text"><text:s text:c="3"/>)ws set lib_path &gt;qdl_ex</text:p>
      <text:p text:style-name="Preformatted_20_Text"><text:s text:c="3"/>)ws set external_library_support on</text:p>
      <text:p text:style-name="Preformatted_20_Text"><text:s text:c="3"/><text:span text:style-name="T313">my_</text:span>sqrt(5)</text:p>
      <text:p text:style-name="Preformatted_20_Text">2.236067977499789</text:p>
      <text:p text:style-name="Preformatted_20_Text"><text:s text:c="4"/>my_sqrt(5)^2</text:p>
      <text:p text:style-name="P243">5</text:p>
      <text:p text:style-name="P49"/>
      <text:p text:style-name="P49">This is entirely equivalent to issuing </text:p>
      <text:p text:style-name="Preformatted_20_Text"><text:s text:c="3"/>script_run(qdl_ex + '<text:span text:style-name="T313">my_</text:span>sqrt.qdl', 5)</text:p>
      <text:p text:style-name="Text_20_body"/>
      <text:p text:style-name="P180"><text:span text:style-name="T314">Note that you can indeed just treat it like any other function (hence the quick check that you can square the output and get back 5). </text:span><text:span text:style-name="T350">The use case is some library of great command line scripts that you can simply access as an extension. All you’d need is a pointer to that directory and your workspace is extended without any imports or other calls, so QDL can behave much like shell scripts.</text:span></text:p>
      <text:p text:style-name="P180"><text:soft-page-break/><text:span text:style-name="T312">The one great caveat is that scripts on disk are on disk which is vastly slower than in memory. Invoking scripts this way is </text:span><text:span text:style-name="T350">convenient</text:span><text:span text:style-name="T312">, but if you were writing an application that, say, required looping and hundreds of invocations, loading the script instead and accessing the function that way would be a much better way to do things. </text:span></text:p>
      <text:h text:style-name="Heading_20_1" text:outline-level="1">Buffers</text:h>
      <text:p text:style-name="P178"><text:span text:style-name="T351">A </text:span><text:span text:style-name="T35">buffer</text:span><text:span text:style-name="T100"> is just a bunch of </text:span><text:span text:style-name="T101">characters</text:span><text:span text:style-name="T100">. </text:span><text:span text:style-name="T99">It may reside in memory, on some storage device </text:span><text:span text:style-name="T101">or represent a link between, say, a virtual file and a local file</text:span><text:span text:style-name="T99">. </text:span><text:span text:style-name="T100"><text:s/>In an interpreted language, you may want to have several statements that can be executed together. You may buffer them, then have them execute at once.</text:span></text:p>
      <text:p text:style-name="P178"><text:span text:style-name="T101">Buffers are created and have an</text:span><text:span text:style-name="T36"> alias</text:span><text:span text:style-name="T101"> or short name and a unique (assigned) integer, </text:span><text:span text:style-name="T104">called a </text:span><text:span text:style-name="T39">handle</text:span><text:span text:style-name="T101">. Most operations on buffers take either of these. Operations on buffers are</text:span></text:p>
      <text:list text:style-name="L4">
        <text:list-item>
          <text:p text:style-name="P330">editing in the currently active editor</text:p>
        </text:list-item>
        <text:list-item>
          <text:p text:style-name="P330">CRUD (create, read, update and delete)</text:p>
        </text:list-item>
        <text:list-item>
          <text:p text:style-name="P330">check syntax (QDL syntax that is)</text:p>
        </text:list-item>
        <text:list-item>
          <text:p text:style-name="P330">linking to another buffer.</text:p>
        </text:list-item>
      </text:list>
      <text:h text:style-name="P294" text:outline-level="2">Major uses of buffers</text:h>
      <text:list text:style-name="L5">
        <text:list-item>
          <text:p text:style-name="P331">Editing <text:span text:style-name="T353">code in an external editor. It’s easy to use your favorite editor with QDL. </text:span></text:p>
        </text:list-item>
        <text:list-item>
          <text:p text:style-name="P333">Running blocks and snippets of code for debugging or just convenience</text:p>
        </text:list-item>
        <text:list-item>
          <text:p text:style-name="P332"><text:s/><text:span text:style-name="T353">Editing code that lives in a virtual file system. Most off the shelf editors have zero concept of QDL’s VFS, so something has to be done to allow working with them.</text:span></text:p>
        </text:list-item>
        <text:list-item>
          <text:p text:style-name="P333">Checking syntax of the buffer.</text:p>
        </text:list-item>
      </text:list>
      <text:h text:style-name="Heading_20_2" text:outline-level="2"><text:span text:style-name="T100">B</text:span><text:span text:style-name="T54">asic types</text:span></text:h>
      <text:h text:style-name="Heading_20_3" text:outline-level="3">In-memory. </text:h>
      <text:p text:style-name="P181"><text:span text:style-name="T54">These reside wholly inside of QDL. You create these in the </text:span><text:span text:style-name="T235">)b</text:span><text:span text:style-name="T231">uffer ➞ create</text:span><text:span text:style-name="T54"> using the </text:span><text:span text:style-name="T140">-m</text:span><text:span text:style-name="T54"> option. They are part of the workspace and will be saved when the workspace is saved. You may also write them to disk if you like, which converts them to regular buffers. </text:span><text:span text:style-name="T103">When you edit an in memory buffer, a temporary file is created (usually in $QDL_HOME/temp) and that is passed to your editor. When you save inside the editor, that file is updated. When you exit the editor, QDL gets a message and reads this temp file, replacing the current in memory buffer. That’s how it works at a nuts and bolts level, but for you, you just edit however you want and the workspace does all the work.</text:span></text:p>
      <text:h text:style-name="Heading_20_3" text:outline-level="3">Regular</text:h>
      <text:p text:style-name="P178"><text:span text:style-name="T352">This is simply a buffer that points to a file on disk. Note that </text:span><text:span text:style-name="T353">while this can refer to a virtual file system entry, external editors have no concept of this, so a </text:span><text:span text:style-name="T37">link </text:span><text:span text:style-name="T102">(see next) is created. <text:s/>The buffer number will </text:span><text:soft-page-break/><text:span text:style-name="T102">persists across workspace saves, but the file itself is not under QDL’s control. (So if you create a buffer, save the workspace, exit QDL, delete the file then restart QDL, buffer operations will fail.) </text:span><text:span text:style-name="T103">If you edit the buffer from QDL, QDL shells out to the editor and control is returned on editor exit</text:span></text:p>
      <text:p text:style-name="P184"><text:span text:style-name="T38">Caveat:</text:span><text:span text:style-name="T103"> </text:span><text:span text:style-name="T92">If you configure an external editor, QDL pauses while it is run. This makes perfectly good sense for a text mode application (since many of them run as full screen so you can't do anything in QDL anyway), but the same contract holds if you start a GUI editor from QDL – QDL will hang until you exit your GUI editor. </text:span><text:span text:style-name="T103">If you want to use a GUI editor, run it in parallel, do not use the </text:span><text:span text:style-name="T236">)buffer ➞ edit</text:span><text:span text:style-name="T103"> <text:s/>command, just run it, check the syntax etc. </text:span></text:p>
      <text:h text:style-name="Heading_20_3" text:outline-level="3">Link</text:h>
      <text:p text:style-name="P183"><text:span text:style-name="T54">A link </text:span><text:span text:style-name="T101">couples two files the </text:span><text:span text:style-name="T36">source </text:span><text:span text:style-name="T101">and the </text:span><text:span text:style-name="T36">target,</text:span><text:span text:style-name="T101"> so that operations on <text:s/>the target, can be used to update the source. </text:span><text:span text:style-name="T102">It </text:span><text:span text:style-name="T54">is used for external operations, </text:span><text:span text:style-name="T78">such as editing it in your favorite editor</text:span><text:span text:style-name="T54">. </text:span><text:span text:style-name="T102">See the </text:span><text:span text:style-name="T235">)buffer ➞ link</text:span><text:span text:style-name="T102"> </text:span><text:span text:style-name="T91"><text:s/></text:span><text:span text:style-name="T102">example in the command reference below. </text:span><text:span text:style-name="T92"><text:s text:c="2"/></text:span></text:p>
      <text:p text:style-name="P182"><text:span text:style-name="T92">Links </text:span><text:span text:style-name="T102">also </text:span><text:span text:style-name="T92">allow you to simply run your editor in parallel to a QDL session </text:span><text:span text:style-name="T103">(again, another way to interact with a GUI editor)</text:span><text:span text:style-name="T92">. You work on the file, run it etc. and can update the link. </text:span><text:span text:style-name="T102"><text:s/></text:span><text:span text:style-name="T54"><text:s/></text:span></text:p>
      <text:h text:style-name="P299" text:outline-level="3"><text:bookmark-start text:name="__RefHeading___Toc115373_127364881"/>Lifecycle of a buffer.<text:bookmark-end text:name="__RefHeading___Toc115373_127364881"/></text:h>
      <text:p text:style-name="P186">All buffer information (the file, type of link, alias and integer) will be saved with the workspace. In memory buffers only reside in the workspace and will be saved. Regular buffers are outside of the purview of the workspace, so while the number and alias will be saved, these may or may not relate to a file. </text:p>
      <text:h text:style-name="P300" text:outline-level="3"><text:bookmark-start text:name="__RefHeading___Toc115375_127364881"/>Reasons for <text:span text:style-name="T306">using </text:span>buffers<text:bookmark-end text:name="__RefHeading___Toc115375_127364881"/></text:h>
      <text:p text:style-name="P179">At first glance it seems that this is just an extra hoop to jump through to edit files. Why not just invoke <text:span text:style-name="T224">)file <text:s/>➞ edit</text:span><text:span text:style-name="T164">? The main reasons are</text:span></text:p>
      <text:list text:style-name="L6">
        <text:list-item>
          <text:p text:style-name="P334"><text:span text:style-name="T167">Buffers integrate with the runtime system. <text:s/>It is much easier to debug code using buffers using the </text:span><text:span text:style-name="T155">) </text:span><text:span text:style-name="T167">command. </text:span><text:span text:style-name="T172">They are assigned integers to help keep typing to a minimum.</text:span></text:p>
        </text:list-item>
        <text:list-item>
          <text:p text:style-name="P335"><text:span text:style-name="T164">You can create many buffers for work and cut/paste/</text:span><text:span text:style-name="T178">run them</text:span><text:span text:style-name="T164"> as needed. This way you do not end up with bunches of little debug files. There is no reason that a buffer needs to have an existence outside of the workspace, </text:span><text:span text:style-name="T169">especially if you are using it to write something that lives in the workspace (like a set of functions)</text:span><text:span text:style-name="T164">. </text:span><text:span text:style-name="T224">)b ➞ create ➞ test0 </text:span><text:span text:style-name="T164">is perfectly fine and works for all editing as long as you don't </text:span><text:span text:style-name="T224">)b ➞ write</text:span><text:span text:style-name="T151"> </text:span><text:span text:style-name="T164">it.</text:span></text:p>
        </text:list-item>
        <text:list-item>
          <text:p text:style-name="P334"><text:span text:style-name="T167">The workspace is a TUI (text user interface). External editors </text:span><text:span text:style-name="T168">that are run from QDL must </text:span><text:span text:style-name="T167">all </text:span><text:span text:style-name="T168">be</text:span><text:span text:style-name="T167"> text mode as well if they are to integrate with the workspace. So, if your terminal is not strictly a text mode application (there are several Swing-based command lines) or you really want to use your favorite GUI editor, create a buffer (or a link if you need to seamlessly put it in a virtual file system) and manage it that way. </text:span><text:span text:style-name="T168">Basically you </text:span><text:span text:style-name="T169">have</text:span><text:span text:style-name="T168"> to manage when updates happen, but this allows for integration with your favorite editor.</text:span></text:p>
        </text:list-item>
      </text:list>
      <text:p text:style-name="P92"/>
      <text:h text:style-name="P288" text:outline-level="1"><text:soft-page-break/>Editing files and objects in QDL</text:h>
      <text:p text:style-name="P145">There are several ways to do this. <text:span text:style-name="T353">Read the section on </text:span></text:p>
      <text:list text:style-name="L7">
        <text:list-item>
          <text:p text:style-name="P338">Do everything external. Just <text:span text:style-name="T356">use</text:span> <text:s/><text:span text:style-name="T229">script_r</text:span><text:span text:style-name="T224">un</text:span> or <text:span text:style-name="T229">script_load</text:span><text:span text:style-name="T224"> </text:span>as needed. <text:span text:style-name="T356">This works fine, but gets very clunky fast if you need to have a lot of little snippets of code to do things.</text:span></text:p>
        </text:list-item>
        <text:list-item>
          <text:p text:style-name="P339">Use buffers. You may either use the built-in line editor (primitive but always works) or you make specify, within certain limits, a text mode editor (such as vi/vim, nano, Andy's editor). <text:span text:style-name="T340">In memory buffers are saved as part of the workspace.</text:span></text:p>
        </text:list-item>
        <text:list-item>
          <text:p text:style-name="P340">To edit a file, issue <text:span text:style-name="T217">)file ➔ edit ➔ </text:span><text:span text:style-name="T241">path</text:span><text:span text:style-name="T3"> </text:span></text:p>
        </text:list-item>
        <text:list-item>
          <text:p text:style-name="P337">To edit a <text:span text:style-name="T356">variable </text:span><text:span text:style-name="T223">)vars ➔ edit ➔ </text:span><text:span text:style-name="T242">var_name</text:span><text:span text:style-name="T39"> </text:span></text:p>
        </text:list-item>
        <text:list-item>
          <text:p text:style-name="P336"><text:span text:style-name="T104">To edit a function, </text:span><text:span text:style-name="T240">)funcs ➔ edit ➔ </text:span><text:span text:style-name="T242">func_name arg_count </text:span></text:p>
        </text:list-item>
        <text:list-item>
          <text:p text:style-name="P337"><text:span text:style-name="T356">To edit a buffer </text:span><text:span text:style-name="T229">)b ➔ edit </text:span><text:span text:style-name="T244">alias|handle</text:span><text:span text:style-name="T354"> <text:s/></text:span><text:span text:style-name="T3">or</text:span><text:span text:style-name="T355"> <text:s/></text:span><text:span text:style-name="T229">)edit ➔ </text:span><text:span text:style-name="T244">alias | handle</text:span></text:p>
        </text:list-item>
      </text:list>
      <text:p text:style-name="P187"><text:span text:style-name="T168">S</text:span><text:span text:style-name="T164">ee the entries for each of the specific types of editing. Some of them have extra parameters (such as editing variables as text blobs). </text:span></text:p>
      <text:h text:style-name="P289" text:outline-level="1"><text:bookmark-start text:name="__RefHeading___Toc5471_3816005984"/>Command reference<text:bookmark-end text:name="__RefHeading___Toc5471_3816005984"/></text:h>
      <text:h text:style-name="P295" text:outline-level="2"><text:bookmark-start text:name="__RefHeading___Toc5473_3816005984"/>)buffer<text:bookmark-end text:name="__RefHeading___Toc5473_3816005984"/></text:h>
      <text:p text:style-name="P197">Commands relating to buffer. At creation, you assign an alias and an integer aka an <text:span text:style-name="T3">index </text:span><text:span text:style-name="T54">or </text:span><text:span text:style-name="T3">handle </text:span><text:span text:style-name="T54">is assigned. In the sequel, # refers to this handle. </text:span><text:span text:style-name="T109">The buffer command is fully VFS aware, so you can simply refer to VFS entries. Note that if the VFS is read-only, you cannot update it, so writes will fail. Consider using a link to such a file instead.</text:span></text:p>
      <text:h text:style-name="P301" text:outline-level="3">check # | alias</text:h>
      <text:p text:style-name="P197">Check the QDL syntax of the file and report any errors. Nothing is run, it is simply parsed.</text:p>
      <text:h text:style-name="Heading_20_3" text:outline-level="3"><text:bookmark-start text:name="__RefHeading___Toc115379_127364881"/>create <text:span text:style-name="T359">alias</text:span> <text:span text:style-name="T359">{</text:span><text:span text:style-name="T12">path </text:span><text:span text:style-name="T40">| </text:span><text:span text:style-name="T12"><text:s/></text:span><text:span text:style-name="T90">-m</text:span><text:span text:style-name="T106">}</text:span><text:bookmark-end text:name="__RefHeading___Toc115379_127364881"/></text:h>
      <text:p text:style-name="P198">Create a new buffer. <text:span text:style-name="T359">You must supply the alias. If you supply a (ful</text:span><text:span text:style-name="T362">l</text:span><text:span text:style-name="T359">y qualified) path, then that will be used. If you supply the flag -m then the buffer resides in memory only. </text:span></text:p>
      <text:p text:style-name="P200">Example<text:span text:style-name="T360">s</text:span></text:p>
      <text:p text:style-name="P203">1. Most basic creation of a buffer</text:p>
      <text:p text:style-name="P201"><text:span text:style-name="T277"><text:s text:c="2"/>)b create foo /</text:span><text:span text:style-name="T278">home/jeff/dev</text:span><text:span text:style-name="T277">/my_file.qdl</text:span></text:p>
      <text:p text:style-name="P202"><text:span text:style-name="T277">0| |foo: /</text:span><text:span text:style-name="T278">home/jeff/dev/</text:span><text:span text:style-name="T277">my_file.qdl</text:span></text:p>
      <text:p text:style-name="P203"/>
      <text:p text:style-name="P203">2. Create an in memory only buffer</text:p>
      <text:p text:style-name="P235"><text:s text:c="2"/>)b create init -m</text:p>
      <text:p text:style-name="P235"><text:soft-page-break/>1|m|init: init</text:p>
      <text:p text:style-name="P199"/>
      <text:p text:style-name="P203">This creates a buffer named init. Note that the handle here, 1 was created. The response is read</text:p>
      <text:p text:style-name="P203">handle | save status <text:s/>| alias</text:p>
      <text:p text:style-name="P209">save status is one of </text:p>
      <text:list text:style-name="L8">
        <text:list-item>
          <text:p text:style-name="P341">m – in memory only</text:p>
        </text:list-item>
        <text:list-item>
          <text:p text:style-name="P341">* – file that has pending changes in the ws. If you write the buffer, this goes away</text:p>
        </text:list-item>
        <text:list-item>
          <text:p text:style-name="P341">? – link whose status (of the target) cannot be determined because QDL does not manage it.</text:p>
        </text:list-item>
      </text:list>
      <text:p text:style-name="P199"><text:span text:style-name="T360">3. </text:span>Create a buffer in the default path <text:span text:style-name="T360">using the alias as the name</text:span>. Set the path first <text:span text:style-name="T360">so that the file can be created</text:span></text:p>
      <text:p text:style-name="P236"><text:s text:c="2"/>)b path /tmp</text:p>
      <text:p text:style-name="Preformatted_20_Text"><text:span text:style-name="T276">new default buffer save path is "/tmp", was </text:span><text:span text:style-name="T277">null</text:span></text:p>
      <text:p text:style-name="Preformatted_20_Text"><text:span text:style-name="T276"><text:s text:c="2"/>)b create foo</text:span><text:span text:style-name="T277">3</text:span></text:p>
      <text:p text:style-name="Preformatted_20_Text"><text:span text:style-name="T277">2</text:span><text:span text:style-name="T276">| |foo</text:span><text:span text:style-name="T277">3</text:span></text:p>
      <text:p text:style-name="P199"/>
      <text:p text:style-name="P199">Note that this creates a new file and just uses the relative path. </text:p>
      <text:p text:style-name="P203">4. List the buffers we just created</text:p>
      <text:p text:style-name="Preformatted_20_Text"><text:s text:c="2"/>)b</text:p>
      <text:p text:style-name="P247">0| |foo: <text:span text:style-name="T277">/</text:span><text:span text:style-name="T278">home/jeff/dev</text:span><text:span text:style-name="T277">/my_file.qdl</text:span></text:p>
      <text:p text:style-name="P246">1|m|init: init</text:p>
      <text:p text:style-name="P246">2| |foo3: /tmp/foo3</text:p>
      <text:p text:style-name="P246">there are 3 active buffers.</text:p>
      <text:p text:style-name="P204"/>
      <text:p text:style-name="P204">Note that in the listing, any path is also shown. </text:p>
      <text:h text:style-name="Heading_20_3" text:outline-level="3"><text:bookmark-start text:name="__RefHeading___Toc115381_127364881"/>delete, rm <text:span text:style-name="T289">handle</text:span><text:span text:style-name="T12"> | </text:span><text:span text:style-name="T289">alias</text:span><text:bookmark-end text:name="__RefHeading___Toc115381_127364881"/></text:h>
      <text:p text:style-name="P205"><text:span text:style-name="T253">Deletes the given buffer. Note that the </text:span><text:span text:style-name="T361">handle </text:span><text:span text:style-name="T253">of a buffer will not change once it is created, so </text:span><text:span text:style-name="T254">if you want to recreate a deleted buffer, it will have a different </text:span><text:span text:style-name="T361">handle</text:span><text:span text:style-name="T254">. <text:s/></text:span><text:span text:style-name="T357">This has zero effect on physical files, but in memory buffers will be deleted. </text:span></text:p>
      <text:h text:style-name="Heading_20_3" text:outline-level="3"><text:bookmark-start text:name="__RefHeading___Toc115383_127364881"/>edit <text:span text:style-name="T289">handle </text:span><text:span text:style-name="T13">| </text:span><text:span text:style-name="T41">alias</text:span><text:bookmark-end text:name="__RefHeading___Toc115383_127364881"/></text:h>
      <text:p text:style-name="P206"><text:span text:style-name="T70">Use the line editor (see below) to edit the buffer. This will also edit the link if you give one, although there is no need to do that. </text:span><text:span text:style-name="T107">Edits are kept in the workspace until written to the file (if any) and are persisted through workspace saves. </text:span><text:span text:style-name="T70">Note that </text:span></text:p>
      <text:p text:style-name="Preformatted_20_Text"><text:s text:c="4"/>)edit <text:span text:style-name="T280">handle|alias</text:span></text:p>
      <text:p text:style-name="P43"><text:line-break/>is an alias for this operation. <text:span text:style-name="T263">See </text:span><text:span text:style-name="T153">)edit</text:span><text:span text:style-name="T263"> below for more details.</text:span></text:p>
      <text:p text:style-name="P42"><text:soft-page-break/>How does editing work? The buffer is retained in the workspace. When you call an editor, a temporary file is created and the editor uses that (so your editor may give you a strange name for the file – ignore it.) The built-in line editor, however, does not use temporary files but can manage the buffer directly.</text:p>
      <text:p text:style-name="P208"><text:span text:style-name="T54">When you exit the editor, the temporary file contents are read and used to update the workspace. <text:s/>Note that the original file has not been touched. If <text:s/>you want to update that, </text:span><text:span text:style-name="T231">)b ➔ write </text:span><text:span text:style-name="T243">handle</text:span><text:span text:style-name="T3"> </text:span><text:span text:style-name="T110">will update the underlying file. Note also that the buffer is part of the workspace and persists through saves, which can provide a poor man’s backup of the file.</text:span></text:p>
      <text:h text:style-name="Heading_20_3" text:outline-level="3"><text:bookmark-start text:name="__RefHeading___Toc115385_127364881"/>link <text:span text:style-name="T44">alias</text:span><text:span text:style-name="T365"> </text:span><text:span text:style-name="T13">source </text:span><text:span text:style-name="T288">target </text:span><text:span text:style-name="T70">[-copy]</text:span><text:bookmark-end text:name="__RefHeading___Toc115385_127364881"/></text:h>
      <text:p text:style-name="P156"><text:span text:style-name="T70">Creates a link </text:span><text:span text:style-name="T99">from t</text:span><text:span text:style-name="T70">he </text:span><text:span text:style-name="T13">source</text:span><text:span text:style-name="T70"> </text:span><text:span text:style-name="T99">to </text:span><text:span text:style-name="T70">the </text:span><text:span text:style-name="T3">target</text:span><text:span text:style-name="T70">. The edit and run commands will operate on the </text:span><text:span text:style-name="T32">target</text:span><text:span text:style-name="T70">. Issuing a save command will copy the contents of the </text:span><text:span text:style-name="T32">target</text:span><text:span text:style-name="T70"> to the </text:span><text:span text:style-name="T13">source</text:span><text:span text:style-name="T70"> overwriting it. Effectively this tells the system that rather than having an in-memory buffer, to use the </text:span><text:span text:style-name="T32">target </text:span><text:span text:style-name="T70">for that purpose.</text:span></text:p>
      <text:p text:style-name="P79"><text:span text:style-name="T54">If the </text:span><text:span text:style-name="T231">-copy</text:span><text:span text:style-name="T140"> </text:span><text:span text:style-name="T115">switch is used, then the source is copied to the link, over writing it. If you need to provision this otherwise, you might want to use the </text:span></text:p>
      <text:p text:style-name="Preformatted_20_Text"><text:s text:c="4"/>)file copy <text:s/><text:span text:style-name="T13">source target</text:span></text:p>
      <text:p text:style-name="Text_20_body"><text:line-break/><text:span text:style-name="T254">command. Please refer to that below. </text:span><text:span text:style-name="T364">Links can be useful for many things, including running a GUI editor for a file. You may create a link then edit the link with the GUI in another window. <text:s/></text:span><text:span text:style-name="T365">This is practically how you would edit a file in a VFS with a program that knows nothing of QDL. The program only “sees” the target file.</text:span><text:span text:style-name="T364"> </text:span></text:p>
      <text:p text:style-name="Heading">Example</text:p>
      <text:p text:style-name="Preformatted_20_Text"><text:s text:c="4"/>)b <text:span text:style-name="T365">ligo </text:span>link vfs#/mysql/scripts/ligo/init.qdl <text:s/>/tmp/init.qdl</text:p>
      <text:p text:style-name="P81">6|?|<text:span text:style-name="T365">ligo: </text:span>vfs#/mysql/scripts/ligo/init.qdl --&gt; /tmp/init.qdl</text:p>
      <text:p text:style-name="P156"><text:line-break/><text:span text:style-name="T254">This creates a link to a local file. <text:s/></text:span><text:span text:style-name="T330">You edit </text:span><text:span text:style-name="T228">/tmp/init.qdl</text:span><text:span text:style-name="T331"> </text:span><text:span text:style-name="T254">with you</text:span><text:span text:style-name="T264">r</text:span><text:span text:style-name="T254"> favorite editor. </text:span><text:span text:style-name="T330">QDL is still running just fine. </text:span><text:span text:style-name="T254">To </text:span><text:span text:style-name="T330">check the file,</text:span></text:p>
      <text:p text:style-name="Preformatted_20_Text"><text:s text:c="3"/>)b check 6</text:p>
      <text:p text:style-name="Preformatted_20_Text">ok</text:p>
      <text:p text:style-name="P156"/>
      <text:p text:style-name="P156"><text:span text:style-name="T330">to </text:span><text:span text:style-name="T254">run the file </text:span><text:span text:style-name="T330">(save it first, though no need to exit the editor)</text:span><text:span text:style-name="T254">, issue</text:span></text:p>
      <text:p text:style-name="Preformatted_20_Text"><text:s text:c="3"/>)b run 6</text:p>
      <text:p text:style-name="P80"/>
      <text:p text:style-name="P157"><text:span text:style-name="T331">to save the </text:span><text:span text:style-name="T330">target</text:span><text:span text:style-name="T331"> in to the source file </text:span><text:span text:style-name="T328">(</text:span><text:span text:style-name="T330">which lives in a </text:span><text:span text:style-name="T328">VFS)</text:span><text:span text:style-name="T331">, issue</text:span></text:p>
      <text:p text:style-name="Preformatted_20_Text"><text:s text:c="4"/>)b save 6</text:p>
      <text:p text:style-name="P80"/>
      <text:p text:style-name="Text_20_body"><text:span text:style-name="T330">Now </text:span><text:span text:style-name="T228">vfs#/mysql/scripts/ligo/init.qdl</text:span> <text:span text:style-name="T330">has been replaced with</text:span> <text:span text:style-name="T228">/tmp/init.qdl.</text:span><text:span text:style-name="T330"> </text:span></text:p>
      <text:h text:style-name="Heading_20_3" text:outline-level="3"><text:bookmark-start text:name="__RefHeading___Toc115387_127364881"/><text:soft-page-break/>list, ls<text:bookmark-end text:name="__RefHeading___Toc115387_127364881"/></text:h>
      <text:p text:style-name="P82">List all buffers, along with information about them.</text:p>
      <text:p text:style-name="P83">Example</text:p>
      <text:p text:style-name="P82">This is just taken from my current system</text:p>
      <text:p text:style-name="Preformatted_20_Text"><text:s text:c="2"/>)b list</text:p>
      <text:p text:style-name="Preformatted_20_Text">1|<text:span text:style-name="T330">m|</text:span>bar:</text:p>
      <text:p text:style-name="Preformatted_20_Text">2| |<text:span text:style-name="T365">json: </text:span>/<text:span text:style-name="T255">tmp/</text:span><text:span text:style-name="T278">dump</text:span>.<text:span text:style-name="T278">json</text:span></text:p>
      <text:p text:style-name="Preformatted_20_Text">4|<text:span text:style-name="T330">m|</text:span><text:span text:style-name="T274">scratch:</text:span></text:p>
      <text:p text:style-name="Preformatted_20_Text">5|*|<text:span text:style-name="T362">hw: </text:span>/tmp/hw.qdl</text:p>
      <text:p text:style-name="Preformatted_20_Text">6|?|<text:span text:style-name="T365">lig: </text:span>vfs#/mysql/scripts/ligo/init.qdl --&gt; /tmp/init.qdl</text:p>
      <text:p text:style-name="Preformatted_20_Text">there are 5 active buffers.</text:p>
      <text:p text:style-name="P263"/>
      <text:p text:style-name="P82">In this case, there are 5 buffers (a gap means a buffer was deleted). The second column contains an asterisk (“*”) if that buffer has not been saved. Buffers 1 and 4 are for in-memory use. Buffers 2 and 6 are links (these never have an asterisk in the second column because that cannot be reliably determined.) And finally buffer number 5 is just a file on the local system. </text:p>
      <text:h text:style-name="P302" text:outline-level="3">path [new_path]</text:h>
      <text:p text:style-name="Text_20_body"><text:span text:style-name="T328">Buffers may be created as simple (relative) names,</text:span><text:span text:style-name="T31"> e.g.</text:span><text:span text:style-name="T90">, </text:span><text:span text:style-name="T234">temp</text:span><text:span text:style-name="T90">.</text:span><text:span text:style-name="T31"> </text:span><text:span text:style-name="T328">If it is not in-memory, then saving it will save it to this directory. <text:s/>No arguments queries the current buffer default save path, supplying a new path will reset it. Note that the default is QDL's temp directory.</text:span></text:p>
      <text:h text:style-name="P303" text:outline-level="3">reload index | name</text:h>
      <text:p text:style-name="P155">Reload the buffer from storage. <text:s/>No effect if it is memory only.</text:p>
      <text:h text:style-name="P304" text:outline-level="3">reset</text:h>
      <text:p text:style-name="P207"><text:span text:style-name="T363">This will </text:span><text:span text:style-name="T43">completely </text:span><text:span text:style-name="T109">delete </text:span><text:span text:style-name="T108">all the buffers and new buffers will start at 0 again. Only use this if you really need to. </text:span><text:span text:style-name="T88">Anything not written will be lost.</text:span></text:p>
      <text:h text:style-name="Heading_20_3" text:outline-level="3"><text:bookmark-start text:name="__RefHeading___Toc115389_127364881"/>run <text:span text:style-name="T290">handle </text:span><text:span text:style-name="T14">| </text:span><text:span text:style-name="T290">alias </text:span><text:span text:style-name="T42">{&amp; | !}</text:span><text:bookmark-end text:name="__RefHeading___Toc115389_127364881"/></text:h>
      <text:p text:style-name="P41">Runs, <text:span text:style-name="T3">i.e. </text:span><text:s/>executes the buffer in the current workspace as if you had typed it in. A synonym is just a <text:span text:style-name="T151">)</text:span><text:span text:style-name="T164">. </text:span></text:p>
      <text:p text:style-name="P50">An argument of &amp; will clone the current workspace and run the buffer in that. This is quite useful if you are trying to debug something and do not want your current state to change.</text:p>
      <text:p text:style-name="P50">An argument of ! will create a completely clean workspace and run the buffer in that. </text:p>
      <text:p text:style-name="P46">Note that this will allow you to just specify a file and not a buffer if you choose.</text:p>
      <text:p text:style-name="Heading">Example</text:p>
      <text:p text:style-name="P84">Run buffer number 1 (with name <text:span text:style-name="T3">bar</text:span>). All of these are the same</text:p>
      <text:p text:style-name="Preformatted_20_Text"><text:soft-page-break/><text:s text:c="4"/>)b run 1</text:p>
      <text:p text:style-name="Preformatted_20_Text"><text:s text:c="4"/>)b run foo.<text:span text:style-name="T329">qdl</text:span></text:p>
      <text:p text:style-name="Preformatted_20_Text"><text:s text:c="4"/>) 1</text:p>
      <text:p text:style-name="Preformatted_20_Text"><text:s text:c="4"/><text:span text:style-name="T256">) foo.</text:span><text:span text:style-name="T329">qdl</text:span></text:p>
      <text:p text:style-name="Preformatted_20_Text"><text:s text:c="4"/>)buffer run foo.<text:span text:style-name="T329">qdl</text:span></text:p>
      <text:p text:style-name="Preformatted_20_Text"><text:s text:c="4"/>)buffer run 1</text:p>
      <text:p text:style-name="P84"><text:line-break/>Why so many aliases? Because. <text:s/><text:span text:style-name="T362">That way you have flexibility in how you name things and refer to them.</text:span> <text:s/></text:p>
      <text:h text:style-name="Heading_20_3" text:outline-level="3"><text:bookmark-start text:name="__RefHeading___Toc115391_127364881"/>show <text:span text:style-name="T290">handle</text:span><text:span text:style-name="T15"> | </text:span><text:span text:style-name="T290">alias</text:span><text:span text:style-name="T71"> [-src]</text:span><text:bookmark-end text:name="__RefHeading___Toc115391_127364881"/></text:h>
      <text:p text:style-name="Text_20_body"><text:span text:style-name="T71">Shows the actual content of the buffer. The </text:span><text:span text:style-name="T232">-src </text:span><text:span text:style-name="T257">switch will force reading the source, rather than the buffer (if not saved) or the link (the default i</text:span><text:span text:style-name="T329">s</text:span><text:span text:style-name="T257"> </text:span><text:span text:style-name="T329">the </text:span><text:span text:style-name="T257">link).</text:span></text:p>
      <text:p text:style-name="Preformatted_20_Text"><text:s text:c="4"/>)show 3 -src</text:p>
      <text:p text:style-name="P86">say('Hello world');</text:p>
      <text:p text:style-name="P85"><text:line-break/>Shows the content of buffer 3, which in this case is a famous program.</text:p>
      <text:h text:style-name="Heading_20_3" text:outline-level="3"><text:bookmark-start text:name="__RefHeading___Toc115393_127364881"/>write, save <text:span text:style-name="T290">handle </text:span><text:span text:style-name="T16">| </text:span><text:span text:style-name="T290">alias {path}</text:span><text:bookmark-end text:name="__RefHeading___Toc115393_127364881"/></text:h>
      <text:p text:style-name="P87"><text:span text:style-name="T54">Saves the buffer </text:span><text:span text:style-name="T111">(which resides in the workspace) </text:span><text:span text:style-name="T54">to </text:span><text:span text:style-name="T3">src</text:span><text:span text:style-name="T54">. If there is a link </text:span><text:span text:style-name="T111">(so no workspace storage, that is replaced by the </text:span><text:span text:style-name="T45">target</text:span><text:span text:style-name="T111"> file)</text:span><text:span text:style-name="T54">, that is written instead. </text:span><text:span text:style-name="T109">Note that if you want to write an in memory buffer, you can specify the path. The buffer then is converted to a regular file buffer from that point forward.</text:span></text:p>
      <text:h text:style-name="Heading_20_2" text:outline-level="2"><text:bookmark-start text:name="__RefHeading___Toc5479_3816005984"/>)clear<text:bookmark-end text:name="__RefHeading___Toc5479_3816005984"/></text:h>
      <text:p text:style-name="P6">See <text:span text:style-name="T224">)ws clear</text:span>. A typical invocation looks like</text:p>
      <text:p text:style-name="P222"><text:s text:c="4"/>)clear</text:p>
      <text:p text:style-name="P7">workspace cleared</text:p>
      <text:p text:style-name="Text_20_body"/>
      <text:p text:style-name="P24">This is identical to issuing </text:p>
      <text:p text:style-name="Preformatted_20_Text">)ws clear</text:p>
      <text:h text:style-name="Heading_20_2" text:outline-level="2"><text:bookmark-start text:name="__RefHeading___Toc5481_3816005984"/>) <text:span text:style-name="T16">index|name</text:span><text:bookmark-end text:name="__RefHeading___Toc5481_3816005984"/></text:h>
      <text:p text:style-name="P8">This is the “run the buffer” command. It is <text:s/>very useful shorthand. One nice application is to use this on whatever you are editing externally. This lets you (in conjunction with the % = repeat last command) quickly test a script. Here is a sample session</text:p>
      <text:p text:style-name="Preformatted_20_Text"><text:span text:style-name="T258"><text:s text:c="4"/>)b link vfs#/mysql/scripts/ligo.qdl </text:span><text:span text:style-name="T16">/</text:span><text:span text:style-name="T72">tmp/ligo.qdl</text:span></text:p>
      <text:p text:style-name="Preformatted_20_Text">7| |vfs#/mysql/scripts/ligo.qdl --&gt; /tmp/ligo.qdl</text:p>
      <text:p text:style-name="P33"/>
      <text:p text:style-name="P33">Go do a bunch of stuff. To run it:</text:p>
      <text:p text:style-name="Preformatted_20_Text"><text:s text:c="4"/>) 7</text:p>
      <text:p text:style-name="Preformatted_20_Text"><text:span text:style-name="T72">// output...</text:span><text:span text:style-name="T258"> </text:span></text:p>
      <text:p text:style-name="Text_20_body"><text:soft-page-break/><text:line-break/><text:span text:style-name="T258">Go do more editing. When ready to test, the very next thing you can type to run it is the “repeat last command” </text:span></text:p>
      <text:p text:style-name="Preformatted_20_Text"><text:s text:c="4"/>%</text:p>
      <text:p text:style-name="Preformatted_20_Text">// <text:span text:style-name="T258">ouput…</text:span></text:p>
      <text:p text:style-name="P91"/>
      <text:h text:style-name="P296" text:outline-level="2"><text:bookmark-start text:name="__RefHeading___Toc5564_3816005984"/>)edit <text:bookmark-end text:name="__RefHeading___Toc5564_3816005984"/></text:h>
      <text:p text:style-name="P39">Manage editors or (as a short hand) edit a buffer by <text:s/>handle. </text:p>
      <text:p text:style-name="P39">(To edit a buffer by alias, use <text:span text:style-name="T224">)b edit ➔ </text:span><text:span text:style-name="T243">alias|handle</text:span><text:span text:style-name="T3"> </text:span></text:p>
      <text:p text:style-name="Heading"><text:bookmark-start text:name="__RefHeading___Toc5572_3816005984"/>A note about the <text:span text:style-name="T308">line </text:span>editor<text:bookmark-end text:name="__RefHeading___Toc5572_3816005984"/></text:p>
      <text:p text:style-name="P22">The editor supplied with QDL is a very basic, no bones about it <text:span text:style-name="T3">line editor</text:span><text:span text:style-name="T54"> meaning that you issue commands </text:span><text:span text:style-name="T3">about</text:span><text:span text:style-name="T54"> the lines. </text:span><text:span text:style-name="T59">You will not see what you are editing unless you tell it to show you </text:span><text:span text:style-name="T62">(</text:span><text:span text:style-name="T60">the </text:span><text:span text:style-name="T142">p</text:span><text:span text:style-name="T122"> command)</text:span><text:span text:style-name="T59">. </text:span><text:span text:style-name="T54">If you invoke the editor, you may see help by issuing the </text:span><text:span text:style-name="T140">?</text:span><text:span text:style-name="T115"> At the </text:span><text:span text:style-name="T140">edit&gt;</text:span><text:span text:style-name="T115"> prompt. Here is an example of starting the editor and getting the help to print out.</text:span></text:p>
      <text:p text:style-name="Preformatted_20_Text"><text:s text:c="2"/>)edit</text:p>
      <text:p text:style-name="Preformatted_20_Text">CLI editor.</text:p>
      <text:p text:style-name="Preformatted_20_Text">edit &gt;?</text:p>
      <text:p text:style-name="Preformatted_20_Text">This is the line editor. It operates per line. Each command is of the form</text:p>
      <text:p text:style-name="Preformatted_20_Text">command [start,stop,target] arg0 arg1 arg2...</text:p>
      <text:p text:style-name="Preformatted_20_Text">where </text:p>
      <text:p text:style-name="Preformatted_20_Text">command is a command for the editor (list below). There are long and short forms</text:p>
      <text:p text:style-name="Preformatted_20_Text">[start,stop,target] are line numbers hence integers.</text:p>
      <text:p text:style-name="Preformatted_20_Text"><text:s text:c="4"/>start = the starting index, always 0 or greater</text:p>
      <text:p text:style-name="Preformatted_20_Text"><text:s text:c="4"/>stop = the ending index. All operations are inclusive of this line number</text:p>
      <text:p text:style-name="Preformatted_20_Text"><text:s text:c="4"/>target = where to apply the [start,stop] interval. E.g. the insertion point for copying text.</text:p>
      <text:p text:style-name="Preformatted_20_Text">arg0, arg1,... = list of strings, possibl<text:span text:style-name="T210">y</text:span> in quotes if needed, that are arguments to the command.</text:p>
      <text:p text:style-name="Preformatted_20_Text"/>
      <text:p text:style-name="Preformatted_20_Text">To see help on a specific command, type ? after the command, e.g. to get help on the insert command type</text:p>
      <text:p text:style-name="Preformatted_20_Text">i ?</text:p>
      <text:p text:style-name="Preformatted_20_Text">List of commands</text:p>
      <text:p text:style-name="Preformatted_20_Text">a (append) append text either before a given line or to the end of the buffer.</text:p>
      <text:p text:style-name="Preformatted_20_Text">b (view) view the contents of the clipboard. Contents not editable.</text:p>
      <text:p text:style-name="Preformatted_20_Text">c (copy) copies a range of lines to the clipboard.</text:p>
      <text:p text:style-name="Preformatted_20_Text">d (delete) deletes a range of lines</text:p>
      <text:p text:style-name="Preformatted_20_Text">e (edit) edit a range of lines. Note this will effectively replace those lines.</text:p>
      <text:p text:style-name="Preformatted_20_Text">f (find) search lines that match a given regular expression, printing each line found.</text:p>
      <text:p text:style-name="Preformatted_20_Text">i (insert) insert lines starting at a give index or append lines to the end of the buffer.</text:p>
      <text:p text:style-name="Preformatted_20_Text">l (clear) clear the buffer (but not the clipboard)</text:p>
      <text:p text:style-name="Preformatted_20_Text">m (move) move a block of text <text:span text:style-name="T198">u</text:span>sing the clipboard</text:p>
      <text:p text:style-name="Preformatted_20_Text">p (print) print the buffer or a subset of it</text:p>
      <text:p text:style-name="Preformatted_20_Text">q (quit) quit the editor</text:p>
      <text:p text:style-name="Preformatted_20_Text">r (read) read a file into the buffer</text:p>
      <text:p text:style-name="Preformatted_20_Text">s (replace) substitute over a range of lines using a regex</text:p>
      <text:p text:style-name="Preformatted_20_Text"><text:soft-page-break/>t (paste) paste the contents of the clipboard into the buffer</text:p>
      <text:p text:style-name="Preformatted_20_Text">u (cut) cut a range of lines from the buffer and leave in the clipboard</text:p>
      <text:p text:style-name="Preformatted_20_Text">v (verbose) turn on verbosity, i.e. print more about the functioning of the editor</text:p>
      <text:p text:style-name="Preformatted_20_Text">w (write) write the buffer to a file</text:p>
      <text:p text:style-name="Preformatted_20_Text">z (size) query the buffer for its current size</text:p>
      <text:p text:style-name="Preformatted_20_Text">? print this help, or in context, print the help for a command.</text:p>
      <text:p text:style-name="Preformatted_20_Text"><text:span text:style-name="T197">e</text:span>dit &gt;</text:p>
      <text:p text:style-name="Text_20_body"/>
      <text:p text:style-name="P22">Note that the end of this you are returned to the prompt. <text:span text:style-name="T151">p</text:span><text:span text:style-name="T164"> prints the buffer, </text:span><text:span text:style-name="T142">i</text:span><text:span text:style-name="T115"> lets you insert text until you enter a single period. <text:s/></text:span><text:span text:style-name="T141">q</text:span><text:span text:style-name="T118"> quits. </text:span><text:span text:style-name="T119">It is actually quite nice – it has a clipboard, supports regexs for certain operations and the list goes on.</text:span></text:p>
      <text:p text:style-name="P51"/>
      <text:p text:style-name="P22"><text:span text:style-name="T115">Why have such an editor in th</text:span><text:span text:style-name="T120">is</text:span><text:span text:style-name="T115"> great day and age? Because not all keyboards are created equal (</text:span><text:span text:style-name="T51">e.g</text:span><text:span text:style-name="T115">., does you</text:span><text:span text:style-name="T123">r</text:span><text:span text:style-name="T115"> cellphone let you hit the escape key? </text:span><text:span text:style-name="T134">You c</text:span><text:span text:style-name="T115">an't use the estimable old unix editor </text:span><text:span text:style-name="T51">vi</text:span><text:span text:style-name="T115"> without that.) Also, it seems that invariably if I need to log in to a server </text:span><text:span text:style-name="T119">(which never have GUIs, since they are servers) </text:span><text:span text:style-name="T115">remotely during an emergency, the terminal type gets screwed up and it all defaults back to 7 bit ASCII – pretty much the exact character set QDL recognizes. </text:span><text:span text:style-name="T126">(Quick reminder that variables and functions use a small set of characters, but strings are fully UTF-8.) </text:span><text:span text:style-name="T115">This editor is </text:span><text:span text:style-name="T51">not</text:span><text:span text:style-name="T115"> intended to be the go to. The intent is that you set an external file, use whatever you like and when you need to run your code, just </text:span><text:span text:style-name="T119">h</text:span><text:span text:style-name="T115">it </text:span><text:span text:style-name="T140">)</text:span><text:span text:style-name="T115"> in the workspace. The editor, however, is pretty darned useful if you need it and since I had it lying around, why not?</text:span></text:p>
      <text:p text:style-name="P189"><text:span text:style-name="T115">One last little quirk is that the editor is indeed a completely stand alone program invoked </text:span><text:span text:style-name="T123">b</text:span><text:span text:style-name="T115">y the workspace, so you can save your work in it to a file. If you are using it to edit the local buffer, all you need to do is exit (enter </text:span><text:span text:style-name="T140">q </text:span><text:span text:style-name="T115">at the prompt) and don't choose save </text:span><text:span text:style-name="T125">(unless you want another copy of the buffer in an external file)</text:span><text:span text:style-name="T115">, the workspace knows how to get the resulting changes back all on its own.</text:span></text:p>
      <text:p text:style-name="P191">An aside</text:p>
      <text:p text:style-name="P190">If you like the line editor and need to use it as a standalone program, it is included in the qdl.jar, so you can issue</text:p>
      <text:p text:style-name="Preformatted_20_Text">java -cp ~/apps/qdl/lib/qdl.jar edu.uiuc.ncsa.security.util.cli.editing.LineEditor</text:p>
      <text:p text:style-name="Text_20_body"/>
      <text:p text:style-name="P190">since sometimes being able to run an editor for a quick fix (e.g. on a newly configured server that has no editor available) is useful.</text:p>
      <text:h text:style-name="P305" text:outline-level="3">handle</text:h>
      <text:p text:style-name="P194">If you just supply a buffer handle (like 0 or 2 – just an integer), then the buffer editor will be invoked on that handle. <text:s/>You cannot use an alias here.</text:p>
      <text:p text:style-name="Preformatted_20_Text"><text:s text:c="3"/>)b create temp -m</text:p>
      <text:p text:style-name="P196">0| |m|temp</text:p>
      <text:p text:style-name="Preformatted_20_Text"><text:s text:c="3"/>) edit 0</text:p>
      <text:p text:style-name="P195"/>
      <text:p text:style-name="P195"><text:soft-page-break/>And en editor should start at this point.</text:p>
      <text:h text:style-name="P306" text:outline-level="3">add <text:span text:style-name="T3">name </text:span><text:span text:style-name="T105">[-clear_screen] </text:span><text:span text:style-name="T54">path</text:span></text:h>
      <text:p text:style-name="P192">Add a new editor. This will add the editor at <text:span text:style-name="T151">path </text:span><text:span text:style-name="T164">and give it a local alias of </text:span><text:span text:style-name="T51">name. </text:span></text:p>
      <text:p text:style-name="Preformatted_20_Text"><text:s text:c="3"/>)edit add nano /bin/nano</text:p>
      <text:p text:style-name="Preformatted_20_Text"/>
      <text:p text:style-name="P193"><text:span text:style-name="T115">The flag </text:span><text:span text:style-name="T150">- clear_screen is sometimes needed if an editor does not actually clear the screen before starting. Most modern editors do and the symptom is that the editor starts running and whatever was on the screen before that stays in place. If you get gibbersih, try setting this true. </text:span></text:p>
      <text:p text:style-name="P60">Configuring editors can be complex. This facility just lets you do some quick on the fly setup (which is usually more than sufficient). If you need more, consider adding an editor configuration to you configuration file.</text:p>
      <text:h text:style-name="P307" text:outline-level="3">list</text:h>
      <text:p text:style-name="P188">List the currently active editors. </text:p>
      <text:h text:style-name="P308" text:outline-level="3">rm <text:span text:style-name="T3">name</text:span></text:h>
      <text:p text:style-name="P40">Remove the named editor. You cannot remove the currently active editor.</text:p>
      <text:h text:style-name="Heading_20_3" text:outline-level="3">use <text:span text:style-name="T3">name</text:span></text:h>
      <text:p text:style-name="P40">Use the named editor as the default now. If need be, the use external editor flag will be set to true and <text:span text:style-name="T358">t</text:span>he default editor will be set to <text:span text:style-name="T3">name.</text:span></text:p>
      <text:h text:style-name="Heading_20_2" text:outline-level="2"><text:bookmark-start text:name="__RefHeading___Toc5483_3816005984"/>)env<text:bookmark-end text:name="__RefHeading___Toc5483_3816005984"/></text:h>
      <text:p text:style-name="P9">The workspace allows for environmental variables The environment </text:p>
      <text:h text:style-name="Heading_20_3" text:outline-level="3"><text:bookmark-start text:name="__RefHeading___Toc5574_3816005984"/>drop <text:span text:style-name="T3">variable</text:span><text:bookmark-end text:name="__RefHeading___Toc5574_3816005984"/></text:h>
      <text:p text:style-name="P23"><text:s/>remove the named variable from the environmental</text:p>
      <text:h text:style-name="Heading_20_3" text:outline-level="3"><text:bookmark-start text:name="__RefHeading___Toc5576_3816005984"/>get <text:span text:style-name="T3">variable </text:span><text:bookmark-end text:name="__RefHeading___Toc5576_3816005984"/></text:h>
      <text:p text:style-name="P23">display the current value of the variable.</text:p>
      <text:h text:style-name="Heading_20_3" text:outline-level="3"><text:bookmark-start text:name="__RefHeading___Toc5578_3816005984"/>list, – <text:bookmark-end text:name="__RefHeading___Toc5578_3816005984"/></text:h>
      <text:p text:style-name="P23"><text:s/>show all currently defined variables.</text:p>
      <text:h text:style-name="Heading_20_3" text:outline-level="3"><text:bookmark-start text:name="__RefHeading___Toc5580_3816005984"/>load <text:span text:style-name="T3">filename</text:span> <text:bookmark-end text:name="__RefHeading___Toc5580_3816005984"/></text:h>
      <text:p text:style-name="P23"><text:s/>load the given variables file, adding it to the current environment. Note that this may overwrite currently defined values. The format of this file is a standard java properties file. This file becomes the active one and save will go to it unless a different file is specified.</text:p>
      <text:h text:style-name="Heading_20_3" text:outline-level="3"><text:bookmark-start text:name="__RefHeading___Toc5582_3816005984"/><text:soft-page-break/>save [<text:span text:style-name="T3">filename</text:span>] <text:bookmark-end text:name="__RefHeading___Toc5582_3816005984"/></text:h>
      <text:p text:style-name="P23"><text:s/>save the current environment to the file</text:p>
      <text:h text:style-name="Heading_20_3" text:outline-level="3"><text:bookmark-start text:name="__RefHeading___Toc5584_3816005984"/>set <text:span text:style-name="T3">variable value </text:span><text:bookmark-end text:name="__RefHeading___Toc5584_3816005984"/></text:h>
      <text:p text:style-name="P23"><text:span text:style-name="T4"><text:s/></text:span><text:span text:style-name="T55">Set the </text:span><text:span text:style-name="T4">variable</text:span><text:span text:style-name="T55"> to have the given </text:span><text:span text:style-name="T4">value</text:span><text:span text:style-name="T55">. </text:span><text:span text:style-name="T191">Note that everything to the right of the variable is considered the value, so embedded spaces are possible. If you need to, you may <text:s/>surround the value in </text:span><text:span text:style-name="T336">single </text:span><text:span text:style-name="T191">quotes to ensure that all spaces are faithfully preserved.</text:span></text:p>
      <text:h text:style-name="Heading_20_3" text:outline-level="3"><text:bookmark-start text:name="__RefHeading___Toc5542_3816005984"/>Examples<text:bookmark-end text:name="__RefHeading___Toc5542_3816005984"/></text:h>
      <text:p text:style-name="P20">Set a variable</text:p>
      <text:p text:style-name="Preformatted_20_Text"><text:s text:c="2"/>)env set www 'once upon <text:s text:c="2"/>a <text:s text:c="2"/>midnight'</text:p>
      <text:p text:style-name="Preformatted_20_Text"><text:s text:c="2"/>)env get www</text:p>
      <text:p text:style-name="Preformatted_20_Text">once upon <text:s text:c="2"/>a <text:s text:c="2"/>midnight</text:p>
      <text:p text:style-name="Preformatted_20_Text"/>
      <text:p text:style-name="Text_20_body"/>
      <text:p text:style-name="P20">Show all the defined variables. <text:span text:style-name="T194">We could supply the value of </text:span><text:span text:style-name="T5">list</text:span><text:span text:style-name="T56"> but don't since it is optional.</text:span></text:p>
      <text:p text:style-name="P223"><text:s text:c="2"/>)env</text:p>
      <text:p text:style-name="P223">Current environment variables:</text:p>
      <text:p text:style-name="P223">{</text:p>
      <text:p text:style-name="P223"><text:s/><text:span text:style-name="T193">qdl_root=/home/bob/apps/qdl</text:span></text:p>
      <text:p text:style-name="P223"><text:s/>arf=abc d goldfish </text:p>
      <text:p text:style-name="P223"><text:s/>a=armstrong(600); </text:p>
      <text:p text:style-name="P223"><text:s/>d=load_module('/tmp/boot.qdl'); </text:p>
      <text:p text:style-name="P223"><text:s/>foo=12345 </text:p>
      <text:p text:style-name="P223">}</text:p>
      <text:h text:style-name="P297" text:outline-level="2"><text:bookmark-start text:name="__RefHeading___Toc115395_127364881"/>)file<text:bookmark-end text:name="__RefHeading___Toc115395_127364881"/></text:h>
      <text:p text:style-name="P88">Operations on the file system<text:span text:style-name="T48">s</text:span>. These are all VFS <text:span text:style-name="T115">(virtual file system) </text:span>aware <text:span text:style-name="T262">and mostly use the QDL functions for these.</text:span></text:p>
      <text:h text:style-name="Heading_20_3" text:outline-level="3"><text:bookmark-start text:name="__RefHeading___Toc115397_127364881"/>copy <text:span text:style-name="T17">source target</text:span><text:bookmark-end text:name="__RefHeading___Toc115397_127364881"/></text:h>
      <text:p text:style-name="P30">Copy the file <text:span text:style-name="T3">source </text:span><text:s/>to the file <text:span text:style-name="T3">target, </text:span>replacing it. <text:span text:style-name="T151">Note</text:span><text:span text:style-name="T51"> </text:span><text:span text:style-name="T164">this is VFS <text:s/>aware, so you may seamlessly transfer files between VFS's or between the local disk and a VFS. </text:span></text:p>
      <text:p text:style-name="Preformatted_20_Text"><text:s text:c="4"/>)copy /tmp/ligo.qdl mysql#/scripts/ligo.qdl</text:p>
      <text:p text:style-name="Preformatted_20_Text">done.</text:p>
      <text:p text:style-name="P47"/>
      <text:p text:style-name="P47">This copies a local file into a virtual file system. Make sure the target directories exist (see mkdir) before issuing this. </text:p>
      <text:p text:style-name="P14">Warning:<text:span text:style-name="T54"> </text:span><text:span text:style-name="T115">Because of differences between </text:span><text:span text:style-name="T127">underlying </text:span><text:span text:style-name="T115">file systems, you should </text:span><text:span text:style-name="T164">always</text:span><text:span text:style-name="T115"> give the full path in the command or “predictable but unexpected results” may occur. </text:span></text:p>
      <text:h text:style-name="Heading_20_3" text:outline-level="3"><text:bookmark-start text:name="__RefHeading___Toc115399_127364881"/><text:soft-page-break/>delete, rm <text:span text:style-name="T3">filename</text:span><text:bookmark-end text:name="__RefHeading___Toc115399_127364881"/></text:h>
      <text:p text:style-name="P30">Delete the file from either the VFS or the local system.</text:p>
      <text:h text:style-name="Heading_20_3" text:outline-level="3"><text:bookmark-start text:name="__RefHeading___Toc115401_127364881"/>dir, ls <text:span text:style-name="T17">file|path</text:span><text:bookmark-end text:name="__RefHeading___Toc115401_127364881"/></text:h>
      <text:p text:style-name="P30">List either the directory contents (if it is a directory) or nothing (if it is a simple file). </text:p>
      <text:p text:style-name="Heading">Example</text:p>
      <text:p text:style-name="Preformatted_20_Text"><text:s text:c="2"/>)file dir vfs#/mysql/</text:p>
      <text:p text:style-name="Preformatted_20_Text">a</text:p>
      <text:p text:style-name="Preformatted_20_Text">/a/</text:p>
      <text:p text:style-name="Preformatted_20_Text">/init2/</text:p>
      <text:p text:style-name="Preformatted_20_Text">/mysql/</text:p>
      <text:p text:style-name="Preformatted_20_Text">4 entries</text:p>
      <text:p text:style-name="Text_20_body"><text:line-break/><text:span text:style-name="T260">In this case, there are 3 directories (these end with a /) and a single file, named </text:span><text:span text:style-name="T18">a</text:span><text:span text:style-name="T73">. <text:s/></text:span><text:span text:style-name="T74">Note that this just passes the argument to the QDL </text:span><text:span text:style-name="T19">dir</text:span><text:span text:style-name="T74"> function. </text:span><text:span text:style-name="T75">It is simply supplied as a co</text:span><text:span text:style-name="T76">n</text:span><text:span text:style-name="T75">venience. </text:span></text:p>
      <text:h text:style-name="P309" text:outline-level="3"><text:bookmark-start text:name="__RefHeading___Toc115403_127364881"/>edit filename<text:bookmark-end text:name="__RefHeading___Toc115403_127364881"/></text:h>
      <text:p text:style-name="P146">This will bring up the file in the currently active editor. If you do not supply the full path, QDL will assume it is under the QDL directory and attempt to resolve it there. Note that this does <text:span text:style-name="T151">not</text:span><text:span text:style-name="T164"> work on VFS files, </text:span><text:span text:style-name="T179">since external editors know nothing of them. </text:span><text:span text:style-name="T164"><text:s/>For that you need buffers </text:span><text:span text:style-name="T179">and links</text:span><text:span text:style-name="T164">. </text:span></text:p>
      <text:h text:style-name="Heading_20_3" text:outline-level="3"><text:bookmark-start text:name="__RefHeading___Toc115405_127364881"/>mkdir <text:span text:style-name="T3">path</text:span><text:bookmark-end text:name="__RefHeading___Toc115405_127364881"/></text:h>
      <text:p text:style-name="P31">Create a path in the VFS. Note that the contract allows for multiple path creation, so if you had a store with the directory vfs#/scripts/ and issued</text:p>
      <text:p text:style-name="Preformatted_20_Text"><text:s text:c="3"/>)file mkdir vfs#/scripts/init/ncsa/lsst/</text:p>
      <text:p text:style-name="P31"><text:line-break/>The entire set of paths <text:s/><text:span text:style-name="T217">init, init/ncsa init/ncsa/lsst</text:span> , would be created.</text:p>
      <text:h text:style-name="Heading_20_3" text:outline-level="3"><text:bookmark-start text:name="__RefHeading___Toc115407_127364881"/>rmdir <text:span text:style-name="T3">path</text:span><text:bookmark-end text:name="__RefHeading___Toc115407_127364881"/></text:h>
      <text:p text:style-name="P32">Removes the given file. Note that rmdir will only operate on directories. To remove a file, you must issue rm/delete. <text:span text:style-name="T261">This passes the argument to QDL for processing.</text:span></text:p>
      <text:h text:style-name="Heading_20_3" text:outline-level="3"><text:bookmark-start text:name="__RefHeading___Toc115409_127364881"/>vfs<text:bookmark-end text:name="__RefHeading___Toc115409_127364881"/></text:h>
      <text:p text:style-name="P89">List all information about curre<text:span text:style-name="T259">n</text:span>tly installed VFS's.</text:p>
      <text:p text:style-name="Heading">Example</text:p>
      <text:p text:style-name="P169"><text:s text:c="2"/>)file vfs</text:p>
      <text:p text:style-name="P169">Installed virtual file systems</text:p>
      <text:p text:style-name="P169"><text:s text:c="2"/>type:mysql <text:s text:c="7"/>access:rw <text:s/>scheme: vfs <text:s text:c="2"/>mount point:/mysql/ <text:s text:c="3"/>current dir:(none) <text:s text:c="8"/></text:p>
      <text:p text:style-name="P169"><text:s text:c="2"/>type:zip <text:s text:c="9"/>access:r <text:s text:c="2"/>scheme: vfs <text:s text:c="2"/>mount point:/zip/ <text:s text:c="5"/>current dir:(none) <text:s text:c="8"/></text:p>
      <text:p text:style-name="P169"><text:s text:c="2"/>type:memory <text:s text:c="6"/><text:span text:style-name="T259">a</text:span>ccess:rw <text:s/>scheme: vfs <text:s text:c="2"/>mount point:/ramdisk/ <text:s/>current dir:(none) <text:s text:c="8"/></text:p>
      <text:p text:style-name="P169"><text:s text:c="2"/>type:pass_through access:rw <text:s/>scheme: vfs <text:s text:c="2"/>mount point:/pt/ <text:s text:c="6"/>current dir:(none) </text:p>
      <text:p text:style-name="Text_20_body"><text:soft-page-break/><text:line-break/><text:span text:style-name="T259">In this case there are 4 such systems. The underlying type of each is given, the access type (r = read, w = write, note that that the zip file system is always read-only. This is because of limitations of that (this fronts a zip file and lets you pull information out of it). All of these happen to have the same scheme but different mount points. It is possible to specify a default directory in a VFS, though none of them have that. All )file operations are VFS aware. </text:span></text:p>
      <text:p text:style-name="P90">If you want to use VFSs you should consult either the reference for the <text:span text:style-name="T3">vmount</text:span><text:span text:style-name="T54"> and </text:span><text:span text:style-name="T3">vunmount </text:span><text:span text:style-name="T54">commands to do it in QDL or the configuration reference to do it at startup. </text:span></text:p>
      <text:p text:style-name="P15">Caveat<text:span text:style-name="T115">: One mistake in listing a vfs is to forget that, </text:span><text:span text:style-name="T164">e.g.</text:span><text:span text:style-name="T115"> in the above </text:span><text:span text:style-name="T237">vfs#/mysql</text:span><text:span text:style-name="T115"> could be a file </text:span><text:span text:style-name="T164">vs</text:span><text:span text:style-name="T115">. </text:span><text:span text:style-name="T237">vfs#/mysql/</text:span><text:span text:style-name="T115"> which is properly the mount point. </text:span><text:span text:style-name="T128">When in doubt, directories always end with a slash. </text:span><text:span text:style-name="T115">So the former might have nothing in it, but the latter is probably what you want. </text:span></text:p>
      <text:h text:style-name="Heading_20_2" text:outline-level="2"><text:bookmark-start text:name="__RefHeading___Toc5497_3816005984"/>)funcs<text:bookmark-end text:name="__RefHeading___Toc5497_3816005984"/></text:h>
      <text:h text:style-name="P310" text:outline-level="3"><text:bookmark-start text:name="__RefHeading___Toc115411_127364881"/>edit func_name arg_count<text:bookmark-end text:name="__RefHeading___Toc115411_127364881"/></text:h>
      <text:p text:style-name="P143">This will load the definition of a function into the editor and let you edit it. When you exit the editor (save any changes there you want) the function will be updated. <text:span text:style-name="T307">While it will start with the function definition, you can put anything into the file and it will simply get sucked back in to the workspace.</text:span></text:p>
      <text:p text:style-name="Preformatted_20_Text"><text:s text:c="4"/><text:span text:style-name="T305">f(x) -&gt; x^2 +1</text:span></text:p>
      <text:p text:style-name="Preformatted_20_Text"><text:s text:c="4"/><text:span text:style-name="T305">)funcs edit f 1</text:span></text:p>
      <text:p text:style-name="P144">edit&gt;</text:p>
      <text:p text:style-name="Text_20_body"/>
      <text:p text:style-name="P143">The editor shows up (in this case, the default line editor). If you updated the function, that would be reflected as soon as you exit. Note that formatting does not get preserved at times from one session to the next. This is because QDL is re-assembling the function each time. If you need specific formatting, such as comments, you should probably have the definition in a separate file and just edit that.</text:p>
      <text:h text:style-name="Heading_20_3" text:outline-level="3"><text:bookmark-start text:name="__RefHeading___Toc5586_3816005984"/><text:span text:style-name="T199">l</text:span>ist, – <text:span text:style-name="T215">[</text:span><text:span text:style-name="T8">switch</text:span><text:span text:style-name="T11">e</text:span><text:span text:style-name="T8">s</text:span><text:span text:style-name="T215">]</text:span><text:bookmark-end text:name="__RefHeading___Toc5586_3816005984"/></text:h>
      <text:p text:style-name="P76">list all of the current functions in your workspace <text:span text:style-name="T247">See the note above for command line switches that apply to this action.</text:span></text:p>
      <text:p text:style-name="P66">Note that if you want to list <text:span text:style-name="T249">specific </text:span>functions, you <text:span text:style-name="T3">must</text:span><text:span text:style-name="T54"> use the list command plus a regex. So let us say you had</text:span></text:p>
      <text:p text:style-name="Preformatted_20_Text"><text:s text:c="4"/>define[f(x)]body[return(x+1);];</text:p>
      <text:p text:style-name="Preformatted_20_Text"><text:s text:c="4"/>define[f(x,y)]body[return(x+y);]; <text:s text:c="2"/></text:p>
      <text:p text:style-name="P225"><text:s text:c="4"/>define[foo(x)]body[return(x-2);];</text:p>
      <text:p text:style-name="Text_20_body"/>
      <text:p text:style-name="P66">To to list any functions named exactly <text:span text:style-name="T3">g</text:span><text:span text:style-name="T54"> you would issue</text:span></text:p>
      <text:p text:style-name="Preformatted_20_Text"><text:s text:c="2"/>)funcs list -<text:span text:style-name="T248">r </text:span>g.*</text:p>
      <text:p text:style-name="Preformatted_20_Text"/>
      <text:p text:style-name="Text_20_body"/>
      <text:p text:style-name="P66"><text:soft-page-break/>(No such functions exist.) So now let us list the ones called <text:span text:style-name="T3">f</text:span><text:span text:style-name="T54">:</text:span></text:p>
      <text:p text:style-name="Preformatted_20_Text"><text:s text:c="2"/>)funcs list -<text:span text:style-name="T249">r </text:span>f.*</text:p>
      <text:p text:style-name="Preformatted_20_Text">f(1), f(2)</text:p>
      <text:p text:style-name="Text_20_body"><text:line-break/><text:span text:style-name="T215">To list every function that starts with </text:span><text:span text:style-name="T6">f</text:span><text:span text:style-name="T61"> we use the regex </text:span><text:span text:style-name="T6">f.*</text:span><text:span text:style-name="T61"> the '.*' means to take any character (the period) and match any. So can be read as </text:span><text:span text:style-name="T6">f</text:span><text:span text:style-name="T61"> + anything:</text:span></text:p>
      <text:p text:style-name="Preformatted_20_Text"><text:s text:c="4"/><text:span text:style-name="T215">)funcs list -r f.*</text:span></text:p>
      <text:p text:style-name="P67">f(1), f(2), foo(1)</text:p>
      <text:p text:style-name="Text_20_body"><text:line-break/><text:span text:style-name="T215">By the same token, to just get the functions that start with </text:span><text:span text:style-name="T6">fo</text:span><text:span text:style-name="T61"> you would use </text:span><text:span text:style-name="T6">fo.*</text:span><text:span text:style-name="T61"> like so</text:span></text:p>
      <text:p text:style-name="P67"><text:s text:c="4"/>)funcs list fo.*</text:p>
      <text:p text:style-name="P67">foo(1)</text:p>
      <text:h text:style-name="Heading_20_3" text:outline-level="3"><text:bookmark-start text:name="__RefHeading___Toc5588_3816005984"/>drop <text:span text:style-name="T3">function </text:span><text:bookmark-end text:name="__RefHeading___Toc5588_3816005984"/></text:h>
      <text:p text:style-name="P23">remove a function. Note that this only applies to functions that have been defined (but not imported) in the workspace.</text:p>
      <text:h text:style-name="Heading_20_3" text:outline-level="3"><text:bookmark-start text:name="__RefHeading___Toc5590_3816005984"/>help [<text:span text:style-name="T3">name</text:span>] <text:s/>[<text:span text:style-name="T3">arg_count</text:span>]<text:span text:style-name="T58"> </text:span><text:bookmark-end text:name="__RefHeading___Toc5590_3816005984"/></text:h>
      <text:p text:style-name="P25"><text:s/>If no arguments, print out every function and its simple description.</text:p>
      <text:p text:style-name="Preformatted_20_Text"><text:s text:c="2"/>)funcs</text:p>
      <text:p text:style-name="P321"><text:span text:style-name="T394">armstrong</text:span>([1]) check_parser([1]) <text:s/>f([1,2,3]) <text:s/></text:p>
      <text:p text:style-name="Preformatted_20_Text"><text:span text:style-name="T394">3</text:span> total functions</text:p>
      <text:p text:style-name="Text_20_body"/>
      <text:p text:style-name="P19">Note that <text:span text:style-name="T391">they </text:span>have their argument counts included. <text:span text:style-name="T395">The assumption is that like named functions form families. </text:span><text:span text:style-name="T196">To list a specific function, you would issue something like this:</text:span></text:p>
      <text:p text:style-name="P224"><text:s text:c="2"/>)funcs help armstrong 1</text:p>
      <text:p text:style-name="P224">An Armstrong number is a 3 digit number that is equal to the sum of its cubed digits. This computes them for 100 &lt; n &lt; 1000.</text:p>
      <text:p text:style-name="P224"><text:bookmark-start text:name="__RefHeading___Toc5501_3816005984"/>So for example 407 is an Armstrong number since 407 = 4^3 + 0^3 + 7^3<text:bookmark-end text:name="__RefHeading___Toc5501_3816005984"/></text:p>
      <text:p text:style-name="Text_20_body"><text:bookmark text:name="__RefHeading___Toc5503_3816005984"/></text:p>
      <text:p text:style-name="P346">In this case, the request was for anything about armstrong functions the workspace knows so the complete description from the function definition is returned. </text:p>
      <text:p text:style-name="P348">To see the help for a family of functions, issue the request by name, without any argument count:</text:p>
      <text:p text:style-name="Preformatted_20_Text"><text:span text:style-name="T393"><text:s text:c="2"/></text:span><text:s/>)help f<text:line-break/>f(x,y) computes the sum of squares x and y</text:p>
      <text:p text:style-name="Preformatted_20_Text">f(x,y,z) computes the sum of squares x, y and z</text:p>
      <text:p text:style-name="Preformatted_20_Text">f(x) computes the square of x</text:p>
      <text:p text:style-name="P322"><text:span text:style-name="T189"/></text:p>
      <text:p text:style-name="Standard">This <text:span text:style-name="T394">prints the first lines of the help (which should be a succint description). </text:span><text:span text:style-name="T395">Note that this works for modules as well, so </text:span></text:p>
      <text:p text:style-name="Preformatted_20_Text"><text:s text:c="3"/>)help crypto#decrypt<text:line-break/>decrypt(arg|arg., key.) - decrypt the argument. If the key is symmetric, use that, otherwise use the public key</text:p>
      <text:p text:style-name="Preformatted_20_Text">decrypt(arg|arg., key., use_private) - decrypt the argument using the private key if use_private == true</text:p>
      <text:h text:style-name="Heading_20_3" text:outline-level="3"><text:bookmark-start text:name="__RefHeading___Toc8207_2391341561"/><text:soft-page-break/><text:span text:style-name="T206">s</text:span>ystem <text:span text:style-name="T245">[</text:span><text:span text:style-name="T9">-fq</text:span><text:span text:style-name="T245">] [switches]</text:span><text:bookmark-end text:name="__RefHeading___Toc8207_2391341561"/></text:h>
      <text:p text:style-name="P64">This will list the built in system functions in tabular format. Note that none of these has argument counts listed, because most of these have variable length arguments. This is intended to let you look up a name. <text:span text:style-name="T246">You may also show the fully qualified names with the -</text:span><text:span text:style-name="T7">fq</text:span><text:span text:style-name="T246"> switch. </text:span>There is also no help (at this point) for each of these available <text:span text:style-name="T207">in the workspace – mostly because keeping it in sync with the reference manual would be a huge ongoing task</text:span>. Consult the reference manual for all the details. If you need to have it display for a certain width, pass that in. The default is 120 characters. </text:p>
      <text:p text:style-name="P64"/>
      <text:p text:style-name="P171"><text:s text:c="2"/>)funcs system -<text:span text:style-name="T249">w</text:span> 80</text:p>
      <text:p text:style-name="P172">abs() <text:s text:c="14"/>from_json() <text:s text:c="8"/>log() <text:s text:c="14"/>set_default() <text:s text:c="6"/>vfs_unmount() <text:s text:c="6"/></text:p>
      <text:p text:style-name="P172">box() <text:s text:c="14"/>from_uri() <text:s text:c="9"/>mask() <text:s text:c="13"/>shuffle() <text:s text:c="10"/></text:p>
      <text:p text:style-name="P172">break() <text:s text:c="12"/>halt() <text:s text:c="13"/>mod() <text:s text:c="14"/>size() <text:s text:c="13"/></text:p>
      <text:p text:style-name="P172">check_after() <text:s text:c="6"/>has_keys() <text:s text:c="9"/>module_import() <text:s text:c="4"/>substring() <text:s text:c="8"/></text:p>
      <text:p text:style-name="P172">common_keys() <text:s text:c="6"/>has_value() <text:s text:c="8"/>module_load() <text:s text:c="6"/>to_hex() <text:s text:c="11"/></text:p>
      <text:p text:style-name="P172">constants() <text:s text:c="8"/>hash() <text:s text:c="13"/>numeric_digits() <text:s text:c="3"/>to_json() <text:s text:c="10"/></text:p>
      <text:p text:style-name="P172">contains() <text:s text:c="9"/>include_keys() <text:s text:c="5"/>os_env() <text:s text:c="11"/>to_list() <text:s text:c="10"/></text:p>
      <text:p text:style-name="P172">continue() <text:s text:c="9"/>index_of() <text:s text:c="9"/>print() <text:s text:c="12"/>to_lower() <text:s text:c="9"/></text:p>
      <text:p text:style-name="P172">date_iso() <text:s text:c="9"/>indices() <text:s text:c="10"/>raise_error() <text:s text:c="6"/>to_number() <text:s text:c="8"/></text:p>
      <text:p text:style-name="P172">date_ms() <text:s text:c="10"/>info() <text:s text:c="13"/>random() <text:s text:c="11"/>to_string() <text:s text:c="8"/></text:p>
      <text:p text:style-name="P172">debug() <text:s text:c="12"/>insert() <text:s text:c="11"/>random_string() <text:s text:c="4"/>to_upper() <text:s text:c="9"/></text:p>
      <text:p text:style-name="P172">decode_b64() <text:s text:c="7"/>is_defined() <text:s text:c="7"/>remove() <text:s text:c="11"/>to_uri() <text:s text:c="11"/></text:p>
      <text:p text:style-name="P172">detokenize() <text:s text:c="7"/>is_function() <text:s text:c="6"/>rename_keys() <text:s text:c="6"/>tokenize() <text:s text:c="9"/></text:p>
      <text:p text:style-name="P172">dir() <text:s text:c="14"/>is_list() <text:s text:c="10"/>replace() <text:s text:c="10"/>trim() <text:s text:c="13"/></text:p>
      <text:p text:style-name="P172">encode_b64() <text:s text:c="7"/>keys() <text:s text:c="13"/>return() <text:s text:c="11"/>unbox() <text:s text:c="12"/></text:p>
      <text:p text:style-name="P172">exclude_keys() <text:s text:c="5"/>list_append() <text:s text:c="6"/>say() <text:s text:c="14"/>union() <text:s text:c="12"/></text:p>
      <text:p text:style-name="P172">file_read() <text:s text:c="8"/>list_copy() <text:s text:c="8"/>scan() <text:s text:c="13"/>unique() <text:s text:c="11"/></text:p>
      <text:p text:style-name="P172">file_write() <text:s text:c="7"/>list_insert_at() <text:s text:c="3"/>script_args() <text:s text:c="6"/>var_type() <text:s text:c="9"/></text:p>
      <text:p text:style-name="P172">for_keys() <text:s text:c="9"/>list_keys() <text:s text:c="8"/>script_load() <text:s text:c="6"/>vdecode() <text:s text:c="10"/></text:p>
      <text:p text:style-name="P172">for_next() <text:s text:c="9"/>list_starts_with() <text:s/>script_path() <text:s text:c="6"/>vencode() <text:s text:c="10"/></text:p>
      <text:p text:style-name="P172">from_hex() <text:s text:c="9"/>list_subset() <text:s text:c="6"/>script_run() <text:s text:c="7"/>vfs_mount() <text:s text:c="7"/></text:p>
      <text:p text:style-name="Text_20_body"/>
      <text:p text:style-name="P69">And just to show what all the fully qualified names look like</text:p>
      <text:p text:style-name="P170"><text:s/>)funcs system -fq -<text:span text:style-name="T249">w </text:span>80</text:p>
      <text:p text:style-name="P228">io#dir() <text:s text:c="16"/>stem#is_list() <text:s text:c="10"/>sys#from_uri() <text:s text:c="10"/>sys#vencode() <text:s text:c="11"/></text:p>
      <text:p text:style-name="P228">io#file_write() <text:s text:c="9"/>stem#keys() <text:s text:c="13"/>sys#halt() <text:s text:c="14"/></text:p>
      <text:p text:style-name="P228">io#mount() <text:s text:c="14"/>stem#list_append() <text:s text:c="6"/>sys#index_of() <text:s text:c="10"/></text:p>
      <text:p text:style-name="P228">io#print() <text:s text:c="14"/>stem#list_copy() <text:s text:c="8"/>sys#info() <text:s text:c="14"/></text:p>
      <text:p text:style-name="P228">io#read() <text:s text:c="15"/>stem#list_insert_at() <text:s text:c="3"/>sys#insert() <text:s text:c="12"/></text:p>
      <text:p text:style-name="P228">io#say() <text:s text:c="16"/>stem#list_keys() <text:s text:c="8"/>sys#is_defined() <text:s text:c="8"/></text:p>
      <text:p text:style-name="P228">io#scan() <text:s text:c="15"/>stem#list_starts_with() <text:s/>sys#is_function() <text:s text:c="7"/></text:p>
      <text:p text:style-name="P228">io#unmount() <text:s text:c="12"/>stem#list_subset() <text:s text:c="6"/>sys#log() <text:s text:c="15"/></text:p>
      <text:p text:style-name="P228">math#abs() <text:s text:c="14"/>stem#mask() <text:s text:c="13"/>sys#module_import() <text:s text:c="5"/></text:p>
      <text:p text:style-name="P228">math#date_iso() <text:s text:c="9"/>stem#remove() <text:s text:c="11"/>sys#module_load() <text:s text:c="7"/></text:p>
      <text:p text:style-name="P228">math#date_ms() <text:s text:c="10"/>stem#rename_keys() <text:s text:c="6"/>sys#os_env() <text:s text:c="12"/></text:p>
      <text:p text:style-name="P228">math#decode_b64() <text:s text:c="7"/>stem#set_default() <text:s text:c="6"/>sys#raise_error() <text:s text:c="7"/></text:p>
      <text:p text:style-name="P228">math#encode_b64() <text:s text:c="7"/>stem#shuffle() <text:s text:c="10"/>sys#replace() <text:s text:c="11"/></text:p>
      <text:p text:style-name="P228">math#from_hex() <text:s text:c="9"/>stem#size() <text:s text:c="13"/>sys#return() <text:s text:c="12"/></text:p>
      <text:p text:style-name="P228">math#hash() <text:s text:c="13"/>stem#to_json() <text:s text:c="10"/>sys#script_args() <text:s text:c="7"/></text:p>
      <text:p text:style-name="P228">math#mod() <text:s text:c="14"/>stem#to_list() <text:s text:c="10"/>sys#script_load() <text:s text:c="7"/></text:p>
      <text:p text:style-name="P228">math#numeric_digits() <text:s text:c="3"/>stem#unbox() <text:s text:c="12"/>sys#script_path() <text:s text:c="7"/></text:p>
      <text:p text:style-name="P228">math#random() <text:s text:c="11"/>stem#union() <text:s text:c="12"/>sys#script_run() <text:s text:c="8"/></text:p>
      <text:p text:style-name="P228">math#random_string() <text:s text:c="4"/>stem#unique() <text:s text:c="11"/>sys#substring() <text:s text:c="9"/></text:p>
      <text:p text:style-name="P228">math#to_hex() <text:s text:c="11"/>sys#break() <text:s text:c="13"/>sys#to_lower() <text:s text:c="10"/></text:p>
      <text:p text:style-name="P228">stem#box() <text:s text:c="14"/>sys#check_after() <text:s text:c="7"/>sys#to_number() <text:s text:c="9"/></text:p>
      <text:p text:style-name="P228">stem#common_keys() <text:s text:c="6"/>sys#constants() <text:s text:c="9"/>sys#to_string() <text:s text:c="9"/></text:p>
      <text:p text:style-name="P228">stem#exclude_keys() <text:s text:c="5"/>sys#contains() <text:s text:c="10"/>sys#to_upper() <text:s text:c="10"/></text:p>
      <text:p text:style-name="P228">stem#from_json() <text:s text:c="8"/>sys#continue() <text:s text:c="10"/>sys#to_uri() <text:s text:c="12"/></text:p>
      <text:p text:style-name="P228">stem#has_keys() <text:s text:c="9"/>sys#debug() <text:s text:c="13"/>sys#tokenize() <text:s text:c="10"/></text:p>
      <text:p text:style-name="P228">stem#has_value() <text:s text:c="8"/>sys#detokenize() <text:s text:c="8"/>sys#trim() <text:s text:c="14"/></text:p>
      <text:p text:style-name="P228">stem#include_keys() <text:s text:c="5"/>sys#for_keys() <text:s text:c="10"/>sys#var_type() <text:s text:c="10"/></text:p>
      <text:p text:style-name="P228"><text:soft-page-break/>stem#indices() <text:s text:c="10"/>sys#for_next() <text:s text:c="10"/>sys#vdecode() <text:s text:c="11"/></text:p>
      <text:p text:style-name="P70">Normally you do not need to fully qualify system names, but if you really had to, for example, name a function <text:span text:style-name="T3">load_module</text:span><text:span text:style-name="T54"> you could do so and just qualify which you want to use, yours o</text:span><text:span text:style-name="T63">r</text:span><text:span text:style-name="T54"> the system command.</text:span></text:p>
      <text:h text:style-name="Heading_20_2" text:outline-level="2"><text:bookmark-start text:name="__RefHeading___Toc8209_2391341561"/>)help<text:bookmark-end text:name="__RefHeading___Toc8209_2391341561"/></text:h>
      <text:p text:style-name="P96"><text:span text:style-name="T265">This has a </text:span><text:span text:style-name="T266">few</text:span><text:span text:style-name="T265"> modes. No argument just prints out a generic help message, </text:span><text:span text:style-name="T266">as we saw above</text:span><text:span text:style-name="T265">.</text:span></text:p>
      <text:p text:style-name="Preformatted_20_Text">)help * </text:p>
      <text:p text:style-name="Text_20_body"/>
      <text:p text:style-name="P95">Prints out the first line of help for all user defined functions, if any.</text:p>
      <text:h text:style-name="Heading_20_3" text:outline-level="3">The online reference manual</text:h>
      <text:p text:style-name="P167">A reference manual for many common topics is included. To see all topics issue</text:p>
      <text:p text:style-name="P229">)help <text:span text:style-name="T327">online</text:span></text:p>
      <text:p text:style-name="P229">! (¬) <text:s text:c="4"/>cos <text:s text:c="6"/>intrinsic <text:s text:c="3"/>script_args <text:s text:c="4"/>~| (≁) <text:s text:c="19"/></text:p>
      <text:p text:style-name="P229">!= (≠) <text:s text:c="3"/>cosh <text:s text:c="5"/>is_defined <text:s text:c="2"/>script_load <text:s text:c="4"/>∈ <text:s text:c="24"/></text:p>
      <text:p text:style-name="P230">% (∆) <text:s text:c="4"/>date_iso <text:s/>is_function <text:s/>script_path <text:s text:c="4"/>∉</text:p>
      <text:p text:style-name="P173"><text:span text:style-name="T346">(oodles more)</text:span><text:span text:style-name="T345"> <text:s text:c="5"/></text:span><text:s text:c="19"/></text:p>
      <text:p text:style-name="P168"/>
      <text:p text:style-name="P167">This is alphabetized. Entries are either the name of the topic or, if it is an operator, </text:p>
      <text:p text:style-name="P167">ASCII (Unicode)</text:p>
      <text:p text:style-name="P167">E.g.</text:p>
      <text:p text:style-name="P230">! (¬)</text:p>
      <text:p text:style-name="Text_20_body"/>
      <text:p text:style-name="P174"><text:span text:style-name="T344">Which means that the symbol ! may be replaced with </text:span>¬. <text:span text:style-name="T344">To access the help for a topic, issue</text:span></text:p>
      <text:p text:style-name="Preformatted_20_Text">)help <text:span text:style-name="T30">topic</text:span></text:p>
      <text:p text:style-name="P95"/>
      <text:p text:style-name="P167">For instance, here is help for the modulus function:</text:p>
      <text:p text:style-name="Preformatted_20_Text"><text:s text:c="2"/>)help mod</text:p>
      <text:p text:style-name="Preformatted_20_Text">mod(a,b) - compute the modulus, i.e., the remainder after long division, of two</text:p>
      <text:p text:style-name="Preformatted_20_Text"><text:s text:c="11"/>integers. The arguments are either scalar or stems.</text:p>
      <text:p text:style-name="P167">If you as for an operator, would get <text:span text:style-name="T347">(this is the digraph (two-character glyph) for set intersection:</text:span></text:p>
      <text:p text:style-name="Preformatted_20_Text"><text:s text:c="3"/>)help /\</text:p>
      <text:p text:style-name="Preformatted_20_Text"/>
      <text:p text:style-name="Preformatted_20_Text">Ascii digraph for set intersection. The result is a set</text:p>
      <text:p text:style-name="Preformatted_20_Text">whose elements are common to both arguments.</text:p>
      <text:p text:style-name="Preformatted_20_Text"/>
      <text:p text:style-name="Preformatted_20_Text">See also: \/ (set union), subset(@pick arg)</text:p>
      <text:p text:style-name="Preformatted_20_Text"/>
      <text:p text:style-name="Preformatted_20_Text">unicode: ∩ (\u2229), alt + i</text:p>
      <text:p text:style-name="Preformatted_20_Text">use -ex to see examples for this topic.</text:p>
      <text:p text:style-name="P95"/>
      <text:p text:style-name="P175"><text:soft-page-break/>Note that the last two lines tell you what the alternate character is plus it unicode value and <text:span text:style-name="T349">the keystroke available with the ANSI terminal. T</text:span>he last line tells you if there are example<text:span text:style-name="T349">s</text:span>. In this case there are and typing the </text:p>
      <text:p text:style-name="Preformatted_20_Text">)help <text:span text:style-name="T3">topic </text:span><text:span text:style-name="T54">-ex</text:span></text:p>
      <text:p text:style-name="P38"/>
      <text:p text:style-name="P175"><text:span text:style-name="T54">will show for example </text:span><text:span text:style-name="T98">(using the unicode symbol for intersection, just to illustrate the point).</text:span></text:p>
      <text:p text:style-name="P245"><text:s text:c="2"/>)help ∩ -ex</text:p>
      <text:p text:style-name="Preformatted_20_Text"><text:s text:c="4"/>{0,2,3,5} /\ {4,2,1,0}</text:p>
      <text:p text:style-name="Preformatted_20_Text">{0,2}</text:p>
      <text:p text:style-name="P95"/>
      <text:p text:style-name="P175">These are supposed to be extremely simple example you can just type in (or paste) to see how it works. Some of the help can be quite extensive. Great pains are taken to keep the online reference as up to date as possible, so it is a good idea to use it as much as possible.</text:p>
      <text:h text:style-name="Heading_20_3" text:outline-level="3">Help for modules</text:h>
      <text:p text:style-name="P345">When a module is loaded, it has help generally available. You may access <text:span text:style-name="T399">by name</text:span></text:p>
      <text:p text:style-name="Preformatted_20_Text">)help <text:s/><text:span text:style-name="T3">module</text:span></text:p>
      <text:p text:style-name="Text_20_body"/>
      <text:p text:style-name="P345">So if you load the cryptographic module and assign it to the variable <text:span text:style-name="T3">crypto </text:span><text:span text:style-name="T54">then</text:span></text:p>
      <text:p text:style-name="P319"><text:s text:c="3"/>crypto := j_load('crypto');</text:p>
      <text:p text:style-name="Preformatted_20_Text"><text:s text:c="3"/>)help crypto</text:p>
      <text:p text:style-name="Preformatted_20_Text"><text:s text:c="2"/>module name : CryptoModule</text:p>
      <text:p text:style-name="Preformatted_20_Text"><text:s text:c="4"/>namespace : qdl:/tools/crypto</text:p>
      <text:p text:style-name="Preformatted_20_Text">default alias : crypto</text:p>
      <text:p text:style-name="Preformatted_20_Text"><text:s text:c="3"/>java class : org.qdl_lang.extensions.crypto.CryptoModule</text:p>
      <text:p text:style-name="Preformatted_20_Text"/>
      <text:p text:style-name="Preformatted_20_Text"/>
      <text:p text:style-name="Preformatted_20_Text">Description:</text:p>
      <text:p text:style-name="Preformatted_20_Text">------------</text:p>
      <text:p text:style-name="Preformatted_20_Text">QDL's cryptographic module. This has a variety of operations possible.</text:p>
      <text:p text:style-name="Preformatted_20_Text">It will allow you to create Elliptic, <text:s/>RSA and AES (symmetric) keys,</text:p>
      <text:p text:style-name="Preformatted_20_Text">and encrypt both strings and stems of string…</text:p>
      <text:p text:style-name="P320">(whole lot more stuff)</text:p>
      <text:p text:style-name="P345"><text:span text:style-name="T54"><text:s/></text:span></text:p>
      <text:p text:style-name="P345"><text:span text:style-name="T54">There will be a listing of all the functions as well as any variables.</text:span></text:p>
      <text:p text:style-name="Text_20_body"><text:span text:style-name="T114">See also: </text:span><text:span text:style-name="T390">)funcs</text:span><text:span text:style-name="T114">, </text:span><text:span text:style-name="T390">)vars </text:span><text:span text:style-name="T388">for how to list the functions and variables in a module.</text:span></text:p>
      <text:h text:style-name="P311" text:outline-level="3">Listing all system functions</text:h>
      <text:p text:style-name="P176">You can also just list the system functions using</text:p>
      <text:p text:style-name="Preformatted_20_Text"><text:s text:c="2"/>)funcs system</text:p>
      <text:p text:style-name="Preformatted_20_Text">abs([1]) <text:s text:c="4"/>exclude_keys([2]) <text:s text:c="2"/>log([1]) <text:s text:c="13"/>set_default([2]) <text:s text:c="9"/></text:p>
      <text:p text:style-name="Preformatted_20_Text">acos([1]) <text:s text:c="3"/>execute([1]) <text:s text:c="7"/>log_entry([0,1,2]) <text:s text:c="3"/>shuffle([2]) <text:s text:c="13"/></text:p>
      <text:p text:style-name="Preformatted_20_Text">acosh([1]) <text:s text:c="2"/>exp([0,1]) <text:s text:c="9"/>mask([2]) <text:s text:c="12"/>sin([1]) <text:s text:c="8"/></text:p>
      <text:p text:style-name="P177">(more)</text:p>
      <text:p text:style-name="Text_20_body"><text:soft-page-break/></text:p>
      <text:p text:style-name="P176">Which gives each system function and the number of arguments it may take. For instance, the exp function may take 0 or 1 argument. You may also search for specific arguments. To find all the string functions that can take 3 arguments you would issue </text:p>
      <text:p text:style-name="Preformatted_20_Text"><text:s text:c="2"/>)funcs system -fq -r string.*3.*</text:p>
      <text:p text:style-name="Preformatted_20_Text">string#contains([2,3]) <text:s text:c="5"/>string#head([2,3]) <text:s text:c="5"/>string#insert([3]) <text:s text:c="10"/>string#substring([1,2,3,4]) string#tokenize([2,3]) <text:s/><text:span text:style-name="T348">s</text:span>tring#detokenize([2,3]) <text:s text:c="3"/>string#index_of([2,3]) <text:s text:c="5"/>string#replace([3,4]) <text:s text:c="2"/>string#tail([2,3]) <text:s text:c="10"/></text:p>
      <text:p text:style-name="Preformatted_20_Text">9 total functions</text:p>
      <text:p text:style-name="Standard"/>
      <text:p text:style-name="Standard">-<text:span text:style-name="T348">fq means to fully qualify the functions. You may then search the resulting list with regular expressions like any other list of strings. <text:s/>To beat a dead horse, you can also have this display to a 60 character wide display with the -w switch:</text:span></text:p>
      <text:p text:style-name="Preformatted_20_Text"><text:s text:c="4"/>)funcs system -fq -r string.*3.* -w 60</text:p>
      <text:p text:style-name="Preformatted_20_Text">string#contains([2,3]) <text:s text:c="6"/>string#insert([3]) <text:s text:c="10"/>string#tokenize([2,3]) <text:s text:c="6"/></text:p>
      <text:p text:style-name="Preformatted_20_Text">string#detokenize([2,3]) <text:s text:c="4"/>string#replace([3,4]) <text:s text:c="7"/></text:p>
      <text:p text:style-name="Preformatted_20_Text">string#head([2,3]) <text:s text:c="10"/>string#substring([1,2,3,4]) <text:s/></text:p>
      <text:p text:style-name="Preformatted_20_Text">string#index_of([2,3]) <text:s text:c="6"/>string#tail([2,3]) <text:s text:c="10"/></text:p>
      <text:p text:style-name="Preformatted_20_Text">9 total functions</text:p>
      <text:h text:style-name="Heading_20_3" text:outline-level="3">Help for user functions</text:h>
      <text:p text:style-name="P175">This works very similar to the reference manual. You may query help based on the argument count:</text:p>
      <text:p text:style-name="P110">)help user_function arg_count</text:p>
      <text:p text:style-name="P34"/>
      <text:p text:style-name="P95"><text:span text:style-name="T54">This will print out detailed help for the given user function for the number of arguments. </text:span><text:span text:style-name="T79">Arg counts are ignored for system functions, </text:span><text:span text:style-name="T97">because in many cases you need to compare the functionality</text:span><text:span text:style-name="T79">. </text:span><text:span text:style-name="T97">If you really get stuck, there is help for help as per usual.</text:span></text:p>
      <text:p text:style-name="Preformatted_20_Text">)help --help</text:p>
      <text:p text:style-name="P34"/>
      <text:h text:style-name="Heading_20_2" text:outline-level="2"><text:bookmark-start text:name="__RefHeading___Toc5507_3816005984"/>)modules<text:bookmark-end text:name="__RefHeading___Toc5507_3816005984"/></text:h>
      <text:h text:style-name="Heading_20_3" text:outline-level="3"><text:bookmark-start text:name="__RefHeading___Toc5509_3816005984"/>list, – <text:bookmark-end text:name="__RefHeading___Toc5509_3816005984"/></text:h>
      <text:p text:style-name="P23"><text:s/>list the modules that are known to the workspace. This does not mean they have been imported.</text:p>
      <text:h text:style-name="Heading_20_3" text:outline-level="3"><text:bookmark-start text:name="__RefHeading___Toc5511_3816005984"/>imports <text:bookmark-end text:name="__RefHeading___Toc5511_3816005984"/></text:h>
      <text:p text:style-name="P23"><text:s/>li<text:span text:style-name="T57">st the imports (URN and current alias) that are active.</text:span></text:p>
      <text:p text:style-name="Preformatted_20_Text"><text:s text:c="2"/>)modules</text:p>
      <text:p text:style-name="Preformatted_20_Text">a:a <text:s/>b:b <text:s/>qdl:/java </text:p>
      <text:p text:style-name="P21"><text:line-break/>This lists that there are three modules. <text:span text:style-name="T249">To see if these are associated with aliases, use the imports actions:</text:span></text:p>
      <text:p text:style-name="Preformatted_20_Text"><text:s text:c="2"/>)modules imports -cols</text:p>
      <text:p text:style-name="Preformatted_20_Text">a:a-&gt;[a, d]</text:p>
      <text:p text:style-name="Preformatted_20_Text"><text:soft-page-break/>b:b-&gt;[b, c, arf, woof]</text:p>
      <text:p text:style-name="Text_20_body"/>
      <text:p text:style-name="P21">These are the modules that have been explicitly imported. In this case, there is one, <text:span text:style-name="T3">qdl:/java</text:span><text:span text:style-name="T54"> which has not.</text:span></text:p>
      <text:p text:style-name="P29">Note that a synonym for this is just </text:p>
      <text:p text:style-name="Preformatted_20_Text">)imports</text:p>
      <text:h text:style-name="Heading_20_2" text:outline-level="2"><text:bookmark-start text:name="__RefHeading___Toc5513_3816005984"/>)off <text:span text:style-name="T208">[</text:span><text:span text:style-name="T10">y</text:span><text:span text:style-name="T208">]</text:span><text:bookmark-end text:name="__RefHeading___Toc5513_3816005984"/></text:h>
      <text:p text:style-name="P6">This causes the system to exit. <text:span text:style-name="T208">If you supply the </text:span><text:span text:style-name="T165">argument</text:span><text:span text:style-name="T152"> y </text:span><text:span text:style-name="T165">then the system will exit without saving. Otherwise, <text:s/>y</text:span><text:span text:style-name="T164">ou </text:span>will be prompted, but if you agree to exit, it will be <text:s/>immediate and with no save.</text:p>
      <text:h text:style-name="P298" text:outline-level="2"><text:bookmark-start text:name="__RefHeading___Toc115413_127364881"/>)si<text:bookmark-end text:name="__RefHeading___Toc115413_127364881"/></text:h>
      <text:p text:style-name="P98">This relates to the <text:span text:style-name="T3">state indicator</text:span><text:span text:style-name="T54"> functionality. <text:s/></text:span><text:span text:style-name="T80">The state indicator is a powerful debugging tool. It lets you clone the current workspace and run scripts or whatever in the clone and inspect the contents. Generally, you use the standard )run command and include a command line argument of &amp;. The effect is to take the current state of the workspace and clone it then run the buffer in that workspace. Either the program runs to completion and it exits, or, if there are breakpoints set in the code with the halt() command, the script runs until one of those is encountered. Resuming the program (with the )) command) will run until the next halt. </text:span></text:p>
      <text:p text:style-name="P99"><text:span text:style-name="T54">There is a small script that can be used a tutorial for this. That is halt_test.qdl and it included in the standard distro. </text:span><text:span text:style-name="T81">Here is a sample session exploring it. The buffer is created then first attempted to be run in the workspace. This fails because halt() cannot be invoked in the main workspace (or the workspace itself halts). Then how to properly start it a clone is done.</text:span></text:p>
      <text:p text:style-name="P103">Create a buffer</text:p>
      <text:p text:style-name="P104"><text:s text:c="3"/>)b create /home/<text:span text:style-name="T268">jeff/qdl</text:span>/examples/halt_test.qdl</text:p>
      <text:p text:style-name="P104">0| |/home/<text:span text:style-name="T268">jeff/qdl</text:span>/examples/halt_test.qdl</text:p>
      <text:p text:style-name="P103"><text:line-break/><text:span text:style-name="T268">This sample has multiple halt statement in it. trying to invoke it in the main workspace fails:</text:span></text:p>
      <text:p text:style-name="P104"><text:s text:c="2"/>) 0</text:p>
      <text:p text:style-name="P104">starting halt test</text:p>
      <text:p text:style-name="P104">sorry, you cannot halt the main workspace Consider starting a separate process.</text:p>
      <text:p text:style-name="P103"/>
      <text:p text:style-name="P100">List the current state indicator. This is all the currently running processes in QDL.</text:p>
      <text:p text:style-name="P104"><text:s text:c="2"/>)si list</text:p>
      <text:p text:style-name="P104">pid | active | <text:span text:style-name="T271">stmt</text:span> <text:s/>| time <text:s text:c="26"/>| size <text:s/>| <text:s/>message</text:p>
      <text:p text:style-name="P104">0 <text:s text:c="2"/>| <text:s text:c="2"/>* <text:s text:c="3"/>| <text:s text:c="6"/>| Mon Oct 26 16:15:20 CDT 2020 <text:s text:c="2"/>| 2965 <text:s/>| system</text:p>
      <text:p text:style-name="P103"/>
      <text:p text:style-name="P100">Meaning there is exactly one process (the process id or <text:span text:style-name="T48">pid</text:span><text:span text:style-name="T115"> identifies these. The main system process is always pid = 0). Now we start the buffer with a </text:span><text:span text:style-name="T48">&amp; </text:span><text:span text:style-name="T115">added. This will completely clone the current workspace, load the buffer in to that and run it until the first halt() is invoked. </text:span><text:span text:style-name="T129">Compare this with using </text:span><text:soft-page-break/><text:span text:style-name="T129">a </text:span><text:span text:style-name="T144">! </text:span><text:span text:style-name="T129">rather than the </text:span><text:span text:style-name="T144">&amp;</text:span><text:span text:style-name="T129">: That would start a new instance of QDL with </text:span><text:span text:style-name="T53">nothing</text:span><text:span text:style-name="T129"> from the current state. Useful for other operations. Both </text:span><text:span text:style-name="T144">!</text:span><text:span text:style-name="T129"> and </text:span><text:span text:style-name="T144">&amp;</text:span><text:span text:style-name="T129"> cannot be given at the same time.</text:span></text:p>
      <text:p text:style-name="P104"><text:s text:c="2"/>) 0 &amp;</text:p>
      <text:p text:style-name="P104">starting halt test</text:p>
      <text:p text:style-name="P104">1<text:span text:style-name="T270">01</text:span></text:p>
      <text:p text:style-name="P103"/>
      <text:p text:style-name="P100">What this does is start evaluating the script (in this case it just prints a message) and once a halt() is encountered, the pid is returned. Since the script is now suspended, you can just view its state in the state indicator:</text:p>
      <text:p text:style-name="P104"><text:s text:c="2"/>)si list</text:p>
      <text:p text:style-name="P104">pid | active | <text:span text:style-name="T271">stmt</text:span>| time <text:s text:c="25"/>| size <text:s/>| message</text:p>
      <text:p text:style-name="P104">0 <text:s text:c="2"/>| <text:s text:c="2"/>* <text:s text:c="3"/>| <text:s text:c="5"/>| Mon Oct 26 16:15:20 CDT 2020 <text:s/>| 2965 <text:s/>| system</text:p>
      <text:p text:style-name="P104">1<text:span text:style-name="T270">01</text:span> | <text:s/>--- <text:s text:c="2"/>| 1 <text:s text:c="3"/>| Mon Oct 26 16:15:49 CDT 2020 <text:s/>| 2965 <text:s/>| Stop #1.</text:p>
      <text:p text:style-name="P103"/>
      <text:p text:style-name="P106"><text:span text:style-name="T268">What this shows is the new entry with pid 1</text:span><text:span text:style-name="T270">01</text:span><text:span text:style-name="T268">. It lists what the active state is (0, marked with a *) and what </text:span><text:span text:style-name="T270">statement </text:span><text:span text:style-name="T268">number the halt() was encountered on, </text:span><text:span text:style-name="T270">h</text:span><text:span text:style-name="T268">ere </text:span><text:span text:style-name="T270">stmt</text:span><text:span text:style-name="T268"> 1 in the file. </text:span></text:p>
      <text:p text:style-name="P107">Note:<text:span text:style-name="T164"> This does not give back the line number, but the statement. Remember that a statement in QDL ends in a ;, so while it is good practice to put statements on a line, QDL removes the whitespace before processing the statements. Upshot is that it is always a good idea to have a halt() on its own line. Furthermore, these are statements inside the active block, so if you issue a halt inside a loop, the statement number is the index inside the body of the loop.</text:span></text:p>
      <text:p text:style-name="P106"><text:span text:style-name="T268">The time this was started is shown. The size of the state (includes all variables and what not is shown). Finally, when halt(</text:span><text:span text:style-name="T20">msg</text:span><text:span text:style-name="T81">) is invoked, the message is displayed in the last column. <text:s/>Let's set the default for the workspace to pid = 1</text:span><text:span text:style-name="T82">01</text:span><text:span text:style-name="T81">:</text:span></text:p>
      <text:p text:style-name="P104"><text:s text:c="2"/>)si set 1<text:span text:style-name="T270">01</text:span></text:p>
      <text:p text:style-name="P104">pid set to 1<text:span text:style-name="T270">01</text:span></text:p>
      <text:p text:style-name="P103"><text:line-break/><text:span text:style-name="T268">Now we can simply use the </text:span><text:span text:style-name="T20">resume</text:span><text:span text:style-name="T81"> shorthand (a double left parentheses) without argument to run to the next halt command:</text:span></text:p>
      <text:p text:style-name="P104"><text:s text:c="2"/>))</text:p>
      <text:p text:style-name="P103"/>
      <text:p text:style-name="P100">Since there was no output from the script, but a variable was set, nothing displays. Now let's show the state indicator again:</text:p>
      <text:p text:style-name="P104"><text:s text:c="2"/>)si list</text:p>
      <text:p text:style-name="P104">pid | active | line | time <text:s text:c="24"/>| size <text:s/>| message</text:p>
      <text:p text:style-name="P104">0 <text:s text:c="2"/>| <text:s text:c="2"/>* <text:s text:c="3"/>| <text:s text:c="5"/>| Mon Oct 26 16:15:20 CDT 2020 | 2965 <text:s/>| system</text:p>
      <text:p text:style-name="P104">1<text:span text:style-name="T270">01</text:span> | <text:s text:c="2"/>* <text:s text:c="3"/>| 3 <text:s text:c="3"/>| Mon Oct 26 16:16:06 CDT 2020 | 3001 <text:s/>| Stop #2. a. is set</text:p>
      <text:p text:style-name="P105"/>
      <text:p text:style-name="P101">The message in the halt command is that a variable, <text:span text:style-name="T3">a.</text:span><text:span text:style-name="T54"> was set. Let's check the variables in the workspace:</text:span></text:p>
      <text:p text:style-name="P104"><text:s text:c="2"/>)vars</text:p>
      <text:p text:style-name="P104">a. <text:s/>java#eg. <text:s/></text:p>
      <text:p text:style-name="P104"><text:s text:c="2"/>a.</text:p>
      <text:p text:style-name="P104"><text:soft-page-break/>[2,4,6]</text:p>
      <text:p text:style-name="P103"/>
      <text:p text:style-name="P100">If we want we can swap back to the original state of the workspace by setting the pid to 0:</text:p>
      <text:p text:style-name="P104">)si set 0</text:p>
      <text:p text:style-name="P103"/>
      <text:p text:style-name="P16">Commands.</text:p>
      <text:h text:style-name="P310" text:outline-level="3"><text:bookmark-start text:name="__RefHeading___Toc115415_127364881"/>edit var_name<text:bookmark-end text:name="__RefHeading___Toc115415_127364881"/></text:h>
      <text:p text:style-name="P143">Edit a variable in the current editor. Save your work in the editor and when you exit it, the definition in the workspace will be automatically updated.</text:p>
      <text:p text:style-name="P143">Note that it is generally impossible to keep the format for a variable, so QDL does not, but will re-assemble the most current variable. This is because, e.g., variables, well, vary, so there is generally no way to get the “source code” for a variable.</text:p>
      <text:h text:style-name="P312" text:outline-level="3"><text:bookmark-start text:name="__RefHeading___Toc115417_127364881"/>list<text:bookmark-end text:name="__RefHeading___Toc115417_127364881"/></text:h>
      <text:p text:style-name="P102">List all current processes. </text:p>
      <text:h text:style-name="P313" text:outline-level="3"><text:bookmark-start text:name="__RefHeading___Toc115419_127364881"/>reset<text:bookmark-end text:name="__RefHeading___Toc115419_127364881"/></text:h>
      <text:p text:style-name="P97">Clear all pending processes, restoring the main system process as the only one.</text:p>
      <text:h text:style-name="P313" text:outline-level="3"><text:bookmark-start text:name="__RefHeading___Toc115421_127364881"/>resume <text:span text:style-name="T269">[pid]</text:span><text:bookmark-end text:name="__RefHeading___Toc115421_127364881"/></text:h>
      <text:p text:style-name="P97">resume the evaluation of a process by the process id (id). Note that if the current process is what you want, you do not need the pid.</text:p>
      <text:p text:style-name="P97">Also a shorthand for this is </text:p>
      <text:p text:style-name="P104">)) [pid]</text:p>
      <text:p text:style-name="P97"/>
      <text:h text:style-name="P314" text:outline-level="3"><text:bookmark-start text:name="__RefHeading___Toc115423_127364881"/>rm pid<text:bookmark-end text:name="__RefHeading___Toc115423_127364881"/></text:h>
      <text:p text:style-name="P97">remove the given process from the system. If it is active, then the main system process will be restored.</text:p>
      <text:h text:style-name="P313" text:outline-level="3"><text:bookmark-start text:name="__RefHeading___Toc115425_127364881"/>set pid<text:bookmark-end text:name="__RefHeading___Toc115425_127364881"/></text:h>
      <text:p text:style-name="P97">Set the current process to the given pid. Note that when you do that, you replace the current state of the workspace and can inspect the system in its current state. You may also issue resume commands which will update the current system's state. <text:span text:style-name="T267">This allows you to debug a program ve</text:span></text:p>
      <text:h text:style-name="Heading_20_2" text:outline-level="2"><text:bookmark-start text:name="__RefHeading___Toc5515_3816005984"/><text:soft-page-break/>)vars<text:bookmark-end text:name="__RefHeading___Toc5515_3816005984"/></text:h>
      <text:h text:style-name="P315" text:outline-level="3"><text:bookmark-start text:name="__RefHeading___Toc5517_3816005984"/>drop<text:bookmark-end text:name="__RefHeading___Toc5517_3816005984"/></text:h>
      <text:h text:style-name="Heading_20_3" text:outline-level="3"><text:bookmark-start text:name="__RefHeading___Toc5519_3816005984"/><text:span text:style-name="T204">l</text:span>ist – <text:span text:style-name="T249">[</text:span><text:span text:style-name="T8">switches</text:span><text:span text:style-name="T69">]</text:span><text:bookmark-end text:name="__RefHeading___Toc5519_3816005984"/></text:h>
      <text:p text:style-name="P61">List all of the variables (but not their content) in the current workspace. <text:span text:style-name="T249">See the switches supported by this action above. </text:span><text:span text:style-name="T397">You may also list the variables in a module </text:span><text:span text:style-name="T398">as</text:span></text:p>
      <text:p text:style-name="Preformatted_20_Text">) vars <text:span text:style-name="T3">module_name</text:span></text:p>
      <text:p text:style-name="P61"/>
      <text:h text:style-name="Heading_20_3" text:outline-level="3"><text:bookmark-start text:name="__RefHeading___Toc8211_2391341561"/><text:span text:style-name="T209">s</text:span>ize<text:bookmark-end text:name="__RefHeading___Toc8211_2391341561"/></text:h>
      <text:p text:style-name="P77">List the total number of symbols in use in the workspace. <text:span text:style-name="T204">This does not tell you how much memory is in use. See the workspace memory command for that.</text:span></text:p>
      <text:h text:style-name="Heading_20_3" text:outline-level="3"><text:bookmark-start text:name="__RefHeading___Toc115427_127364881"/>system <text:span text:style-name="T250">[switches]</text:span><text:bookmark-end text:name="__RefHeading___Toc115427_127364881"/></text:h>
      <text:p text:style-name="P78">List the system constants. Note that these are not kept in the symbol table and can only be accessed in fully qualified form.</text:p>
      <text:p text:style-name="Preformatted_20_Text"><text:s text:c="2"/>)vars system</text:p>
      <text:p text:style-name="Preformatted_20_Text">sys#constants.</text:p>
      <text:p text:style-name="Preformatted_20_Text"><text:s text:c="2"/>sys#constants.<text:span text:style-name="T251">var_</text:span>types.</text:p>
      <text:p text:style-name="Preformatted_20_Text">{boolean=1, string=3, null=0, integer=2, decimal=5, stem=4, undefined=-1}</text:p>
      <text:h text:style-name="Heading_20_3" text:outline-level="3"><text:bookmark-start text:name="__RefHeading___Toc115429_127364881"/>edit <text:span text:style-name="T322">[-</text:span><text:span text:style-name="T332">x</text:span><text:span text:style-name="T322">] var_name</text:span><text:bookmark-end text:name="__RefHeading___Toc115429_127364881"/></text:h>
      <text:p text:style-name="P158"><text:span text:style-name="T322">Edit the variable. Note that the </text:span><text:span text:style-name="T160">-</text:span><text:span text:style-name="T159">x</text:span><text:span text:style-name="T160"> </text:span><text:span text:style-name="T174">flag indicates that the variable is to be treated as </text:span><text:span text:style-name="T173">text</text:span><text:span text:style-name="T174">, so if it does not exist, it will be created as one. </text:span><text:span text:style-name="T176">Text mode </text:span><text:span text:style-name="T175">means that everything you type in will be taken </text:span><text:span text:style-name="T171">as a string – so no quotes are needed. </text:span><text:span text:style-name="T177">You may also edit a list of strings (each entrywill be a line), but a generic stem cannot be edited this way.</text:span></text:p>
      <text:h text:style-name="Heading_20_2" text:outline-level="2"><text:bookmark-start text:name="__RefHeading___Toc5521_3816005984"/>)ws<text:bookmark-end text:name="__RefHeading___Toc5521_3816005984"/></text:h>
      <text:h text:style-name="P316" text:outline-level="3"><text:bookmark-start text:name="__RefHeading___Toc8213_2391341561"/><text:span text:style-name="T287">get</text:span><text:span text:style-name="T286"> </text:span><text:span text:style-name="T23">var</text:span><text:bookmark-end text:name="__RefHeading___Toc8213_2391341561"/></text:h>
      <text:p text:style-name="P123"><text:span text:style-name="T54">Gets </text:span><text:span text:style-name="T3">i.e.,</text:span><text:span text:style-name="T54"> displays the value of a workspace variable. </text:span><text:span text:style-name="T86">Workspace variables are values that tell the workspace how to operate, such as whether to echo results to the console and such. </text:span><text:span text:style-name="T87"><text:s/>A listing of all variables is available by issuing</text:span></text:p>
      <text:p text:style-name="Preformatted_20_Text"><text:s text:c="2"/>)ws get</text:p>
      <text:p text:style-name="P239">autosave_interval</text:p>
      <text:p text:style-name="P239">autosave_messages_on</text:p>
      <text:p text:style-name="P239">autosave_on</text:p>
      <text:p text:style-name="P239">compress_xml</text:p>
      <text:p text:style-name="P239">debug</text:p>
      <text:p text:style-name="P239">description</text:p>
      <text:p text:style-name="P239">echo</text:p>
      <text:p text:style-name="P239">enable_library_support</text:p>
      <text:p text:style-name="P239">external_editor</text:p>
      <text:p text:style-name="P239"><text:soft-page-break/>id</text:p>
      <text:p text:style-name="P239">lib_path</text:p>
      <text:p text:style-name="P239">pp</text:p>
      <text:p text:style-name="P239">pretty_print</text:p>
      <text:p text:style-name="P239">root_dir</text:p>
      <text:p text:style-name="P239">save_dir</text:p>
      <text:p text:style-name="P239">start_ts</text:p>
      <text:p text:style-name="P239">use_external_editor</text:p>
      <text:p text:style-name="Text_20_body"/>
      <text:p text:style-name="P134">To get the current value, simply supply the name. <text:span text:style-name="T3">E.g.</text:span><text:span text:style-name="T54"> to see if pretty_print is enabled</text:span></text:p>
      <text:p text:style-name="Preformatted_20_Text"><text:s text:c="4"/>)ws get pretty_print</text:p>
      <text:p text:style-name="Preformatted_20_Text">on</text:p>
      <text:p text:style-name="P35"/>
      <text:p text:style-name="P136"><text:span text:style-name="T54">Note that </text:span><text:span text:style-name="T231">)help variable </text:span><text:span text:style-name="T54">will print some information about each variable.</text:span></text:p>
      <text:h text:style-name="P317" text:outline-level="3"><text:bookmark-start text:name="__RefHeading___Toc115431_127364881"/>lib drop [path] <text:s/>[-r regex] [-f]<text:bookmark-end text:name="__RefHeading___Toc115431_127364881"/></text:h>
      <text:p text:style-name="P147">Drops either a single workspace or those that fulfill the regex. The optional flag <text:span text:style-name="T151">-f </text:span><text:span text:style-name="T164">(for force deletes) if present means there will be no prompting before the deletes. Otherwise, you will be asked before each and every file. The reason for this is that it is easy to make a mistake and workspaces can take a lot of effort to create, so accidentally deleting one must be avoided. </text:span><text:span text:style-name="T170">This is also helpful if you want to narrow down which files to delete, but a regex to only select those is impossible. Omit the </text:span><text:span text:style-name="T156">-f </text:span><text:span text:style-name="T170">flag and decide on each file as it is presented to you.</text:span></text:p>
      <text:h text:style-name="P318" text:outline-level="3"><text:bookmark-start text:name="__RefHeading___Toc5523_3816005984"/><text:span text:style-name="T297">lib [path] [</text:span><text:span text:style-name="T25">-v] | [-l] | [-show_failures] </text:span><text:span text:style-name="T26">| </text:span><text:span text:style-name="T28">[-only_failures] | </text:span><text:span text:style-name="T26">[-w width] </text:span><text:span text:style-name="T28">| </text:span><text:span text:style-name="T26">[-r regex]</text:span><text:bookmark-end text:name="__RefHeading___Toc5523_3816005984"/></text:h>
      <text:p text:style-name="Standard"><text:span text:style-name="T297">Shows the either the information about a workspace or all files in a directory. Information about each workspace will be shown, such as </text:span><text:s/><text:span text:style-name="T297">format. There are a few display modes, such as a short form that occupies a single line, or printing out detailed information about the stored workspace. </text:span></text:p>
      <text:p text:style-name="Standard"/>
      <text:p text:style-name="P112">Note:<text:span text:style-name="T164"> This has a shorthand and </text:span><text:span text:style-name="T217">)ws lib</text:span><text:span text:style-name="T164"> is equivalent to just issuing </text:span><text:span text:style-name="T217">)lib</text:span></text:p>
      <text:p text:style-name="Heading">Example.</text:p>
      <text:p text:style-name="P258">Print out a summary of all the files in the current save directory</text:p>
      <text:p text:style-name="Preformatted_20_Text"><text:s text:c="2"/>)ws lib</text:p>
      <text:p text:style-name="Preformatted_20_Text">ws-test.zml <text:s text:c="4"/>* (no id) <text:s text:c="3"/>2021-01-09T13:42:45.278Z <text:s/>(no description) <text:s text:c="48"/></text:p>
      <text:p text:style-name="Preformatted_20_Text">ws.zml <text:s text:c="9"/>* sdf9634iu <text:s/>2021-01-11T17:58:23.948Z <text:s/>test description, <text:span text:style-name="T297">which </text:span><text:span text:style-name="T298">i</text:span><text:span text:style-name="T297">...</text:span> <text:s text:c="48"/></text:p>
      <text:p text:style-name="Preformatted_20_Text">zz.zml <text:s text:c="9"/>* (no id) <text:s text:c="3"/>2021-01-11T18:39:29.981Z <text:s/>(no description)</text:p>
      <text:p text:style-name="P258"/>
      <text:p text:style-name="P258">These are the name, if compressed (* = yes), any set if, the creation timestamp and the first part of the description. The same thing but in <text:span text:style-name="T3">long format</text:span><text:span text:style-name="T54"> is</text:span></text:p>
      <text:p text:style-name="P45"/>
      <text:p text:style-name="Preformatted_20_Text"><text:s text:c="2"/>)ws lib -l</text:p>
      <text:p text:style-name="Preformatted_20_Text"><text:s text:c="3"/>compressed : true</text:p>
      <text:p text:style-name="Preformatted_20_Text"><text:s text:c="4"/>create_ts : 2021-01-09T13:42:45.278Z</text:p>
      <text:p text:style-name="Preformatted_20_Text"><text:s text:c="4"/>file_name : ws-test.zml</text:p>
      <text:p text:style-name="Preformatted_20_Text"><text:s text:c="4"/>file_path : /home/ncsa/dev/qdl/var/ws</text:p>
      <text:p text:style-name="Preformatted_20_Text"><text:s text:c="7"/>format : xml</text:p>
      <text:p text:style-name="Preformatted_20_Text">last_modified : 2021-01-09T13:43:03.000Z</text:p>
      <text:p text:style-name="Preformatted_20_Text"><text:s text:c="7"/>length : 1544</text:p>
      <text:p text:style-name="Preformatted_20_Text"><text:soft-page-break/>-----</text:p>
      <text:p text:style-name="Preformatted_20_Text"><text:s text:c="3"/>compressed : true</text:p>
      <text:p text:style-name="Preformatted_20_Text"><text:s text:c="4"/>create_ts : 2021-01-11T17:58:23.948Z</text:p>
      <text:p text:style-name="Preformatted_20_Text"><text:s text:c="2"/>description : test description, <text:span text:style-name="T298">which is a very long an completely unimaginati...</text:span></text:p>
      <text:p text:style-name="Preformatted_20_Text"><text:s text:c="4"/>file_name : ws.zml</text:p>
      <text:p text:style-name="Preformatted_20_Text"><text:s text:c="4"/>file_path : /home/ncsa/dev/qdl/var/ws</text:p>
      <text:p text:style-name="Preformatted_20_Text"><text:s text:c="7"/>format : xml</text:p>
      <text:p text:style-name="Preformatted_20_Text"><text:s text:c="11"/>id : sdf9634iudf</text:p>
      <text:p text:style-name="Preformatted_20_Text">last_modified : 2021-01-11T18:08:16.000Z</text:p>
      <text:p text:style-name="Preformatted_20_Text"><text:s text:c="7"/>length : 1629</text:p>
      <text:p text:style-name="Preformatted_20_Text">-----</text:p>
      <text:p text:style-name="Preformatted_20_Text"><text:s text:c="3"/>compressed : true</text:p>
      <text:p text:style-name="Preformatted_20_Text"><text:s text:c="4"/>create_ts : 2021-01-11T18:39:29.981Z</text:p>
      <text:p text:style-name="Preformatted_20_Text"><text:s text:c="4"/>file_name : zz.zml</text:p>
      <text:p text:style-name="Preformatted_20_Text"><text:s text:c="4"/>file_path : /home/ncsa/dev/qdl/var/ws</text:p>
      <text:p text:style-name="Preformatted_20_Text"><text:s text:c="7"/>format : xml</text:p>
      <text:p text:style-name="Preformatted_20_Text">last_modified : 2021-01-11T18:39:58.000Z</text:p>
      <text:p text:style-name="Preformatted_20_Text"><text:s text:c="7"/>length : 1544</text:p>
      <text:p text:style-name="P258"/>
      <text:p text:style-name="P259">Note that each attribute is restricted to a single line. To print out a file and the complete contents of each field, use the -v or verbose switches</text:p>
      <text:p text:style-name="P259"/>
      <text:p text:style-name="Preformatted_20_Text"><text:s text:c="4"/>)lib ws.zml -v</text:p>
      <text:p text:style-name="P233"><text:s text:c="3"/>compressed : true</text:p>
      <text:p text:style-name="P233"><text:s text:c="4"/>create_ts : 2021-01-11T17:58:23.948Z</text:p>
      <text:p text:style-name="P233"><text:s text:c="2"/>description : test description, <text:span text:style-name="T298">which is a very long an completely unimaginative,</text:span></text:p>
      <text:p text:style-name="P233"><text:s text:c="16"/><text:span text:style-name="T298">verbose, overly loquacious and probably more than a bit too </text:span></text:p>
      <text:p text:style-name="P233"><text:s text:c="16"/><text:span text:style-name="T298">pedantic for most purposes.</text:span></text:p>
      <text:p text:style-name="P233"><text:s text:c="4"/>file_name : ws.zml</text:p>
      <text:p text:style-name="P233"><text:s text:c="4"/>file_path : /home/ncsa/dev/qdl/var/ws</text:p>
      <text:p text:style-name="P233"><text:s text:c="7"/>format : xml</text:p>
      <text:p text:style-name="P233"><text:s text:c="11"/>id : sdf9634iudf</text:p>
      <text:p text:style-name="P233">last_modified : 2021-01-11T18:08:16.000Z</text:p>
      <text:p text:style-name="P233"><text:s text:c="7"/>length : 1629</text:p>
      <text:p text:style-name="Standard"/>
      <text:p text:style-name="Heading">Example using a regex</text:p>
      <text:p text:style-name="P133">A common pattern is using a file filter like *.<text:span text:style-name="T342">ws</text:span> to get all of the similar files. The workspace supports regexes for this. So to get all the files like ws*.* you would supply the following regex (here operating on the default save directory<text:span text:style-name="T300">):</text:span></text:p>
      <text:p text:style-name="P133"/>
      <text:p text:style-name="Preformatted_20_Text"><text:s text:c="3"/>)ws lib -r ws.*\..*</text:p>
      <text:p text:style-name="Preformatted_20_Text">ws-test.<text:span text:style-name="T342">ws</text:span> <text:s text:c="4"/>* (no id) <text:s text:c="3"/>2021-01-09T13:42:45.278Z <text:s/>(no description) <text:s text:c="48"/></text:p>
      <text:p text:style-name="Preformatted_20_Text">ws.<text:span text:style-name="T342">ws</text:span> <text:s text:c="9"/>* 'sdf9634iu 2021-01-11T17:58:23.948Z <text:s/>test description <text:s/></text:p>
      <text:p text:style-name="Text_20_body"/>
      <text:p text:style-name="P135">remember that * translates to .* and a period (which matches every character in a regex, hence requires special handling to just get a period itself) is represented by the \. as per above.</text:p>
      <text:p text:style-name="Heading">An example with -show_failures</text:p>
      <text:p text:style-name="P132">The -show_failure<text:span text:style-name="T311">s</text:span> flag will print out a report on <text:span text:style-name="T3">every</text:span><text:span text:style-name="T54"> file that the workspace attempts to process. Normally a call to the lib command produces a report on recognized workspaces. If want to see what it thinks of other files, use this.</text:span></text:p>
      <text:p text:style-name="Preformatted_20_Text"><text:soft-page-break/><text:s text:c="3"/>)ws lib /tmp -r ws.*\..* -show_failures -w 80</text:p>
      <text:p text:style-name="Preformatted_20_Text">ws.<text:span text:style-name="T342">ws</text:span> <text:s text:c="11"/>failed:Error processing XML:Error: cannot deserialize class "edu</text:p>
      <text:p text:style-name="Preformatted_20_Text">ws.<text:span text:style-name="T342">ws</text:span> <text:s text:c="9"/>* f<text:span text:style-name="T299">00</text:span>fy <text:s text:c="5"/>2021-01-11T14:06:22.372Z <text:s/>my description of this wo</text:p>
      <text:p text:style-name="Preformatted_20_Text">ws0.xml <text:s text:c="10"/>failed:Error processing XML:Error: cannot deserialize class "edu</text:p>
      <text:p text:style-name="Preformatted_20_Text">ws1.xml <text:s text:c="10"/>(no id) <text:s text:c="3"/>2021-01-07T22:12:05.612Z <text:s/>(no description) <text:s text:c="8"/></text:p>
      <text:p text:style-name="Preformatted_20_Text">ws2.xml <text:s text:c="10"/>failed:Error processing XML:Error: cannot deserialize class "edu</text:p>
      <text:p text:style-name="Preformatted_20_Text">ws2.<text:span text:style-name="T342">ws</text:span> <text:s text:c="10"/>failed:Error processing XML:Error: cannot deserialize class "edu</text:p>
      <text:p text:style-name="Preformatted_20_Text">ws3.xml <text:s text:c="8"/>* foo <text:s text:c="7"/>2021-01-10T21:26:08.454Z <text:s/>this workspace is designe</text:p>
      <text:p text:style-name="Preformatted_20_Text">ws4.xml <text:s text:c="10"/>foo<text:span text:style-name="T299">2</text:span> <text:s text:c="6"/>2021-01-10T21:26:08.454Z <text:s/>this workspace is designe</text:p>
      <text:p text:style-name="Text_20_body"/>
      <text:p text:style-name="P148">(note that the -w flag for display width is used here so it fits in this blurb, <text:span text:style-name="T299">limiting the out put to 80 characters</text:span>). This filters all the files in the /tmp directory by <text:span text:style-name="T217">ws*.*</text:span> in this case, we see that several of these failed because of deserialization issues – most likely a missing or changed java class. We also see which are compressed. </text:p>
      <text:p text:style-name="P242"><text:span text:style-name="T310">An example with -</text:span><text:span text:style-name="T292">only</text:span><text:span text:style-name="T310">_failures</text:span></text:p>
      <text:p text:style-name="P147">In this case, only files that fail to be loadable workspaces will be shown.</text:p>
      <text:p text:style-name="P241"><text:s text:c="3"/>)<text:span text:style-name="T309">l</text:span>ib /tmp -r ws.*\..* -<text:span text:style-name="T273">only</text:span>_failures -w 80</text:p>
      <text:p text:style-name="P241">ws.xml <text:s text:c="11"/>failed:Error processing XML:Error: cannot deserialize class "edu</text:p>
      <text:p text:style-name="P241">ws0.xml <text:s text:c="10"/>failed:Error processing XML:Error: cannot deserialize class "edu</text:p>
      <text:p text:style-name="P241">ws2.xml <text:s text:c="10"/>failed:Error processing XML:Error: cannot deserialize class "edu</text:p>
      <text:p text:style-name="P241">ws2.zml <text:s text:c="10"/>failed:Error processing XML:Error: cannot deserialize class "edu</text:p>
      <text:p text:style-name="Text_20_body"/>
      <text:p text:style-name="Text_20_body">This i<text:span text:style-name="T311">s very useful for tracking down munged workspaces and dropping them.</text:span></text:p>
      <text:h text:style-name="P318" text:outline-level="3"><text:bookmark-start text:name="__RefHeading___Toc115433_127364881"/>load <text:span text:style-name="T301">[</text:span><text:span text:style-name="T3">file</text:span><text:span text:style-name="T27">]</text:span><text:bookmark-end text:name="__RefHeading___Toc115433_127364881"/></text:h>
      <text:p text:style-name="P118">Load a saved workspace <text:span text:style-name="T204">from the given file</text:span>. <text:span text:style-name="T204">Relative references are resolved against the qdl root directory (which you can see since it is saved in the environment).</text:span> <text:span text:style-name="T283">This has short form</text:span></text:p>
      <text:p text:style-name="Preformatted_20_Text">)load <text:span text:style-name="T283">file </text:span><text:span text:style-name="T302">[-keep_wsf] </text:span><text:span text:style-name="T337">[-qdl]</text:span></text:p>
      <text:p text:style-name="P121"><text:line-break/><text:span text:style-name="T217">-</text:span><text:span text:style-name="T219">keep_wsf</text:span><text:span text:style-name="T302"> = keep the current ws_file as the default for saves and loads rather than resetting it to any argument.</text:span></text:p>
      <text:p text:style-name="Text_20_body"><text:span text:style-name="T219">-</text:span><text:span text:style-name="T220">qdl </text:span><text:span text:style-name="T337">= process as QDL. If the suffix is .qdl then this is implicit. <text:s/></text:span></text:p>
      <text:p text:style-name="P137"><text:span text:style-name="T285">Note that if there are no arguments, the current default </text:span><text:span text:style-name="T301">workspace file can be set/gotten as ws_file. If there is a default it </text:span><text:span text:style-name="T285">will be </text:span><text:span text:style-name="T301">used</text:span><text:span text:style-name="T285">. For example </text:span></text:p>
      <text:p text:style-name="P227"><text:s text:c="2"/>)load</text:p>
      <text:p text:style-name="P227">/home/ncsa/dev/qdl/var/ws/ws.zml loaded 12678 bytes. Last saved on 2021-01-12T04:14:44.000Z</text:p>
      <text:p text:style-name="Standard"/>
      <text:p text:style-name="P240">Note that if you supply a file, that becomes the default ws_file.</text:p>
      <text:p text:style-name="P240"/>
      <text:p text:style-name="P261">If you load a QDL file this way, it clears the workspace then essentially runs a script load on it. QDL format, again, <text:s/>is not intended to reconstruct the workspace since QDL cannot actually do a lot of the state management needed to do that <text:span text:style-name="T338">(how would get store all the pending in memory edit buffers?) </text:span>. <text:span text:style-name="T338">A dump is very useful at extracting some code to send to others. </text:span><text:span text:style-name="T343">One other option is, of course, to simply </text:span><text:soft-page-break/><text:span text:style-name="T343">issue a </text:span><text:span text:style-name="T222">script_load</text:span><text:span text:style-name="T343"> command against the dump which would import everything to the current workspace.</text:span></text:p>
      <text:p text:style-name="P153">Running a default function on load.</text:p>
      <text:p text:style-name="P152">If you create a function named <text:span text:style-name="T224">__init()</text:span> (starts with a double underscore and has no arguments), then when you load the workspace, that will be invoked immediately after loading. This allows you to do things like write a generic workspace which requires some configuration. So </text:p>
      <text:p text:style-name="Preformatted_20_Text">__init() → script_load('<text:span text:style-name="T323">etc/</text:span>config.qdl')</text:p>
      <text:p text:style-name="P152"/>
      <text:p text:style-name="P152">So part of the distribution of the workspace is to tell people to populate their local (in this case) <text:span text:style-name="T224">config.qdl</text:span> file with whatever information is needed. </text:p>
      <text:p text:style-name="Text_20_body"><text:span text:style-name="T324">If you do not want this to happen, then set the WS variable </text:span><text:span text:style-name="T226">run_init_on_load</text:span><text:span text:style-name="T324"> to <text:s/></text:span><text:span text:style-name="T225">o</text:span><text:span text:style-name="T226">f</text:span><text:span text:style-name="T225">f</text:span> <text:span text:style-name="T324">before saving the workspace. <text:s text:c="2"/></text:span></text:p>
      <text:h text:style-name="Heading_20_3" text:outline-level="3"><text:bookmark-start text:name="__RefHeading___Toc8215_2391341561"/><text:span text:style-name="T205">m</text:span>emory<text:bookmark-end text:name="__RefHeading___Toc8215_2391341561"/></text:h>
      <text:p text:style-name="P62">Reports the amount of used memory, remaining memory and number of processors.</text:p>
      <text:p text:style-name="Preformatted_20_Text"><text:s text:c="2"/>)ws memory</text:p>
      <text:p text:style-name="Preformatted_20_Text">memory used = 479MB, free = 461MB, processors = 8</text:p>
      <text:p text:style-name="Preformatted_20_Text"><text:s text:c="2"/>a. := indices(100000);</text:p>
      <text:p text:style-name="Preformatted_20_Text"><text:s text:c="2"/>)ws memory</text:p>
      <text:p text:style-name="Preformatted_20_Text">memory used = 479MB, free = 441MB, processors = 8</text:p>
      <text:p text:style-name="Preformatted_20_Text"><text:s text:c="2"/>size(a.);</text:p>
      <text:p text:style-name="Preformatted_20_Text">100000</text:p>
      <text:p text:style-name="Text_20_body"/>
      <text:p text:style-name="P63">It should be noted that the amount of memory is not fixed: if you decide to write</text:p>
      <text:p text:style-name="Preformatted_20_Text">a. := random(1000000)^5</text:p>
      <text:p text:style-name="P63">You may get something like this</text:p>
      <text:p text:style-name="Preformatted_20_Text"><text:s text:c="2"/>)ws memory</text:p>
      <text:p text:style-name="Preformatted_20_Text">memory used = 761MB, free = 408MB, processors = 8</text:p>
      <text:p text:style-name="P63"/>
      <text:p text:style-name="P63">Which simply means that the system allocated more memory. The standard limit is 2 GB on 32 bit systems and unlimited on 64 bit system. You can change the initial amount at startup by configuring the Java virtual machine at system startup.</text:p>
      <text:h text:style-name="Heading_20_3" text:outline-level="3"><text:bookmark-start text:name="__RefHeading___Toc5525_3816005984"/>save <text:span text:style-name="T301">[</text:span><text:span text:style-name="T3">file</text:span><text:span text:style-name="T27">]</text:span><text:span text:style-name="T3"> </text:span><text:span text:style-name="T22">[-show] [-compress on|off] [-java] </text:span><text:span text:style-name="T34">[-qdl]</text:span><text:bookmark-end text:name="__RefHeading___Toc5525_3816005984"/></text:h>
      <text:p text:style-name="P119">Save the current workspace to the given file <text:span text:style-name="T301">or default ws_file if none is specified</text:span>. <text:span text:style-name="T204">Relative references are resolved against the </text:span><text:span text:style-name="T301">save_dir or root_dir (</text:span><text:span text:style-name="T204">qdl root directory</text:span><text:span text:style-name="T301">)</text:span><text:span text:style-name="T204"> .</text:span></text:p>
      <text:p text:style-name="P120">This has shorthand formatting</text:p>
      <text:p text:style-name="Preformatted_20_Text">)save file [-show] [-compress on | off] <text:span text:style-name="T283">[-java] </text:span><text:span text:style-name="T302">[-keep_wsf] </text:span><text:span text:style-name="T337">[-qdl]</text:span></text:p>
      <text:p text:style-name="P120"/>
      <text:p text:style-name="P120"><text:soft-page-break/>The various options are</text:p>
      <text:p text:style-name="P137"><text:span text:style-name="T285">(no args) = </text:span><text:span text:style-name="T301">save to the current ws_file</text:span><text:span text:style-name="T285">. </text:span></text:p>
      <text:p text:style-name="P120">-java = use java serialization. <text:s/>This is always compressed.</text:p>
      <text:p text:style-name="P120">-show = use XML format and simply print the (uncompressed) contents to the screen. <text:span text:style-name="T341">Nothing is saved</text:span></text:p>
      <text:p text:style-name="P120">-compress = (XML only) compress the result.</text:p>
      <text:p text:style-name="P120">-<text:span text:style-name="T337">qdl = do a dump into QDL source code. </text:span></text:p>
      <text:p text:style-name="P120">-<text:span text:style-name="T302">keep_wsf = keep the current ws_file as the default for saves and loads rather than resetting it to any argument.</text:span></text:p>
      <text:p text:style-name="P120">Generally you should use XML format because it is future proof: Changes to Java may render java serialization unreadable at some point (this is a famous issue with this). On the other hand, XML is slow to read and write and very, very large, on the order of 10 times the size of java serialization. </text:p>
      <text:p text:style-name="P122">Note that there is the compress_xml flag in the configuration that can set this for the workspace.</text:p>
      <text:p text:style-name="P122">Best practice is to use suffix of </text:p>
      <text:list text:style-name="L9">
        <text:list-item>
          <text:p text:style-name="P343">.xml = uncompressed XML</text:p>
        </text:list-item>
        <text:list-item>
          <text:p text:style-name="P342">.<text:span text:style-name="T337">ws</text:span><text:span text:style-name="T284"> = compressed (gzip) XML</text:span></text:p>
        </text:list-item>
        <text:list-item>
          <text:p text:style-name="P342">.<text:span text:style-name="T337">wsj</text:span><text:span text:style-name="T284"> = serialized java</text:span></text:p>
        </text:list-item>
        <text:list-item>
          <text:p text:style-name="P342">.<text:span text:style-name="T337">qdl = QDL dump</text:span></text:p>
        </text:list-item>
      </text:list>
      <text:p text:style-name="Heading">Example</text:p>
      <text:p text:style-name="P231">)save <text:span text:style-name="T284">my_ws.</text:span><text:span text:style-name="T337">ws</text:span><text:span text:style-name="T284"> -compress on</text:span></text:p>
      <text:p text:style-name="P162">Saved 2573 bytes to /home/ncsa/dev/qdl/var/ws/<text:span text:style-name="T301">my_</text:span>ws.zml on </text:p>
      <text:p text:style-name="P162">Tue Jan 12 07:15:54 CST 2021, uncompressed size = 11611</text:p>
      <text:p text:style-name="Text_20_body"/>
      <text:p text:style-name="P161"><text:span text:style-name="T301">(line break added for readability). Note that the relative file is resolved against the current save_dir. <text:s/>This s</text:span><text:span text:style-name="T284">aves the works</text:span> <text:span text:style-name="T284">in XML format to the file, compressing it. </text:span></text:p>
      <text:h text:style-name="P290" text:outline-level="1">Redistributing your workspace</text:h>
      <text:p text:style-name="P164"><text:span text:style-name="T325">If you write a workspace and want to send it to others, you should opt for the default. </text:span><text:span text:style-name="T326">The extension of </text:span><text:span text:style-name="T161">ws</text:span><text:span text:style-name="T341"> </text:span><text:span text:style-name="T326">simply means that it is gzipped xml. </text:span><text:span text:style-name="T325"><text:s text:c="2"/></text:span></text:p>
      <text:p text:style-name="Text_20_body">Java <text:span text:style-name="T341">can be a good choice since it can be much smaller than the default. However, because it relies on java serialization, it is entirely possible that changes to QDL or Java may break it. It is therefore not a long-term storage solution.</text:span></text:p>
      <text:p text:style-name="P165">A QDL dump is also useful but it is not a full save of the workspace, since many things in the workspace (editor choice, buffers, state indicator) have no analog in QDL – they help you manage <text:soft-page-break/>QDL. It is very useful if you want to grab some functions, variables, &amp;c and send them to someone without all the state. </text:p>
      <text:p text:style-name="P164">There is also a special reserved function named<text:span text:style-name="T227"> __init(). </text:span>(<text:span text:style-name="T325">Note that it starts with a double underscore, </text:span><text:span text:style-name="T334">hence is intrinsic to the workspace. </text:span><text:span text:style-name="T335">See the note on intrinsic elements in the reference manual if needed.</text:span><text:span text:style-name="T325">). This will be run when the workspace is loaded. It takes no arguments. </text:span><text:span text:style-name="T326">This is normally not defined, so if you write such a function, it will be called. This is perfect place to, say, do an initial setup (first time the workspace is loaded, </text:span><text:span text:style-name="T341">see the </text:span><text:span text:style-name="T221">ws_macro</text:span><text:span text:style-name="T341"> function too.</text:span><text:span text:style-name="T326">) then later do any other housekeeping before the user gets access to the workspace. <text:s/></text:span><text:span text:style-name="T333">You might want to, </text:span><text:span text:style-name="T33">e.g.</text:span><text:span text:style-name="T93">, read in </text:span><text:span text:style-name="T94">an environment variable (in <text:s/></text:span><text:span text:style-name="T238">os_env()</text:span><text:span text:style-name="T94">) that tells you where </text:span><text:span text:style-name="T93">an ini file </text:span><text:span text:style-name="T94">resides </text:span><text:span text:style-name="T93">to set up the workspace. See the documentation for ini files for more.</text:span></text:p>
      <text:p text:style-name="P163">The only caveat that goes with this is if you have extensions <text:span text:style-name="T341">written </text:span>in java – they must be available <text:span text:style-name="T341">in the classpath </text:span>when the workspace is loaded or there will be errors (or perhaps a partial loading, since QDL tries to be forgiving of loading errors).</text:p>
      <text:h text:style-name="Heading_20_2" text:outline-level="2"><text:bookmark-start text:name="__RefHeading___Toc115435_127364881"/>set<text:bookmark-end text:name="__RefHeading___Toc115435_127364881"/></text:h>
      <text:p text:style-name="P136">Set values for the workspace. There is a list of these in the <text:span text:style-name="T151">get </text:span><text:span text:style-name="T164">section. Note that there is help available in the workspace, e.g.</text:span></text:p>
      <text:p text:style-name="Preformatted_20_Text"><text:s text:c="2"/>)help compress_xml</text:p>
      <text:p text:style-name="P169"/>
      <text:p text:style-name="P169">(workspace variable)</text:p>
      <text:p text:style-name="P169">compress_xml - toggle compression of XML on WS save. Options are (on | true) or (off | false).</text:p>
      <text:p text:style-name="P169"><text:s text:c="15"/>Note that on loading workspaces, this not used -- the workspace will figure out</text:p>
      <text:p text:style-name="P169"><text:s text:c="15"/>if it was saved with compression and decompress it, so you don't have to worry about</text:p>
      <text:p text:style-name="P169"><text:s text:c="15"/>the compression of stored workspaces.</text:p>
      <text:p text:style-name="P140">autosave_interval</text:p>
      <text:p text:style-name="P141"><text:span text:style-name="T303">Set the interval between automatic saves of the workspace. This only has an effect if </text:span><text:span text:style-name="T154">autosave_on </text:span><text:span text:style-name="T166">is set to true. E.g. if autosave is set to 900 sec., then every 900 sec. (that's 15 minutes) the workspace will be saved.</text:span></text:p>
      <text:p text:style-name="P142">autosave_messages_on</text:p>
      <text:p text:style-name="P139">Toggles whether to print the normal save messages whenever an autosave happens. If <text:span text:style-name="T151">autosave_on </text:span><text:span text:style-name="T164">is </text:span><text:span text:style-name="T51">false</text:span><text:span text:style-name="T115"> then this has no effect.</text:span></text:p>
      <text:p text:style-name="P140">autosave_on</text:p>
      <text:p text:style-name="Text_20_body"><text:s/><text:span text:style-name="T303">Toggle the automatic save feature of the workspace. What this does is save the workspace ever autosave_interval ms. if enabled.</text:span></text:p>
      <text:p text:style-name="P131">compress_xml</text:p>
      <text:p text:style-name="P124">Toggle compression (gzip) when saving the workspace to XML. This results in usually a vastly smaller file, on the order of 10% of raw XML. </text:p>
      <text:p text:style-name="P129"><text:soft-page-break/>)ws set compress_xml on</text:p>
      <text:p text:style-name="P129">xml compression on</text:p>
      <text:p text:style-name="P131">description</text:p>
      <text:p text:style-name="P124">A human readable description of this workspace. </text:p>
      <text:p text:style-name="P129"><text:s text:c="4"/>d := 'a very striking and complete description of this workspace'</text:p>
      <text:p text:style-name="P129"><text:s text:c="4"/>)ws set description &gt;d</text:p>
      <text:p text:style-name="P129"><text:span text:style-name="T294">d</text:span>escription set</text:p>
      <text:p text:style-name="P130"/>
      <text:p text:style-name="P257">This will be, e.g., displayed on loading a workspace or when listing workspaces with the lib command. There is also an id.</text:p>
      <text:p text:style-name="P257"/>
      <text:p text:style-name="P131">debug</text:p>
      <text:p text:style-name="P125">Toggle deep debug mode. Note that this is really only for low-level things, like you are writing your own Java extension and really need to see stack traces and such. </text:p>
      <text:p text:style-name="P131">echo</text:p>
      <text:p text:style-name="P124">Echo prints the result (if any) of each statement you enter to the console. This lets you use QDL like a big calculator.</text:p>
      <text:p text:style-name="P129"><text:s text:c="2"/>)ws <text:span text:style-name="T293">get </text:span>echo</text:p>
      <text:p text:style-name="P234">off</text:p>
      <text:p text:style-name="P129"><text:s text:c="2"/>2 + 2</text:p>
      <text:p text:style-name="P129">4</text:p>
      <text:p text:style-name="P129"><text:s text:c="2"/>)ws <text:span text:style-name="T293">set </text:span>echo off</text:p>
      <text:p text:style-name="P129">echo off</text:p>
      <text:p text:style-name="P129">// <text:span text:style-name="T202">Without echo mode on, you would have to fully write out every expressions</text:span></text:p>
      <text:p text:style-name="P129">// <text:span text:style-name="T202">So this will fail:</text:span></text:p>
      <text:p text:style-name="P129"><text:s text:c="2"/>2 + 2</text:p>
      <text:p text:style-name="P129">syntax error:</text:p>
      <text:p text:style-name="P129"/>
      <text:p text:style-name="P129">// <text:span text:style-name="T203">now turn echo back on so it works</text:span></text:p>
      <text:p text:style-name="P129"><text:s text:c="2"/>)ws <text:span text:style-name="T294">set </text:span>echo on</text:p>
      <text:p text:style-name="P129">echo on</text:p>
      <text:p text:style-name="P129"/>
      <text:p text:style-name="P129"><text:s text:c="2"/>mod(3*4*5*6,11)</text:p>
      <text:p text:style-name="P129">8</text:p>
      <text:p text:style-name="P129">// <text:span text:style-name="T202">same as </text:span></text:p>
      <text:p text:style-name="P232">// print(mod(360, 11));</text:p>
      <text:p text:style-name="P129"/>
      <text:p text:style-name="P129"><text:s text:c="2"/>a. := indices(6)+10</text:p>
      <text:p text:style-name="P129"><text:s text:c="2"/>a.</text:p>
      <text:p text:style-name="P129">{0=10, 1=11, 2=12, 3=13, 4=14, 5=15}</text:p>
      <text:p text:style-name="P128"/>
      <text:p text:style-name="P166">ee, external_editor</text:p>
      <text:p text:style-name="P165">Set the external editor. The default is line which is built in. Another good choice is nano and QDL comes with syntax highlighting files. </text:p>
      <text:p text:style-name="P126"><text:soft-page-break/>id</text:p>
      <text:p text:style-name="P125">A user define identifier for this workspace. This allows you to, for instance, set something meaningful. This is very useful as an internal identifier if a serialized workspace is being sent someplace and file naming conventions require that it be called something counter intuitive. </text:p>
      <text:p text:style-name="P129"><text:s text:c="4"/>)ws set id <text:span text:style-name="T295">continuous_functions</text:span></text:p>
      <text:p text:style-name="P129">workspace id set to continuous_functions</text:p>
      <text:p text:style-name="P127"/>
      <text:p text:style-name="P131"><text:span text:style-name="T252">pretty_print, </text:span><text:span text:style-name="T294">pp</text:span></text:p>
      <text:p text:style-name="P124">pretty print mode allows for stems to be printed horizontally rather than in one long line, making it much easier to read them. pp is short for pretty_print.</text:p>
      <text:p text:style-name="P129"><text:s text:c="2"/>)ws <text:span text:style-name="T272">set </text:span>pp off</text:p>
      <text:p text:style-name="P129">pretty print <text:span text:style-name="T252">off</text:span></text:p>
      <text:p text:style-name="P129"><text:s text:c="2"/>sys#constants()</text:p>
      <text:p text:style-name="P129">{var_types.={boolean=1, string=3, null=0, integer=2, decimal=5, stem=4, undefined=-1}}</text:p>
      <text:p text:style-name="P129"><text:span text:style-name="T252">)ws </text:span><text:span text:style-name="T272">set </text:span><text:span text:style-name="T252">pp on</text:span></text:p>
      <text:p text:style-name="P129">pretty print <text:span text:style-name="T252">on</text:span></text:p>
      <text:p text:style-name="P129"><text:s text:c="2"/>sys#constants()</text:p>
      <text:p text:style-name="P129">{</text:p>
      <text:p text:style-name="P129"><text:s/>var_types.= {</text:p>
      <text:p text:style-name="P129"><text:s text:c="2"/>boolean=1,</text:p>
      <text:p text:style-name="P129"><text:s text:c="2"/>string=3,</text:p>
      <text:p text:style-name="P129"><text:s text:c="2"/>null=0,</text:p>
      <text:p text:style-name="P129"><text:s text:c="2"/>integer=2,</text:p>
      <text:p text:style-name="P129"><text:s text:c="2"/>decimal=5,</text:p>
      <text:p text:style-name="P129"><text:s text:c="2"/>stem=4,</text:p>
      <text:p text:style-name="P129"><text:s text:c="2"/>undefined=-1</text:p>
      <text:p text:style-name="P129"><text:s/>}</text:p>
      <text:p text:style-name="P129">}</text:p>
      <text:p text:style-name="P131">root_dir</text:p>
      <text:p text:style-name="P127">The root directory for the workspace. This means that all relative file paths will be resolved against this <text:s/>for various operations (relating to the workspace, not QDL generally). Such editing files and such. </text:p>
      <text:p text:style-name="P127"/>
      <text:p text:style-name="P131">save_dir</text:p>
      <text:p text:style-name="P127">The default directory for saving relative files, so</text:p>
      <text:p text:style-name="P129"><text:s text:c="3"/>)ws set save_dir /<text:span text:style-name="T54">tmp/</text:span><text:span text:style-name="T85">ws </text:span></text:p>
      <text:p text:style-name="P129"><text:s text:c="3"/>)save ws.zml</text:p>
      <text:p text:style-name="P129"><text:span text:style-name="T85">s</text:span><text:span text:style-name="T54">ave</text:span><text:span text:style-name="T85">d</text:span><text:span text:style-name="T54"> to / tmp/ws/ws.zml</text:span></text:p>
      <text:p text:style-name="P131">start_ts</text:p>
      <text:p text:style-name="P128"><text:span text:style-name="T296">The time the workspace was first started. generally this is set and managed for you, but sometimes people like to set it to, </text:span><text:span text:style-name="T24">e.g</text:span><text:span text:style-name="T296">., a release date. </text:span></text:p>
      <text:p text:style-name="Heading"><text:soft-page-break/>ws_file</text:p>
      <text:p text:style-name="P138">This is the file corresponding to the current workspace. All saves and loads will use this unless a file argument is given to them. Note that specifying a file at either load or save will cause this to be updated to that file, providing the operation is successful.</text:p>
      <text:h text:style-name="Heading_20_3" text:outline-level="3"><text:bookmark-start text:name="__RefHeading___Toc5592_3816005984"/>clear <text:bookmark-end text:name="__RefHeading___Toc5592_3816005984"/></text:h>
      <text:p text:style-name="P23">This command will remove all state and return it to the exact condition of starting a clean workspace, <text:span text:style-name="T195">except that environment variables are not affected</text:span>. All variables, functions, imports and any other state will be lost. This is useful if, for instance, you need <text:s/>to start a different project or <text:span text:style-name="T2">if, e.g.something went wrong and you really need to just get rid of everything. <text:s/>A typical invocation looks like</text:span></text:p>
      <text:p text:style-name="P222"><text:s text:c="4"/>)<text:span text:style-name="T181">ws </text:span>clear</text:p>
      <text:p text:style-name="P222">workspace cleared</text:p>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ourier" svg:font-family="Courier" style:font-family-generic="roman" style:font-pitch="variable"/>
    <style:font-face style:name="DejaVu Sans Mono" svg:font-family="'DejaVu Sans Mono'" style:font-family-generic="modern" style:font-pitch="fixed"/>
    <style:font-face style:name="Liberation Mono" svg:font-family="'Liberation Mono'"/>
    <style:font-face style:name="Liberation Mono1"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officeooo:rsid="00c4e026"/>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loext:graphic-properties draw:fill="solid" draw:fill-color="#0044ff"/>
      <style:paragraph-properties fo:margin-top="0in" fo:margin-bottom="0in" style:contextual-spacing="false" fo:background-color="#0044ff" style:shadow="none">
        <style:tab-stops/>
      </style:paragraph-properties>
      <style:text-properties fo:color="#fff200" loext:opacity="100%" style:font-name="Liberation Mono1" fo:font-family="'Liberation Mono'" style:font-family-generic="modern" style:font-pitch="fixed" fo:font-size="10pt" fo:font-weight="bold" fo:background-color="#0044ff" style:font-name-asian="DejaVu Sans Mono" style:font-family-asian="'DejaVu Sans Mono'" style:font-family-generic-asian="modern" style:font-pitch-asian="fixed" style:font-size-asian="10pt" style:font-name-complex="Liberation Mono1"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1-29T13:09:43.304361753</meta:creation-date>
    <dc:date>2025-04-16T08:01:39.772154905</dc:date>
    <meta:editing-duration>P195DT23H40M30S</meta:editing-duration>
    <meta:editing-cycles>244</meta:editing-cycles>
    <meta:generator>LibreOffice/24.2.7.2$Linux_X86_64 LibreOffice_project/420$Build-2</meta:generator>
    <meta:document-statistic meta:table-count="1" meta:image-count="0" meta:object-count="0" meta:page-count="40" meta:paragraph-count="1070" meta:word-count="12560" meta:character-count="76473" meta:non-whitespace-character-count="61114"/>
  </office:meta>
</office:document-meta>
</file>